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4.6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Default"/>
          <table:table-cell table:number-columns-repeated="3"/>
          <table:table-cell table:formula="of:=ORG.LIBREOFFICE.REGEX([.H1];&quot;\(?[0-9]*\)?\s?&quot;;&quot;&quot;;&quot;g&quot;)" office:value-type="string" office:string-value="P→Q;P/Q" calcext:value-type="string">
            <text:p>P→Q;P/Q</text:p>
          </table:table-cell>
          <table:table-cell/>
          <table:table-cell office:value-type="string" calcext:value-type="string">
            <text:p>(1) P→Q;P/Q</text:p>
          </table:table-cell>
          <table:table-cell table:number-columns-repeated="2"/>
          <table:table-cell table:formula="of:=LOOKUP(1;1/(NOT(ISNUMBER([.$A$2:.$A2])));[.$A$2:.$A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[.F1]" office:value-type="string" office:string-value="P→Q;P/Q" calcext:value-type="string">
            <text:p>P→Q;P/Q</text:p>
          </table:table-cell>
          <table:table-cell table:style-name="Default"/>
          <table:table-cell table:formula="of:=IF(ISNA(ORG.LIBREOFFICE.REGEX([.C1];&quot;[^DU]D&quot;;;1));&quot;&quot;;&quot;As&quot;)">
            <text:p/>
          </table:table-cell>
          <table:table-cell table:number-columns-repeated="2"/>
          <table:table-cell table:formula="of:=ORG.LIBREOFFICE.REGEX([.H2];&quot;\(?[0-9]*\)?\s?&quot;;&quot;&quot;;&quot;g&quot;)">
            <text:p/>
          </table:table-cell>
          <table:table-cell table:number-columns-repeated="4"/>
          <table:table-cell table:formula="of:=LOOKUP(2;1/(NOT(ISNUMBER([.$A$2:.$A3])));[.$A$2:.$A3])" office:value-type="string" office:string-value="P→Q;P/Q" calcext:value-type="string">
            <text:p>P→Q;P/Q</text:p>
          </table:table-cell>
          <table:table-cell table:formula="of:=SUBSTITUTE(ORG.LIBREOFFICE.REGEX([.I2];&quot;[0-9]&quot;;SUBSTITUTE([.$H$2];&quot;\&quot;;&quot;\\&quot;);&quot;g&quot;);&quot;$&quot;;&quot;&quot;)">
            <text:p/>
          </table:table-cell>
        </table:table-row>
        <table:table-row table:style-name="ro1">
          <table:table-cell table:formula="of:=IF(ISNUMBER([.A2]);[.A2]+1;1)" office:value-type="float" office:value="1" calcext:value-type="float">
            <text:p>1</text:p>
          </table:table-cell>
          <table:table-cell table:formula="of:=IFNA(DMOVE([.A3];[.K2];[.B1:.C2]);&quot;&quot;)" office:value-type="string" office:string-value="" calcext:value-type="error">
            <text:p>#VALUE!</text:p>
          </table:table-cell>
          <table:table-cell office:value-type="string" calcext:value-type="string">
            <text:p>PR</text:p>
          </table:table-cell>
          <table:table-cell/>
          <table:table-cell table:style-name="ce3"/>
          <table:table-cell table:formula="of:=ORG.LIBREOFFICE.REGEX([.H3];&quot;\(?[0-9]*\)?\s?&quot;;&quot;&quot;;&quot;g&quot;)">
            <text:p/>
          </table:table-cell>
          <table:table-cell table:number-columns-repeated="4"/>
          <table:table-cell table:formula="of:=LOOKUP(1;1/(NOT(ISNUMBER([.$A$2:.$A4])));[.$A$2:.$A4])" office:value-type="string" office:string-value="P→Q;P/Q" calcext:value-type="string">
            <text:p>P→Q;P/Q</text:p>
          </table:table-cell>
          <table:table-cell table:formula="of:=SUBSTITUTE(ORG.LIBREOFFICE.REGEX([.I3];&quot;[0-9]&quot;;SUBSTITUTE([.$H$2];&quot;\&quot;;&quot;\\&quot;);&quot;g&quot;);&quot;$&quot;;&quot;&quot;)">
            <text:p/>
          </table:table-cell>
        </table:table-row>
        <table:table-row table:style-name="ro1">
          <table:table-cell table:formula="of:=IF(ISNUMBER([.A3]);[.A3]+1;1)" office:value-type="float" office:value="2" calcext:value-type="float">
            <text:p>2</text:p>
          </table:table-cell>
          <table:table-cell table:formula="of:=IFNA(DMOVE([.A4];[.K3];[.B2:.C3]);&quot;&quot;)" office:value-type="string" office:string-value="" calcext:value-type="error">
            <text:p>#VALUE!</text:p>
          </table:table-cell>
          <table:table-cell office:value-type="string" calcext:value-type="string">
            <text:p>PR</text:p>
          </table:table-cell>
          <table:table-cell table:number-columns-repeated="2"/>
          <table:table-cell table:formula="of:=ORG.LIBREOFFICE.REGEX([.H4];&quot;\(?[0-9]*\)?\s?&quot;;&quot;&quot;;&quot;g&quot;)">
            <text:p/>
          </table:table-cell>
          <table:table-cell table:number-columns-repeated="4"/>
          <table:table-cell table:formula="of:=LOOKUP(2;1/(NOT(ISNUMBER([.$A$2:.$A5])));[.$A$2:.$A5])" office:value-type="string" office:string-value="P→Q;P/Q" calcext:value-type="string">
            <text:p>P→Q;P/Q</text:p>
          </table:table-cell>
          <table:table-cell table:formula="of:=SUBSTITUTE(ORG.LIBREOFFICE.REGEX([.I4];&quot;[0-9]&quot;;SUBSTITUTE([.$H$2];&quot;\&quot;;&quot;\\&quot;);&quot;g&quot;);&quot;$&quot;;&quot;&quot;)">
            <text:p/>
          </table:table-cell>
        </table:table-row>
        <table:table-row table:style-name="ro1">
          <table:table-cell table:formula="of:=IF(ISNUMBER([.A4]);[.A4]+1;1)" office:value-type="float" office:value="3" calcext:value-type="float">
            <text:p>3</text:p>
          </table:table-cell>
          <table:table-cell table:formula="of:=IFNA(DMOVE([.A5];[.K4];[.B3:.C4]);&quot;&quot;)" office:value-type="string" office:string-value="" calcext:value-type="error">
            <text:p>#VALUE!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formula="of:=ORG.LIBREOFFICE.REGEX([.H5];&quot;\(?[0-9]*\)?\s?&quot;;&quot;&quot;;&quot;g&quot;)">
            <text:p/>
          </table:table-cell>
          <table:table-cell table:number-columns-repeated="4"/>
          <table:table-cell table:formula="of:=LOOKUP(2;1/(NOT(ISNUMBER([.$A$2:.$A6])));[.$A$2:.$A6])" office:value-type="string" office:string-value="P→Q;P/Q" calcext:value-type="string">
            <text:p>P→Q;P/Q</text:p>
          </table:table-cell>
          <table:table-cell table:formula="of:=SUBSTITUTE(ORG.LIBREOFFICE.REGEX([.I5];&quot;[0-9]&quot;;SUBSTITUTE([.$H$2];&quot;\&quot;;&quot;\\&quot;);&quot;g&quot;);&quot;$&quot;;&quot;&quot;)">
            <text:p/>
          </table:table-cell>
        </table:table-row>
        <table:table-row table:style-name="ro1">
          <table:table-cell table:formula="of:=IF(ISNUMBER([.A5]);[.A5]+1;1)" office:value-type="float" office:value="4" calcext:value-type="float">
            <text:p>4</text:p>
          </table:table-cell>
          <table:table-cell table:formula="of:=IFNA(DMOVE([.A6];[.K5];[.B4:.C5]);&quot;&quot;)" office:value-type="string" office:string-value="" calcext:value-type="error">
            <text:p>#VALUE!</text:p>
          </table:table-cell>
          <table:table-cell table:formula="of:=IF(ISNA(ORG.LIBREOFFICE.REGEX([.C5];&quot;[^DU]D&quot;;;1));&quot;&quot;;&quot;As&quot;)" office:value-type="string" office:string-value="As" calcext:value-type="string">
            <text:p>As</text:p>
          </table:table-cell>
          <table:table-cell table:number-columns-repeated="2"/>
          <table:table-cell table:formula="of:=ORG.LIBREOFFICE.REGEX([.H6];&quot;\(?[0-9]*\)?\s?&quot;;&quot;&quot;;&quot;g&quot;)">
            <text:p/>
          </table:table-cell>
          <table:table-cell table:number-columns-repeated="4"/>
          <table:table-cell table:formula="of:=LOOKUP(2;1/(NOT(ISNUMBER([.$A$2:.$A7])));[.$A$2:.$A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]);[.A6]+1;1)" office:value-type="float" office:value="5" calcext:value-type="float">
            <text:p>5</text:p>
          </table:table-cell>
          <table:table-cell table:formula="of:=IFNA(DMOVE([.A7];[.K6];[.B5:.C6]);&quot;&quot;)" office:value-type="string" office:string-value="" calcext:value-type="error">
            <text:p>#VALUE!</text:p>
          </table:table-cell>
          <table:table-cell table:formula="of:=IF(ISNA(ORG.LIBREOFFICE.REGEX([.C6];&quot;[^DU]D&quot;;;1));&quot;&quot;;&quot;As&quot;)">
            <text:p/>
          </table:table-cell>
          <table:table-cell table:number-columns-repeated="2"/>
          <table:table-cell table:formula="of:=ORG.LIBREOFFICE.REGEX([.H7];&quot;\(?[0-9]*\)?\s?&quot;;&quot;&quot;;&quot;g&quot;)">
            <text:p/>
          </table:table-cell>
          <table:table-cell table:number-columns-repeated="4"/>
          <table:table-cell table:formula="of:=LOOKUP(2;1/(NOT(ISNUMBER([.$A$2:.$A8])));[.$A$2:.$A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]);[.A7]+1;1)" office:value-type="float" office:value="6" calcext:value-type="float">
            <text:p>6</text:p>
          </table:table-cell>
          <table:table-cell table:formula="of:=IFNA(DMOVE([.A8];[.K7];[.B6:.C7]);&quot;&quot;)" office:value-type="string" office:string-value="" calcext:value-type="error">
            <text:p>#VALUE!</text:p>
          </table:table-cell>
          <table:table-cell table:formula="of:=IF(ISNA(ORG.LIBREOFFICE.REGEX([.C7];&quot;[^DU]D&quot;;;1));&quot;&quot;;&quot;As&quot;)">
            <text:p/>
          </table:table-cell>
          <table:table-cell table:number-columns-repeated="2"/>
          <table:table-cell table:formula="of:=ORG.LIBREOFFICE.REGEX([.H8];&quot;\(?[0-9]*\)?\s?&quot;;&quot;&quot;;&quot;g&quot;)">
            <text:p/>
          </table:table-cell>
          <table:table-cell table:number-columns-repeated="4"/>
          <table:table-cell table:formula="of:=LOOKUP(2;1/(NOT(ISNUMBER([.$A$2:.$A9])));[.$A$2:.$A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]);[.A8]+1;1)" office:value-type="float" office:value="7" calcext:value-type="float">
            <text:p>7</text:p>
          </table:table-cell>
          <table:table-cell table:formula="of:=IFNA(DMOVE([.A9];[.K8];[.B7:.C8]);&quot;&quot;)" office:value-type="string" office:string-value="" calcext:value-type="error">
            <text:p>#VALUE!</text:p>
          </table:table-cell>
          <table:table-cell table:formula="of:=IF(ISNA(ORG.LIBREOFFICE.REGEX([.C8];&quot;[^DU]D&quot;;;1));&quot;&quot;;&quot;As&quot;)">
            <text:p/>
          </table:table-cell>
          <table:table-cell table:number-columns-repeated="2"/>
          <table:table-cell table:formula="of:=ORG.LIBREOFFICE.REGEX([.H9];&quot;\(?[0-9]*\)?\s?&quot;;&quot;&quot;;&quot;g&quot;)">
            <text:p/>
          </table:table-cell>
          <table:table-cell table:number-columns-repeated="4"/>
          <table:table-cell table:formula="of:=LOOKUP(2;1/(NOT(ISNUMBER([.$A$2:.$A10])));[.$A$2:.$A1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]);[.A9]+1;1)" office:value-type="float" office:value="8" calcext:value-type="float">
            <text:p>8</text:p>
          </table:table-cell>
          <table:table-cell table:formula="of:=IFNA(DMOVE([.A10];[.K9];[.B8:.C9]);&quot;&quot;)" office:value-type="string" office:string-value="" calcext:value-type="error">
            <text:p>#VALUE!</text:p>
          </table:table-cell>
          <table:table-cell table:formula="of:=IF(ISNA(ORG.LIBREOFFICE.REGEX([.C9];&quot;[^DU]D&quot;;;1));&quot;&quot;;&quot;As&quot;)">
            <text:p/>
          </table:table-cell>
          <table:table-cell table:number-columns-repeated="2"/>
          <table:table-cell table:formula="of:=ORG.LIBREOFFICE.REGEX([.H10];&quot;\(?[0-9]*\)?\s?&quot;;&quot;&quot;;&quot;g&quot;)">
            <text:p/>
          </table:table-cell>
          <table:table-cell table:number-columns-repeated="4"/>
          <table:table-cell table:formula="of:=LOOKUP(2;1/(NOT(ISNUMBER([.$A$2:.$A11])));[.$A$2:.$A1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]);[.A10]+1;1)" office:value-type="float" office:value="9" calcext:value-type="float">
            <text:p>9</text:p>
          </table:table-cell>
          <table:table-cell table:formula="of:=IFNA(DMOVE([.A11];[.K10];[.B9:.C10]);&quot;&quot;)" office:value-type="string" office:string-value="" calcext:value-type="error">
            <text:p>#VALUE!</text:p>
          </table:table-cell>
          <table:table-cell table:formula="of:=IF(ISNA(ORG.LIBREOFFICE.REGEX([.C10];&quot;[^DU]D&quot;;;1));&quot;&quot;;&quot;As&quot;)">
            <text:p/>
          </table:table-cell>
          <table:table-cell table:formula="of:=IF(ISNA(ORG.LIBREOFFICE.REGEX([.C11];&quot;.*D&quot;;;1));&quot;&quot;;&quot;As&quot;)">
            <text:p/>
          </table:table-cell>
          <table:table-cell/>
          <table:table-cell table:formula="of:=ORG.LIBREOFFICE.REGEX([.H11];&quot;\(?[0-9]*\)?\s?&quot;;&quot;&quot;;&quot;g&quot;)">
            <text:p/>
          </table:table-cell>
          <table:table-cell table:number-columns-repeated="4"/>
          <table:table-cell table:formula="of:=LOOKUP(2;1/(NOT(ISNUMBER([.$A$2:.$A12])));[.$A$2:.$A1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]);[.A11]+1;1)" office:value-type="float" office:value="10" calcext:value-type="float">
            <text:p>10</text:p>
          </table:table-cell>
          <table:table-cell table:formula="of:=IFNA(DMOVE([.A12];[.K11];[.B10:.C11]);&quot;&quot;)" office:value-type="string" office:string-value="" calcext:value-type="error">
            <text:p>#VALUE!</text:p>
          </table:table-cell>
          <table:table-cell table:formula="of:=IF(ISNA(ORG.LIBREOFFICE.REGEX([.C11];&quot;[^DU]D&quot;;;1));&quot;&quot;;&quot;As&quot;)">
            <text:p/>
          </table:table-cell>
          <table:table-cell table:number-columns-repeated="2"/>
          <table:table-cell table:formula="of:=ORG.LIBREOFFICE.REGEX([.H12];&quot;\(?[0-9]*\)?\s?&quot;;&quot;&quot;;&quot;g&quot;)">
            <text:p/>
          </table:table-cell>
          <table:table-cell table:number-columns-repeated="4"/>
          <table:table-cell table:formula="of:=LOOKUP(2;1/(NOT(ISNUMBER([.$A$2:.$A13])));[.$A$2:.$A1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]);[.A12]+1;1)" office:value-type="float" office:value="11" calcext:value-type="float">
            <text:p>11</text:p>
          </table:table-cell>
          <table:table-cell table:formula="of:=IFNA(DMOVE([.A13];[.K12];[.B11:.C12]);&quot;&quot;)" office:value-type="string" office:string-value="" calcext:value-type="error">
            <text:p>#VALUE!</text:p>
          </table:table-cell>
          <table:table-cell table:formula="of:=IF(ISNA(ORG.LIBREOFFICE.REGEX([.C12];&quot;[^DU]D&quot;;;1));&quot;&quot;;&quot;As&quot;)">
            <text:p/>
          </table:table-cell>
          <table:table-cell table:number-columns-repeated="2"/>
          <table:table-cell table:formula="of:=ORG.LIBREOFFICE.REGEX([.H13];&quot;\(?[0-9]*\)?\s?&quot;;&quot;&quot;;&quot;g&quot;)">
            <text:p/>
          </table:table-cell>
          <table:table-cell table:number-columns-repeated="4"/>
          <table:table-cell table:formula="of:=LOOKUP(2;1/(NOT(ISNUMBER([.$A$2:.$A14])));[.$A$2:.$A1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]);[.A13]+1;1)" office:value-type="float" office:value="12" calcext:value-type="float">
            <text:p>12</text:p>
          </table:table-cell>
          <table:table-cell table:formula="of:=IFNA(DMOVE([.A14];[.K13];[.B12:.C13]);&quot;&quot;)" office:value-type="string" office:string-value="" calcext:value-type="error">
            <text:p>#VALUE!</text:p>
          </table:table-cell>
          <table:table-cell table:formula="of:=IF(ISNA(ORG.LIBREOFFICE.REGEX([.C13];&quot;[^DU]D&quot;;;1));&quot;&quot;;&quot;As&quot;)">
            <text:p/>
          </table:table-cell>
          <table:table-cell table:number-columns-repeated="2"/>
          <table:table-cell table:formula="of:=ORG.LIBREOFFICE.REGEX([.H14];&quot;\(?[0-9]*\)?\s?&quot;;&quot;&quot;;&quot;g&quot;)">
            <text:p/>
          </table:table-cell>
          <table:table-cell table:number-columns-repeated="4"/>
          <table:table-cell table:formula="of:=LOOKUP(2;1/(NOT(ISNUMBER([.$A$2:.$A15])));[.$A$2:.$A1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]);[.A14]+1;1)" office:value-type="float" office:value="13" calcext:value-type="float">
            <text:p>13</text:p>
          </table:table-cell>
          <table:table-cell table:formula="of:=IFNA(DMOVE([.A15];[.K14];[.B13:.C14]);&quot;&quot;)" office:value-type="string" office:string-value="" calcext:value-type="error">
            <text:p>#VALUE!</text:p>
          </table:table-cell>
          <table:table-cell table:formula="of:=IF(ISNA(ORG.LIBREOFFICE.REGEX([.C14];&quot;[^DU]D&quot;;;1));&quot;&quot;;&quot;As&quot;)">
            <text:p/>
          </table:table-cell>
          <table:table-cell table:number-columns-repeated="2"/>
          <table:table-cell table:formula="of:=ORG.LIBREOFFICE.REGEX([.H15];&quot;\(?[0-9]*\)?\s?&quot;;&quot;&quot;;&quot;g&quot;)">
            <text:p/>
          </table:table-cell>
          <table:table-cell table:number-columns-repeated="4"/>
          <table:table-cell table:formula="of:=LOOKUP(2;1/(NOT(ISNUMBER([.$A$2:.$A16])));[.$A$2:.$A1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]);[.A15]+1;1)" office:value-type="float" office:value="14" calcext:value-type="float">
            <text:p>14</text:p>
          </table:table-cell>
          <table:table-cell table:formula="of:=IFNA(DMOVE([.A16];[.K15];[.B14:.C15]);&quot;&quot;)" office:value-type="string" office:string-value="" calcext:value-type="error">
            <text:p>#VALUE!</text:p>
          </table:table-cell>
          <table:table-cell table:formula="of:=IF(ISNA(ORG.LIBREOFFICE.REGEX([.C15];&quot;[^DU]D&quot;;;1));&quot;&quot;;&quot;As&quot;)">
            <text:p/>
          </table:table-cell>
          <table:table-cell table:number-columns-repeated="2"/>
          <table:table-cell table:formula="of:=ORG.LIBREOFFICE.REGEX([.H16];&quot;\(?[0-9]*\)?\s?&quot;;&quot;&quot;;&quot;g&quot;)">
            <text:p/>
          </table:table-cell>
          <table:table-cell table:number-columns-repeated="4"/>
          <table:table-cell table:formula="of:=LOOKUP(2;1/(NOT(ISNUMBER([.$A$2:.$A17])));[.$A$2:.$A1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]);[.A16]+1;1)" office:value-type="float" office:value="15" calcext:value-type="float">
            <text:p>15</text:p>
          </table:table-cell>
          <table:table-cell table:formula="of:=IFNA(DMOVE([.A17];[.K16];[.B15:.C16]);&quot;&quot;)" office:value-type="string" office:string-value="" calcext:value-type="error">
            <text:p>#VALUE!</text:p>
          </table:table-cell>
          <table:table-cell table:formula="of:=IF(ISNA(ORG.LIBREOFFICE.REGEX([.C16];&quot;[^DU]D&quot;;;1));&quot;&quot;;&quot;As&quot;)">
            <text:p/>
          </table:table-cell>
          <table:table-cell table:number-columns-repeated="2"/>
          <table:table-cell table:formula="of:=ORG.LIBREOFFICE.REGEX([.H17];&quot;\(?[0-9]*\)?\s?&quot;;&quot;&quot;;&quot;g&quot;)">
            <text:p/>
          </table:table-cell>
          <table:table-cell table:number-columns-repeated="4"/>
          <table:table-cell table:formula="of:=LOOKUP(2;1/(NOT(ISNUMBER([.$A$2:.$A18])));[.$A$2:.$A1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]);[.A17]+1;1)" office:value-type="float" office:value="16" calcext:value-type="float">
            <text:p>16</text:p>
          </table:table-cell>
          <table:table-cell table:formula="of:=IFNA(DMOVE([.A18];[.K17];[.B16:.C17]);&quot;&quot;)" office:value-type="string" office:string-value="" calcext:value-type="error">
            <text:p>#VALUE!</text:p>
          </table:table-cell>
          <table:table-cell table:formula="of:=IF(ISNA(ORG.LIBREOFFICE.REGEX([.C17];&quot;[^DU]D&quot;;;1));&quot;&quot;;&quot;As&quot;)">
            <text:p/>
          </table:table-cell>
          <table:table-cell table:number-columns-repeated="2"/>
          <table:table-cell table:formula="of:=ORG.LIBREOFFICE.REGEX([.H18];&quot;\(?[0-9]*\)?\s?&quot;;&quot;&quot;;&quot;g&quot;)">
            <text:p/>
          </table:table-cell>
          <table:table-cell table:number-columns-repeated="4"/>
          <table:table-cell table:formula="of:=LOOKUP(2;1/(NOT(ISNUMBER([.$A$2:.$A19])));[.$A$2:.$A1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]);[.A18]+1;1)" office:value-type="float" office:value="17" calcext:value-type="float">
            <text:p>17</text:p>
          </table:table-cell>
          <table:table-cell table:formula="of:=IFNA(DMOVE([.A19];[.K18];[.B17:.C18]);&quot;&quot;)" office:value-type="string" office:string-value="" calcext:value-type="error">
            <text:p>#VALUE!</text:p>
          </table:table-cell>
          <table:table-cell table:formula="of:=IF(ISNA(ORG.LIBREOFFICE.REGEX([.C18];&quot;[^DU]D&quot;;;1));&quot;&quot;;&quot;As&quot;)">
            <text:p/>
          </table:table-cell>
          <table:table-cell table:number-columns-repeated="2"/>
          <table:table-cell table:formula="of:=ORG.LIBREOFFICE.REGEX([.H19];&quot;\(?[0-9]*\)?\s?&quot;;&quot;&quot;;&quot;g&quot;)">
            <text:p/>
          </table:table-cell>
          <table:table-cell table:number-columns-repeated="4"/>
          <table:table-cell table:formula="of:=LOOKUP(2;1/(NOT(ISNUMBER([.$A$1:.$A19])));[.$A$1:.$A1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]);[.A19]+1;1)" office:value-type="float" office:value="18" calcext:value-type="float">
            <text:p>18</text:p>
          </table:table-cell>
          <table:table-cell table:formula="of:=IFNA(DMOVE([.A20];[.K19];[.B18:.C19]);&quot;&quot;)" office:value-type="string" office:string-value="" calcext:value-type="error">
            <text:p>#VALUE!</text:p>
          </table:table-cell>
          <table:table-cell table:formula="of:=IF(ISNA(ORG.LIBREOFFICE.REGEX([.C19];&quot;[^DU]D&quot;;;1));&quot;&quot;;&quot;As&quot;)">
            <text:p/>
          </table:table-cell>
          <table:table-cell table:number-columns-repeated="2"/>
          <table:table-cell table:formula="of:=ORG.LIBREOFFICE.REGEX([.H20];&quot;\(?[0-9]*\)?\s?&quot;;&quot;&quot;;&quot;g&quot;)">
            <text:p/>
          </table:table-cell>
          <table:table-cell table:number-columns-repeated="4"/>
          <table:table-cell table:formula="of:=LOOKUP(2;1/(NOT(ISNUMBER([.$A$1:.$A20])));[.$A$1:.$A2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]);[.A20]+1;1)" office:value-type="float" office:value="19" calcext:value-type="float">
            <text:p>19</text:p>
          </table:table-cell>
          <table:table-cell table:formula="of:=IFNA(DMOVE([.A21];[.K20];[.B19:.C20]);&quot;&quot;)" office:value-type="string" office:string-value="" calcext:value-type="error">
            <text:p>#VALUE!</text:p>
          </table:table-cell>
          <table:table-cell table:formula="of:=IF(ISNA(ORG.LIBREOFFICE.REGEX([.C20];&quot;[^DU]D&quot;;;1));&quot;&quot;;&quot;As&quot;)">
            <text:p/>
          </table:table-cell>
          <table:table-cell table:formula="of:=IF(ISNUMBER(SEARCH(&quot;D&quot;; [.A2])); &quot;As&quot;; &quot;&quot;)">
            <text:p/>
          </table:table-cell>
          <table:table-cell table:number-columns-repeated="6"/>
          <table:table-cell table:formula="of:=LOOKUP(2;1/(NOT(ISNUMBER([.$A$1:.$A21])));[.$A$1:.$A2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]);[.A21]+1;1)" office:value-type="float" office:value="20" calcext:value-type="float">
            <text:p>20</text:p>
          </table:table-cell>
          <table:table-cell table:formula="of:=IFNA(DMOVE([.A22];[.K21];[.B20:.C21]);&quot;&quot;)" office:value-type="string" office:string-value="" calcext:value-type="error">
            <text:p>#VALUE!</text:p>
          </table:table-cell>
          <table:table-cell table:formula="of:=IF(ISNA(ORG.LIBREOFFICE.REGEX([.C21];&quot;[^DU]D&quot;;;1));&quot;&quot;;&quot;As&quot;)">
            <text:p/>
          </table:table-cell>
          <table:table-cell table:number-columns-repeated="7"/>
          <table:table-cell table:formula="of:=LOOKUP(2;1/(NOT(ISNUMBER([.$A$1:.$A22])));[.$A$1:.$A2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]);[.A22]+1;1)" office:value-type="float" office:value="21" calcext:value-type="float">
            <text:p>21</text:p>
          </table:table-cell>
          <table:table-cell table:formula="of:=IFNA(DMOVE([.A23];[.K22];[.B21:.C22]);&quot;&quot;)" office:value-type="string" office:string-value="" calcext:value-type="error">
            <text:p>#VALUE!</text:p>
          </table:table-cell>
          <table:table-cell table:formula="of:=IF(ISNA(ORG.LIBREOFFICE.REGEX([.C22];&quot;[^DU]D&quot;;;1));&quot;&quot;;&quot;As&quot;)">
            <text:p/>
          </table:table-cell>
          <table:table-cell table:number-columns-repeated="7"/>
          <table:table-cell table:formula="of:=LOOKUP(2;1/(NOT(ISNUMBER([.$A$1:.$A23])));[.$A$1:.$A2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]);[.A23]+1;1)" office:value-type="float" office:value="22" calcext:value-type="float">
            <text:p>22</text:p>
          </table:table-cell>
          <table:table-cell table:formula="of:=IFNA(DMOVE([.A24];[.K23];[.B22:.C23]);&quot;&quot;)" office:value-type="string" office:string-value="" calcext:value-type="error">
            <text:p>#VALUE!</text:p>
          </table:table-cell>
          <table:table-cell table:formula="of:=IF(ISNA(ORG.LIBREOFFICE.REGEX([.C23];&quot;[^DU]D&quot;;;1));&quot;&quot;;&quot;As&quot;)">
            <text:p/>
          </table:table-cell>
          <table:table-cell table:number-columns-repeated="7"/>
          <table:table-cell table:formula="of:=LOOKUP(2;1/(NOT(ISNUMBER([.$A$1:.$A24])));[.$A$1:.$A2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]);[.A24]+1;1)" office:value-type="float" office:value="23" calcext:value-type="float">
            <text:p>23</text:p>
          </table:table-cell>
          <table:table-cell table:formula="of:=IFNA(DMOVE([.A25];[.K24];[.B23:.C24]);&quot;&quot;)" office:value-type="string" office:string-value="" calcext:value-type="error">
            <text:p>#VALUE!</text:p>
          </table:table-cell>
          <table:table-cell table:formula="of:=IF(ISNA(ORG.LIBREOFFICE.REGEX([.C24];&quot;[^DU]D&quot;;;1));&quot;&quot;;&quot;As&quot;)">
            <text:p/>
          </table:table-cell>
          <table:table-cell table:number-columns-repeated="7"/>
          <table:table-cell table:formula="of:=LOOKUP(2;1/(NOT(ISNUMBER([.$A$1:.$A25])));[.$A$1:.$A2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]);[.A25]+1;1)" office:value-type="float" office:value="24" calcext:value-type="float">
            <text:p>24</text:p>
          </table:table-cell>
          <table:table-cell table:formula="of:=IFNA(DMOVE([.A26];[.K25];[.B24:.C25]);&quot;&quot;)" office:value-type="string" office:string-value="" calcext:value-type="error">
            <text:p>#VALUE!</text:p>
          </table:table-cell>
          <table:table-cell table:formula="of:=IF(ISNA(ORG.LIBREOFFICE.REGEX([.C25];&quot;[^DU]D&quot;;;1));&quot;&quot;;&quot;As&quot;)">
            <text:p/>
          </table:table-cell>
          <table:table-cell table:number-columns-repeated="7"/>
          <table:table-cell table:formula="of:=LOOKUP(2;1/(NOT(ISNUMBER([.$A$1:.$A26])));[.$A$1:.$A2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]);[.A26]+1;1)" office:value-type="float" office:value="25" calcext:value-type="float">
            <text:p>25</text:p>
          </table:table-cell>
          <table:table-cell table:formula="of:=IFNA(DMOVE([.A27];[.K26];[.B25:.C26]);&quot;&quot;)" office:value-type="string" office:string-value="" calcext:value-type="error">
            <text:p>#VALUE!</text:p>
          </table:table-cell>
          <table:table-cell table:formula="of:=IF(ISNA(ORG.LIBREOFFICE.REGEX([.C26];&quot;[^DU]D&quot;;;1));&quot;&quot;;&quot;As&quot;)">
            <text:p/>
          </table:table-cell>
          <table:table-cell table:number-columns-repeated="7"/>
          <table:table-cell table:formula="of:=LOOKUP(2;1/(NOT(ISNUMBER([.$A$1:.$A27])));[.$A$1:.$A2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]);[.A27]+1;1)" office:value-type="float" office:value="26" calcext:value-type="float">
            <text:p>26</text:p>
          </table:table-cell>
          <table:table-cell table:formula="of:=IFNA(DMOVE([.A28];[.K27];[.B26:.C27]);&quot;&quot;)" office:value-type="string" office:string-value="" calcext:value-type="error">
            <text:p>#VALUE!</text:p>
          </table:table-cell>
          <table:table-cell table:formula="of:=IF(ISNA(ORG.LIBREOFFICE.REGEX([.C27];&quot;[^DU]D&quot;;;1));&quot;&quot;;&quot;As&quot;)">
            <text:p/>
          </table:table-cell>
          <table:table-cell table:number-columns-repeated="7"/>
          <table:table-cell table:formula="of:=LOOKUP(2;1/(NOT(ISNUMBER([.$A$1:.$A28])));[.$A$1:.$A2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]);[.A28]+1;1)" office:value-type="float" office:value="27" calcext:value-type="float">
            <text:p>27</text:p>
          </table:table-cell>
          <table:table-cell table:formula="of:=IFNA(DMOVE([.A29];[.K28];[.B27:.C28]);&quot;&quot;)" office:value-type="string" office:string-value="" calcext:value-type="error">
            <text:p>#VALUE!</text:p>
          </table:table-cell>
          <table:table-cell table:formula="of:=IF(ISNA(ORG.LIBREOFFICE.REGEX([.C28];&quot;[^DU]D&quot;;;1));&quot;&quot;;&quot;As&quot;)">
            <text:p/>
          </table:table-cell>
          <table:table-cell table:number-columns-repeated="7"/>
          <table:table-cell table:formula="of:=LOOKUP(2;1/(NOT(ISNUMBER([.$A$1:.$A29])));[.$A$1:.$A2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]);[.A29]+1;1)" office:value-type="float" office:value="28" calcext:value-type="float">
            <text:p>28</text:p>
          </table:table-cell>
          <table:table-cell table:formula="of:=IFNA(DMOVE([.A30];[.K29];[.B28:.C29]);&quot;&quot;)" office:value-type="string" office:string-value="" calcext:value-type="error">
            <text:p>#VALUE!</text:p>
          </table:table-cell>
          <table:table-cell table:formula="of:=IF(ISNA(ORG.LIBREOFFICE.REGEX([.C29];&quot;[^DU]D&quot;;;1));&quot;&quot;;&quot;As&quot;)">
            <text:p/>
          </table:table-cell>
          <table:table-cell table:number-columns-repeated="7"/>
          <table:table-cell table:formula="of:=LOOKUP(2;1/(NOT(ISNUMBER([.$A$1:.$A30])));[.$A$1:.$A3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]);[.A30]+1;1)" office:value-type="float" office:value="29" calcext:value-type="float">
            <text:p>29</text:p>
          </table:table-cell>
          <table:table-cell table:formula="of:=IFNA(DMOVE([.A31];[.K30];[.B29:.C30]);&quot;&quot;)" office:value-type="string" office:string-value="" calcext:value-type="error">
            <text:p>#VALUE!</text:p>
          </table:table-cell>
          <table:table-cell table:formula="of:=IF(ISNA(ORG.LIBREOFFICE.REGEX([.C30];&quot;[^DU]D&quot;;;1));&quot;&quot;;&quot;As&quot;)">
            <text:p/>
          </table:table-cell>
          <table:table-cell table:number-columns-repeated="7"/>
          <table:table-cell table:formula="of:=LOOKUP(2;1/(NOT(ISNUMBER([.$A$1:.$A31])));[.$A$1:.$A3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]);[.A31]+1;1)" office:value-type="float" office:value="30" calcext:value-type="float">
            <text:p>30</text:p>
          </table:table-cell>
          <table:table-cell table:formula="of:=IFNA(DMOVE([.A32];[.K31];[.B30:.C31]);&quot;&quot;)" office:value-type="string" office:string-value="" calcext:value-type="error">
            <text:p>#VALUE!</text:p>
          </table:table-cell>
          <table:table-cell table:formula="of:=IF(ISNA(ORG.LIBREOFFICE.REGEX([.C31];&quot;[^DU]D&quot;;;1));&quot;&quot;;&quot;As&quot;)">
            <text:p/>
          </table:table-cell>
          <table:table-cell table:number-columns-repeated="7"/>
          <table:table-cell table:formula="of:=LOOKUP(2;1/(NOT(ISNUMBER([.$A$1:.$A32])));[.$A$1:.$A3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]);[.A32]+1;1)" office:value-type="float" office:value="31" calcext:value-type="float">
            <text:p>31</text:p>
          </table:table-cell>
          <table:table-cell table:formula="of:=IFNA(DMOVE([.A33];[.K32];[.B31:.C32]);&quot;&quot;)" office:value-type="string" office:string-value="" calcext:value-type="error">
            <text:p>#VALUE!</text:p>
          </table:table-cell>
          <table:table-cell table:formula="of:=IF(ISNA(ORG.LIBREOFFICE.REGEX([.C32];&quot;[^DU]D&quot;;;1));&quot;&quot;;&quot;As&quot;)">
            <text:p/>
          </table:table-cell>
          <table:table-cell table:number-columns-repeated="7"/>
          <table:table-cell table:formula="of:=LOOKUP(2;1/(NOT(ISNUMBER([.$A$1:.$A33])));[.$A$1:.$A3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]);[.A33]+1;1)" office:value-type="float" office:value="32" calcext:value-type="float">
            <text:p>32</text:p>
          </table:table-cell>
          <table:table-cell table:formula="of:=IFNA(DMOVE([.A34];[.K33];[.B32:.C33]);&quot;&quot;)" office:value-type="string" office:string-value="" calcext:value-type="error">
            <text:p>#VALUE!</text:p>
          </table:table-cell>
          <table:table-cell table:formula="of:=IF(ISNA(ORG.LIBREOFFICE.REGEX([.C33];&quot;[^DU]D&quot;;;1));&quot;&quot;;&quot;As&quot;)">
            <text:p/>
          </table:table-cell>
          <table:table-cell table:number-columns-repeated="7"/>
          <table:table-cell table:formula="of:=LOOKUP(2;1/(NOT(ISNUMBER([.$A$1:.$A34])));[.$A$1:.$A3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]);[.A34]+1;1)" office:value-type="float" office:value="33" calcext:value-type="float">
            <text:p>33</text:p>
          </table:table-cell>
          <table:table-cell table:formula="of:=IFNA(DMOVE([.A35];[.K34];[.B33:.C34]);&quot;&quot;)" office:value-type="string" office:string-value="" calcext:value-type="error">
            <text:p>#VALUE!</text:p>
          </table:table-cell>
          <table:table-cell table:formula="of:=IF(ISNA(ORG.LIBREOFFICE.REGEX([.C34];&quot;[^DU]D&quot;;;1));&quot;&quot;;&quot;As&quot;)">
            <text:p/>
          </table:table-cell>
          <table:table-cell table:number-columns-repeated="7"/>
          <table:table-cell table:formula="of:=LOOKUP(2;1/(NOT(ISNUMBER([.$A$1:.$A35])));[.$A$1:.$A3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]);[.A35]+1;1)" office:value-type="float" office:value="34" calcext:value-type="float">
            <text:p>34</text:p>
          </table:table-cell>
          <table:table-cell table:formula="of:=IFNA(DMOVE([.A36];[.K35];[.B34:.C35]);&quot;&quot;)" office:value-type="string" office:string-value="" calcext:value-type="error">
            <text:p>#VALUE!</text:p>
          </table:table-cell>
          <table:table-cell table:formula="of:=IF(ISNA(ORG.LIBREOFFICE.REGEX([.C35];&quot;[^DU]D&quot;;;1));&quot;&quot;;&quot;As&quot;)">
            <text:p/>
          </table:table-cell>
          <table:table-cell table:number-columns-repeated="7"/>
          <table:table-cell table:formula="of:=LOOKUP(2;1/(NOT(ISNUMBER([.$A$1:.$A36])));[.$A$1:.$A3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]);[.A36]+1;1)" office:value-type="float" office:value="35" calcext:value-type="float">
            <text:p>35</text:p>
          </table:table-cell>
          <table:table-cell table:formula="of:=IFNA(DMOVE([.A37];[.K36];[.B35:.C36]);&quot;&quot;)" office:value-type="string" office:string-value="" calcext:value-type="error">
            <text:p>#VALUE!</text:p>
          </table:table-cell>
          <table:table-cell table:formula="of:=IF(ISNA(ORG.LIBREOFFICE.REGEX([.C36];&quot;[^DU]D&quot;;;1));&quot;&quot;;&quot;As&quot;)">
            <text:p/>
          </table:table-cell>
          <table:table-cell table:number-columns-repeated="7"/>
          <table:table-cell table:formula="of:=LOOKUP(2;1/(NOT(ISNUMBER([.$A$1:.$A37])));[.$A$1:.$A3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]);[.A37]+1;1)" office:value-type="float" office:value="36" calcext:value-type="float">
            <text:p>36</text:p>
          </table:table-cell>
          <table:table-cell table:formula="of:=IFNA(DMOVE([.A38];[.K37];[.B36:.C37]);&quot;&quot;)" office:value-type="string" office:string-value="" calcext:value-type="error">
            <text:p>#VALUE!</text:p>
          </table:table-cell>
          <table:table-cell table:formula="of:=IF(ISNA(ORG.LIBREOFFICE.REGEX([.C37];&quot;[^DU]D&quot;;;1));&quot;&quot;;&quot;As&quot;)">
            <text:p/>
          </table:table-cell>
          <table:table-cell table:number-columns-repeated="7"/>
          <table:table-cell table:formula="of:=LOOKUP(2;1/(NOT(ISNUMBER([.$A$1:.$A38])));[.$A$1:.$A3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]);[.A38]+1;1)" office:value-type="float" office:value="37" calcext:value-type="float">
            <text:p>37</text:p>
          </table:table-cell>
          <table:table-cell table:formula="of:=IFNA(DMOVE([.A39];[.K38];[.B37:.C38]);&quot;&quot;)" office:value-type="string" office:string-value="" calcext:value-type="error">
            <text:p>#VALUE!</text:p>
          </table:table-cell>
          <table:table-cell table:formula="of:=IF(ISNA(ORG.LIBREOFFICE.REGEX([.C38];&quot;[^DU]D&quot;;;1));&quot;&quot;;&quot;As&quot;)">
            <text:p/>
          </table:table-cell>
          <table:table-cell table:number-columns-repeated="7"/>
          <table:table-cell table:formula="of:=LOOKUP(2;1/(NOT(ISNUMBER([.$A$1:.$A39])));[.$A$1:.$A3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]);[.A39]+1;1)" office:value-type="float" office:value="38" calcext:value-type="float">
            <text:p>38</text:p>
          </table:table-cell>
          <table:table-cell table:formula="of:=IFNA(DMOVE([.A40];[.K39];[.B38:.C39]);&quot;&quot;)" office:value-type="string" office:string-value="" calcext:value-type="error">
            <text:p>#VALUE!</text:p>
          </table:table-cell>
          <table:table-cell table:formula="of:=IF(ISNA(ORG.LIBREOFFICE.REGEX([.C39];&quot;[^DU]D&quot;;;1));&quot;&quot;;&quot;As&quot;)">
            <text:p/>
          </table:table-cell>
          <table:table-cell table:number-columns-repeated="7"/>
          <table:table-cell table:formula="of:=LOOKUP(2;1/(NOT(ISNUMBER([.$A$1:.$A40])));[.$A$1:.$A4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0]);[.A40]+1;1)" office:value-type="float" office:value="39" calcext:value-type="float">
            <text:p>39</text:p>
          </table:table-cell>
          <table:table-cell table:formula="of:=IFNA(DMOVE([.A41];[.K40];[.B39:.C40]);&quot;&quot;)" office:value-type="string" office:string-value="" calcext:value-type="error">
            <text:p>#VALUE!</text:p>
          </table:table-cell>
          <table:table-cell table:formula="of:=IF(ISNA(ORG.LIBREOFFICE.REGEX([.C40];&quot;[^DU]D&quot;;;1));&quot;&quot;;&quot;As&quot;)">
            <text:p/>
          </table:table-cell>
          <table:table-cell table:number-columns-repeated="7"/>
          <table:table-cell table:formula="of:=LOOKUP(2;1/(NOT(ISNUMBER([.$A$1:.$A41])));[.$A$1:.$A4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1]);[.A41]+1;1)" office:value-type="float" office:value="40" calcext:value-type="float">
            <text:p>40</text:p>
          </table:table-cell>
          <table:table-cell table:formula="of:=IFNA(DMOVE([.A42];[.K41];[.B40:.C41]);&quot;&quot;)" office:value-type="string" office:string-value="" calcext:value-type="error">
            <text:p>#VALUE!</text:p>
          </table:table-cell>
          <table:table-cell table:formula="of:=IF(ISNA(ORG.LIBREOFFICE.REGEX([.C41];&quot;[^DU]D&quot;;;1));&quot;&quot;;&quot;As&quot;)">
            <text:p/>
          </table:table-cell>
          <table:table-cell table:number-columns-repeated="7"/>
          <table:table-cell table:formula="of:=LOOKUP(2;1/(NOT(ISNUMBER([.$A$1:.$A42])));[.$A$1:.$A4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2]);[.A42]+1;1)" office:value-type="float" office:value="41" calcext:value-type="float">
            <text:p>41</text:p>
          </table:table-cell>
          <table:table-cell table:formula="of:=IFNA(DMOVE([.A43];[.K42];[.B41:.C42]);&quot;&quot;)" office:value-type="string" office:string-value="" calcext:value-type="error">
            <text:p>#VALUE!</text:p>
          </table:table-cell>
          <table:table-cell table:formula="of:=IF(ISNA(ORG.LIBREOFFICE.REGEX([.C42];&quot;[^DU]D&quot;;;1));&quot;&quot;;&quot;As&quot;)">
            <text:p/>
          </table:table-cell>
          <table:table-cell table:number-columns-repeated="7"/>
          <table:table-cell table:formula="of:=LOOKUP(2;1/(NOT(ISNUMBER([.$A$1:.$A43])));[.$A$1:.$A4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3]);[.A43]+1;1)" office:value-type="float" office:value="42" calcext:value-type="float">
            <text:p>42</text:p>
          </table:table-cell>
          <table:table-cell table:formula="of:=IFNA(DMOVE([.A44];[.K43];[.B42:.C43]);&quot;&quot;)" office:value-type="string" office:string-value="" calcext:value-type="error">
            <text:p>#VALUE!</text:p>
          </table:table-cell>
          <table:table-cell table:formula="of:=IF(ISNA(ORG.LIBREOFFICE.REGEX([.C43];&quot;[^DU]D&quot;;;1));&quot;&quot;;&quot;As&quot;)">
            <text:p/>
          </table:table-cell>
          <table:table-cell table:number-columns-repeated="7"/>
          <table:table-cell table:formula="of:=LOOKUP(2;1/(NOT(ISNUMBER([.$A$1:.$A44])));[.$A$1:.$A4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4]);[.A44]+1;1)" office:value-type="float" office:value="43" calcext:value-type="float">
            <text:p>43</text:p>
          </table:table-cell>
          <table:table-cell table:formula="of:=IFNA(DMOVE([.A45];[.K44];[.B43:.C44]);&quot;&quot;)" office:value-type="string" office:string-value="" calcext:value-type="error">
            <text:p>#VALUE!</text:p>
          </table:table-cell>
          <table:table-cell table:formula="of:=IF(ISNA(ORG.LIBREOFFICE.REGEX([.C44];&quot;[^DU]D&quot;;;1));&quot;&quot;;&quot;As&quot;)">
            <text:p/>
          </table:table-cell>
          <table:table-cell table:number-columns-repeated="7"/>
          <table:table-cell table:formula="of:=LOOKUP(2;1/(NOT(ISNUMBER([.$A$1:.$A45])));[.$A$1:.$A4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5]);[.A45]+1;1)" office:value-type="float" office:value="44" calcext:value-type="float">
            <text:p>44</text:p>
          </table:table-cell>
          <table:table-cell table:formula="of:=IFNA(DMOVE([.A46];[.K45];[.B44:.C45]);&quot;&quot;)" office:value-type="string" office:string-value="" calcext:value-type="error">
            <text:p>#VALUE!</text:p>
          </table:table-cell>
          <table:table-cell table:formula="of:=IF(ISNA(ORG.LIBREOFFICE.REGEX([.C45];&quot;[^DU]D&quot;;;1));&quot;&quot;;&quot;As&quot;)">
            <text:p/>
          </table:table-cell>
          <table:table-cell table:number-columns-repeated="7"/>
          <table:table-cell table:formula="of:=LOOKUP(2;1/(NOT(ISNUMBER([.$A$1:.$A46])));[.$A$1:.$A4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6]);[.A46]+1;1)" office:value-type="float" office:value="45" calcext:value-type="float">
            <text:p>45</text:p>
          </table:table-cell>
          <table:table-cell table:formula="of:=IFNA(DMOVE([.A47];[.K46];[.B45:.C46]);&quot;&quot;)" office:value-type="string" office:string-value="" calcext:value-type="error">
            <text:p>#VALUE!</text:p>
          </table:table-cell>
          <table:table-cell table:formula="of:=IF(ISNA(ORG.LIBREOFFICE.REGEX([.C46];&quot;[^DU]D&quot;;;1));&quot;&quot;;&quot;As&quot;)">
            <text:p/>
          </table:table-cell>
          <table:table-cell table:number-columns-repeated="7"/>
          <table:table-cell table:formula="of:=LOOKUP(2;1/(NOT(ISNUMBER([.$A$1:.$A47])));[.$A$1:.$A4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7]);[.A47]+1;1)" office:value-type="float" office:value="46" calcext:value-type="float">
            <text:p>46</text:p>
          </table:table-cell>
          <table:table-cell table:formula="of:=IFNA(DMOVE([.A48];[.K47];[.B46:.C47]);&quot;&quot;)" office:value-type="string" office:string-value="" calcext:value-type="error">
            <text:p>#VALUE!</text:p>
          </table:table-cell>
          <table:table-cell table:formula="of:=IF(ISNA(ORG.LIBREOFFICE.REGEX([.C47];&quot;[^DU]D&quot;;;1));&quot;&quot;;&quot;As&quot;)">
            <text:p/>
          </table:table-cell>
          <table:table-cell table:number-columns-repeated="7"/>
          <table:table-cell table:formula="of:=LOOKUP(2;1/(NOT(ISNUMBER([.$A$1:.$A48])));[.$A$1:.$A4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8]);[.A48]+1;1)" office:value-type="float" office:value="47" calcext:value-type="float">
            <text:p>47</text:p>
          </table:table-cell>
          <table:table-cell table:formula="of:=IFNA(DMOVE([.A49];[.K48];[.B47:.C48]);&quot;&quot;)" office:value-type="string" office:string-value="" calcext:value-type="error">
            <text:p>#VALUE!</text:p>
          </table:table-cell>
          <table:table-cell table:formula="of:=IF(ISNA(ORG.LIBREOFFICE.REGEX([.C48];&quot;[^DU]D&quot;;;1));&quot;&quot;;&quot;As&quot;)">
            <text:p/>
          </table:table-cell>
          <table:table-cell table:number-columns-repeated="7"/>
          <table:table-cell table:formula="of:=LOOKUP(2;1/(NOT(ISNUMBER([.$A$1:.$A49])));[.$A$1:.$A4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49]);[.A49]+1;1)" office:value-type="float" office:value="48" calcext:value-type="float">
            <text:p>48</text:p>
          </table:table-cell>
          <table:table-cell table:formula="of:=IFNA(DMOVE([.A50];[.K49];[.B48:.C49]);&quot;&quot;)" office:value-type="string" office:string-value="" calcext:value-type="error">
            <text:p>#VALUE!</text:p>
          </table:table-cell>
          <table:table-cell table:formula="of:=IF(ISNA(ORG.LIBREOFFICE.REGEX([.C49];&quot;[^DU]D&quot;;;1));&quot;&quot;;&quot;As&quot;)">
            <text:p/>
          </table:table-cell>
          <table:table-cell table:number-columns-repeated="7"/>
          <table:table-cell table:formula="of:=LOOKUP(2;1/(NOT(ISNUMBER([.$A$1:.$A50])));[.$A$1:.$A5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0]);[.A50]+1;1)" office:value-type="float" office:value="49" calcext:value-type="float">
            <text:p>49</text:p>
          </table:table-cell>
          <table:table-cell table:formula="of:=IFNA(DMOVE([.A51];[.K50];[.B49:.C50]);&quot;&quot;)" office:value-type="string" office:string-value="" calcext:value-type="error">
            <text:p>#VALUE!</text:p>
          </table:table-cell>
          <table:table-cell table:formula="of:=IF(ISNA(ORG.LIBREOFFICE.REGEX([.C50];&quot;[^DU]D&quot;;;1));&quot;&quot;;&quot;As&quot;)">
            <text:p/>
          </table:table-cell>
          <table:table-cell table:number-columns-repeated="7"/>
          <table:table-cell table:formula="of:=LOOKUP(2;1/(NOT(ISNUMBER([.$A$1:.$A51])));[.$A$1:.$A5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1]);[.A51]+1;1)" office:value-type="float" office:value="50" calcext:value-type="float">
            <text:p>50</text:p>
          </table:table-cell>
          <table:table-cell table:formula="of:=IFNA(DMOVE([.A52];[.K51];[.B50:.C51]);&quot;&quot;)" office:value-type="string" office:string-value="" calcext:value-type="error">
            <text:p>#VALUE!</text:p>
          </table:table-cell>
          <table:table-cell table:formula="of:=IF(ISNA(ORG.LIBREOFFICE.REGEX([.C51];&quot;[^DU]D&quot;;;1));&quot;&quot;;&quot;As&quot;)">
            <text:p/>
          </table:table-cell>
          <table:table-cell table:number-columns-repeated="7"/>
          <table:table-cell table:formula="of:=LOOKUP(2;1/(NOT(ISNUMBER([.$A$1:.$A52])));[.$A$1:.$A5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2]);[.A52]+1;1)" office:value-type="float" office:value="51" calcext:value-type="float">
            <text:p>51</text:p>
          </table:table-cell>
          <table:table-cell table:formula="of:=IFNA(DMOVE([.A53];[.K52];[.B51:.C52]);&quot;&quot;)" office:value-type="string" office:string-value="" calcext:value-type="error">
            <text:p>#VALUE!</text:p>
          </table:table-cell>
          <table:table-cell table:formula="of:=IF(ISNA(ORG.LIBREOFFICE.REGEX([.C52];&quot;[^DU]D&quot;;;1));&quot;&quot;;&quot;As&quot;)">
            <text:p/>
          </table:table-cell>
          <table:table-cell table:number-columns-repeated="7"/>
          <table:table-cell table:formula="of:=LOOKUP(2;1/(NOT(ISNUMBER([.$A$1:.$A53])));[.$A$1:.$A5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3]);[.A53]+1;1)" office:value-type="float" office:value="52" calcext:value-type="float">
            <text:p>52</text:p>
          </table:table-cell>
          <table:table-cell table:formula="of:=IFNA(DMOVE([.A54];[.K53];[.B52:.C53]);&quot;&quot;)" office:value-type="string" office:string-value="" calcext:value-type="error">
            <text:p>#VALUE!</text:p>
          </table:table-cell>
          <table:table-cell table:formula="of:=IF(ISNA(ORG.LIBREOFFICE.REGEX([.C53];&quot;[^DU]D&quot;;;1));&quot;&quot;;&quot;As&quot;)">
            <text:p/>
          </table:table-cell>
          <table:table-cell table:number-columns-repeated="7"/>
          <table:table-cell table:formula="of:=LOOKUP(2;1/(NOT(ISNUMBER([.$A$1:.$A54])));[.$A$1:.$A5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4]);[.A54]+1;1)" office:value-type="float" office:value="53" calcext:value-type="float">
            <text:p>53</text:p>
          </table:table-cell>
          <table:table-cell table:formula="of:=IFNA(DMOVE([.A55];[.K54];[.B53:.C54]);&quot;&quot;)" office:value-type="string" office:string-value="" calcext:value-type="error">
            <text:p>#VALUE!</text:p>
          </table:table-cell>
          <table:table-cell table:formula="of:=IF(ISNA(ORG.LIBREOFFICE.REGEX([.C54];&quot;[^DU]D&quot;;;1));&quot;&quot;;&quot;As&quot;)">
            <text:p/>
          </table:table-cell>
          <table:table-cell table:number-columns-repeated="7"/>
          <table:table-cell table:formula="of:=LOOKUP(2;1/(NOT(ISNUMBER([.$A$1:.$A55])));[.$A$1:.$A5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5]);[.A55]+1;1)" office:value-type="float" office:value="54" calcext:value-type="float">
            <text:p>54</text:p>
          </table:table-cell>
          <table:table-cell table:formula="of:=IFNA(DMOVE([.A56];[.K55];[.B54:.C55]);&quot;&quot;)" office:value-type="string" office:string-value="" calcext:value-type="error">
            <text:p>#VALUE!</text:p>
          </table:table-cell>
          <table:table-cell table:formula="of:=IF(ISNA(ORG.LIBREOFFICE.REGEX([.C55];&quot;[^DU]D&quot;;;1));&quot;&quot;;&quot;As&quot;)">
            <text:p/>
          </table:table-cell>
          <table:table-cell table:number-columns-repeated="7"/>
          <table:table-cell table:formula="of:=LOOKUP(2;1/(NOT(ISNUMBER([.$A$1:.$A56])));[.$A$1:.$A5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6]);[.A56]+1;1)" office:value-type="float" office:value="55" calcext:value-type="float">
            <text:p>55</text:p>
          </table:table-cell>
          <table:table-cell table:formula="of:=IFNA(DMOVE([.A57];[.K56];[.B55:.C56]);&quot;&quot;)" office:value-type="string" office:string-value="" calcext:value-type="error">
            <text:p>#VALUE!</text:p>
          </table:table-cell>
          <table:table-cell table:formula="of:=IF(ISNA(ORG.LIBREOFFICE.REGEX([.C56];&quot;[^DU]D&quot;;;1));&quot;&quot;;&quot;As&quot;)">
            <text:p/>
          </table:table-cell>
          <table:table-cell table:number-columns-repeated="7"/>
          <table:table-cell table:formula="of:=LOOKUP(2;1/(NOT(ISNUMBER([.$A$1:.$A57])));[.$A$1:.$A5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7]);[.A57]+1;1)" office:value-type="float" office:value="56" calcext:value-type="float">
            <text:p>56</text:p>
          </table:table-cell>
          <table:table-cell table:formula="of:=IFNA(DMOVE([.A58];[.K57];[.B56:.C57]);&quot;&quot;)" office:value-type="string" office:string-value="" calcext:value-type="error">
            <text:p>#VALUE!</text:p>
          </table:table-cell>
          <table:table-cell table:formula="of:=IF(ISNA(ORG.LIBREOFFICE.REGEX([.C57];&quot;[^DU]D&quot;;;1));&quot;&quot;;&quot;As&quot;)">
            <text:p/>
          </table:table-cell>
          <table:table-cell table:number-columns-repeated="7"/>
          <table:table-cell table:formula="of:=LOOKUP(2;1/(NOT(ISNUMBER([.$A$1:.$A58])));[.$A$1:.$A5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8]);[.A58]+1;1)" office:value-type="float" office:value="57" calcext:value-type="float">
            <text:p>57</text:p>
          </table:table-cell>
          <table:table-cell table:formula="of:=IFNA(DMOVE([.A59];[.K58];[.B57:.C58]);&quot;&quot;)" office:value-type="string" office:string-value="" calcext:value-type="error">
            <text:p>#VALUE!</text:p>
          </table:table-cell>
          <table:table-cell table:formula="of:=IF(ISNA(ORG.LIBREOFFICE.REGEX([.C58];&quot;[^DU]D&quot;;;1));&quot;&quot;;&quot;As&quot;)">
            <text:p/>
          </table:table-cell>
          <table:table-cell table:number-columns-repeated="7"/>
          <table:table-cell table:formula="of:=LOOKUP(2;1/(NOT(ISNUMBER([.$A$1:.$A59])));[.$A$1:.$A5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59]);[.A59]+1;1)" office:value-type="float" office:value="58" calcext:value-type="float">
            <text:p>58</text:p>
          </table:table-cell>
          <table:table-cell table:formula="of:=IFNA(DMOVE([.A60];[.K59];[.B58:.C59]);&quot;&quot;)" office:value-type="string" office:string-value="" calcext:value-type="error">
            <text:p>#VALUE!</text:p>
          </table:table-cell>
          <table:table-cell table:formula="of:=IF(ISNA(ORG.LIBREOFFICE.REGEX([.C59];&quot;[^DU]D&quot;;;1));&quot;&quot;;&quot;As&quot;)">
            <text:p/>
          </table:table-cell>
          <table:table-cell table:number-columns-repeated="7"/>
          <table:table-cell table:formula="of:=LOOKUP(2;1/(NOT(ISNUMBER([.$A$1:.$A60])));[.$A$1:.$A6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0]);[.A60]+1;1)" office:value-type="float" office:value="59" calcext:value-type="float">
            <text:p>59</text:p>
          </table:table-cell>
          <table:table-cell table:formula="of:=IFNA(DMOVE([.A61];[.K60];[.B59:.C60]);&quot;&quot;)" office:value-type="string" office:string-value="" calcext:value-type="error">
            <text:p>#VALUE!</text:p>
          </table:table-cell>
          <table:table-cell table:formula="of:=IF(ISNA(ORG.LIBREOFFICE.REGEX([.C60];&quot;[^DU]D&quot;;;1));&quot;&quot;;&quot;As&quot;)">
            <text:p/>
          </table:table-cell>
          <table:table-cell table:number-columns-repeated="7"/>
          <table:table-cell table:formula="of:=LOOKUP(2;1/(NOT(ISNUMBER([.$A$1:.$A61])));[.$A$1:.$A6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1]);[.A61]+1;1)" office:value-type="float" office:value="60" calcext:value-type="float">
            <text:p>60</text:p>
          </table:table-cell>
          <table:table-cell table:formula="of:=IFNA(DMOVE([.A62];[.K61];[.B60:.C61]);&quot;&quot;)" office:value-type="string" office:string-value="" calcext:value-type="error">
            <text:p>#VALUE!</text:p>
          </table:table-cell>
          <table:table-cell table:formula="of:=IF(ISNA(ORG.LIBREOFFICE.REGEX([.C61];&quot;[^DU]D&quot;;;1));&quot;&quot;;&quot;As&quot;)">
            <text:p/>
          </table:table-cell>
          <table:table-cell table:number-columns-repeated="7"/>
          <table:table-cell table:formula="of:=LOOKUP(2;1/(NOT(ISNUMBER([.$A$1:.$A62])));[.$A$1:.$A6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2]);[.A62]+1;1)" office:value-type="float" office:value="61" calcext:value-type="float">
            <text:p>61</text:p>
          </table:table-cell>
          <table:table-cell table:formula="of:=IFNA(DMOVE([.A63];[.K62];[.B61:.C62]);&quot;&quot;)" office:value-type="string" office:string-value="" calcext:value-type="error">
            <text:p>#VALUE!</text:p>
          </table:table-cell>
          <table:table-cell table:formula="of:=IF(ISNA(ORG.LIBREOFFICE.REGEX([.C62];&quot;[^DU]D&quot;;;1));&quot;&quot;;&quot;As&quot;)">
            <text:p/>
          </table:table-cell>
          <table:table-cell table:number-columns-repeated="7"/>
          <table:table-cell table:formula="of:=LOOKUP(2;1/(NOT(ISNUMBER([.$A$1:.$A63])));[.$A$1:.$A6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3]);[.A63]+1;1)" office:value-type="float" office:value="62" calcext:value-type="float">
            <text:p>62</text:p>
          </table:table-cell>
          <table:table-cell table:formula="of:=IFNA(DMOVE([.A64];[.K63];[.B62:.C63]);&quot;&quot;)" office:value-type="string" office:string-value="" calcext:value-type="error">
            <text:p>#VALUE!</text:p>
          </table:table-cell>
          <table:table-cell table:formula="of:=IF(ISNA(ORG.LIBREOFFICE.REGEX([.C63];&quot;[^DU]D&quot;;;1));&quot;&quot;;&quot;As&quot;)">
            <text:p/>
          </table:table-cell>
          <table:table-cell table:number-columns-repeated="7"/>
          <table:table-cell table:formula="of:=LOOKUP(2;1/(NOT(ISNUMBER([.$A$1:.$A64])));[.$A$1:.$A6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4]);[.A64]+1;1)" office:value-type="float" office:value="63" calcext:value-type="float">
            <text:p>63</text:p>
          </table:table-cell>
          <table:table-cell table:formula="of:=IFNA(DMOVE([.A65];[.K64];[.B63:.C64]);&quot;&quot;)" office:value-type="string" office:string-value="" calcext:value-type="error">
            <text:p>#VALUE!</text:p>
          </table:table-cell>
          <table:table-cell table:formula="of:=IF(ISNA(ORG.LIBREOFFICE.REGEX([.C64];&quot;[^DU]D&quot;;;1));&quot;&quot;;&quot;As&quot;)">
            <text:p/>
          </table:table-cell>
          <table:table-cell table:number-columns-repeated="7"/>
          <table:table-cell table:formula="of:=LOOKUP(2;1/(NOT(ISNUMBER([.$A$1:.$A65])));[.$A$1:.$A6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5]);[.A65]+1;1)" office:value-type="float" office:value="64" calcext:value-type="float">
            <text:p>64</text:p>
          </table:table-cell>
          <table:table-cell table:formula="of:=IFNA(DMOVE([.A66];[.K65];[.B64:.C65]);&quot;&quot;)" office:value-type="string" office:string-value="" calcext:value-type="error">
            <text:p>#VALUE!</text:p>
          </table:table-cell>
          <table:table-cell table:formula="of:=IF(ISNA(ORG.LIBREOFFICE.REGEX([.C65];&quot;[^DU]D&quot;;;1));&quot;&quot;;&quot;As&quot;)">
            <text:p/>
          </table:table-cell>
          <table:table-cell table:number-columns-repeated="7"/>
          <table:table-cell table:formula="of:=LOOKUP(2;1/(NOT(ISNUMBER([.$A$1:.$A66])));[.$A$1:.$A6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6]);[.A66]+1;1)" office:value-type="float" office:value="65" calcext:value-type="float">
            <text:p>65</text:p>
          </table:table-cell>
          <table:table-cell table:formula="of:=IFNA(DMOVE([.A67];[.K66];[.B65:.C66]);&quot;&quot;)" office:value-type="string" office:string-value="" calcext:value-type="error">
            <text:p>#VALUE!</text:p>
          </table:table-cell>
          <table:table-cell table:formula="of:=IF(ISNA(ORG.LIBREOFFICE.REGEX([.C66];&quot;[^DU]D&quot;;;1));&quot;&quot;;&quot;As&quot;)">
            <text:p/>
          </table:table-cell>
          <table:table-cell table:number-columns-repeated="7"/>
          <table:table-cell table:formula="of:=LOOKUP(2;1/(NOT(ISNUMBER([.$A$1:.$A67])));[.$A$1:.$A6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7]);[.A67]+1;1)" office:value-type="float" office:value="66" calcext:value-type="float">
            <text:p>66</text:p>
          </table:table-cell>
          <table:table-cell table:formula="of:=IFNA(DMOVE([.A68];[.K67];[.B66:.C67]);&quot;&quot;)" office:value-type="string" office:string-value="" calcext:value-type="error">
            <text:p>#VALUE!</text:p>
          </table:table-cell>
          <table:table-cell table:formula="of:=IF(ISNA(ORG.LIBREOFFICE.REGEX([.C67];&quot;[^DU]D&quot;;;1));&quot;&quot;;&quot;As&quot;)">
            <text:p/>
          </table:table-cell>
          <table:table-cell table:number-columns-repeated="7"/>
          <table:table-cell table:formula="of:=LOOKUP(2;1/(NOT(ISNUMBER([.$A$1:.$A68])));[.$A$1:.$A6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8]);[.A68]+1;1)" office:value-type="float" office:value="67" calcext:value-type="float">
            <text:p>67</text:p>
          </table:table-cell>
          <table:table-cell table:formula="of:=IFNA(DMOVE([.A69];[.K68];[.B67:.C68]);&quot;&quot;)" office:value-type="string" office:string-value="" calcext:value-type="error">
            <text:p>#VALUE!</text:p>
          </table:table-cell>
          <table:table-cell table:formula="of:=IF(ISNA(ORG.LIBREOFFICE.REGEX([.C68];&quot;[^DU]D&quot;;;1));&quot;&quot;;&quot;As&quot;)">
            <text:p/>
          </table:table-cell>
          <table:table-cell table:number-columns-repeated="7"/>
          <table:table-cell table:formula="of:=LOOKUP(2;1/(NOT(ISNUMBER([.$A$1:.$A69])));[.$A$1:.$A6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69]);[.A69]+1;1)" office:value-type="float" office:value="68" calcext:value-type="float">
            <text:p>68</text:p>
          </table:table-cell>
          <table:table-cell table:formula="of:=IFNA(DMOVE([.A70];[.K69];[.B68:.C69]);&quot;&quot;)" office:value-type="string" office:string-value="" calcext:value-type="error">
            <text:p>#VALUE!</text:p>
          </table:table-cell>
          <table:table-cell table:formula="of:=IF(ISNA(ORG.LIBREOFFICE.REGEX([.C69];&quot;[^DU]D&quot;;;1));&quot;&quot;;&quot;As&quot;)">
            <text:p/>
          </table:table-cell>
          <table:table-cell table:number-columns-repeated="7"/>
          <table:table-cell table:formula="of:=LOOKUP(2;1/(NOT(ISNUMBER([.$A$1:.$A70])));[.$A$1:.$A7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0]);[.A70]+1;1)" office:value-type="float" office:value="69" calcext:value-type="float">
            <text:p>69</text:p>
          </table:table-cell>
          <table:table-cell table:formula="of:=IFNA(DMOVE([.A71];[.K70];[.B69:.C70]);&quot;&quot;)" office:value-type="string" office:string-value="" calcext:value-type="error">
            <text:p>#VALUE!</text:p>
          </table:table-cell>
          <table:table-cell table:formula="of:=IF(ISNA(ORG.LIBREOFFICE.REGEX([.C70];&quot;[^DU]D&quot;;;1));&quot;&quot;;&quot;As&quot;)">
            <text:p/>
          </table:table-cell>
          <table:table-cell table:number-columns-repeated="7"/>
          <table:table-cell table:formula="of:=LOOKUP(2;1/(NOT(ISNUMBER([.$A$1:.$A71])));[.$A$1:.$A7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1]);[.A71]+1;1)" office:value-type="float" office:value="70" calcext:value-type="float">
            <text:p>70</text:p>
          </table:table-cell>
          <table:table-cell table:formula="of:=IFNA(DMOVE([.A72];[.K71];[.B70:.C71]);&quot;&quot;)" office:value-type="string" office:string-value="" calcext:value-type="error">
            <text:p>#VALUE!</text:p>
          </table:table-cell>
          <table:table-cell table:formula="of:=IF(ISNA(ORG.LIBREOFFICE.REGEX([.C71];&quot;[^DU]D&quot;;;1));&quot;&quot;;&quot;As&quot;)">
            <text:p/>
          </table:table-cell>
          <table:table-cell table:number-columns-repeated="7"/>
          <table:table-cell table:formula="of:=LOOKUP(2;1/(NOT(ISNUMBER([.$A$1:.$A72])));[.$A$1:.$A7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2]);[.A72]+1;1)" office:value-type="float" office:value="71" calcext:value-type="float">
            <text:p>71</text:p>
          </table:table-cell>
          <table:table-cell table:formula="of:=IFNA(DMOVE([.A73];[.K72];[.B71:.C72]);&quot;&quot;)" office:value-type="string" office:string-value="" calcext:value-type="error">
            <text:p>#VALUE!</text:p>
          </table:table-cell>
          <table:table-cell table:formula="of:=IF(ISNA(ORG.LIBREOFFICE.REGEX([.C72];&quot;[^DU]D&quot;;;1));&quot;&quot;;&quot;As&quot;)">
            <text:p/>
          </table:table-cell>
          <table:table-cell table:number-columns-repeated="7"/>
          <table:table-cell table:formula="of:=LOOKUP(2;1/(NOT(ISNUMBER([.$A$1:.$A73])));[.$A$1:.$A7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3]);[.A73]+1;1)" office:value-type="float" office:value="72" calcext:value-type="float">
            <text:p>72</text:p>
          </table:table-cell>
          <table:table-cell table:formula="of:=IFNA(DMOVE([.A74];[.K73];[.B72:.C73]);&quot;&quot;)" office:value-type="string" office:string-value="" calcext:value-type="error">
            <text:p>#VALUE!</text:p>
          </table:table-cell>
          <table:table-cell table:formula="of:=IF(ISNA(ORG.LIBREOFFICE.REGEX([.C73];&quot;[^DU]D&quot;;;1));&quot;&quot;;&quot;As&quot;)">
            <text:p/>
          </table:table-cell>
          <table:table-cell table:number-columns-repeated="7"/>
          <table:table-cell table:formula="of:=LOOKUP(2;1/(NOT(ISNUMBER([.$A$1:.$A74])));[.$A$1:.$A7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4]);[.A74]+1;1)" office:value-type="float" office:value="73" calcext:value-type="float">
            <text:p>73</text:p>
          </table:table-cell>
          <table:table-cell table:formula="of:=IFNA(DMOVE([.A75];[.K74];[.B73:.C74]);&quot;&quot;)" office:value-type="string" office:string-value="" calcext:value-type="error">
            <text:p>#VALUE!</text:p>
          </table:table-cell>
          <table:table-cell table:formula="of:=IF(ISNA(ORG.LIBREOFFICE.REGEX([.C74];&quot;[^DU]D&quot;;;1));&quot;&quot;;&quot;As&quot;)">
            <text:p/>
          </table:table-cell>
          <table:table-cell table:number-columns-repeated="7"/>
          <table:table-cell table:formula="of:=LOOKUP(2;1/(NOT(ISNUMBER([.$A$1:.$A75])));[.$A$1:.$A7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5]);[.A75]+1;1)" office:value-type="float" office:value="74" calcext:value-type="float">
            <text:p>74</text:p>
          </table:table-cell>
          <table:table-cell table:formula="of:=IFNA(DMOVE([.A76];[.K75];[.B74:.C75]);&quot;&quot;)" office:value-type="string" office:string-value="" calcext:value-type="error">
            <text:p>#VALUE!</text:p>
          </table:table-cell>
          <table:table-cell table:formula="of:=IF(ISNA(ORG.LIBREOFFICE.REGEX([.C75];&quot;[^DU]D&quot;;;1));&quot;&quot;;&quot;As&quot;)">
            <text:p/>
          </table:table-cell>
          <table:table-cell table:number-columns-repeated="7"/>
          <table:table-cell table:formula="of:=LOOKUP(2;1/(NOT(ISNUMBER([.$A$1:.$A76])));[.$A$1:.$A7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6]);[.A76]+1;1)" office:value-type="float" office:value="75" calcext:value-type="float">
            <text:p>75</text:p>
          </table:table-cell>
          <table:table-cell table:formula="of:=IFNA(DMOVE([.A77];[.K76];[.B75:.C76]);&quot;&quot;)" office:value-type="string" office:string-value="" calcext:value-type="error">
            <text:p>#VALUE!</text:p>
          </table:table-cell>
          <table:table-cell table:formula="of:=IF(ISNA(ORG.LIBREOFFICE.REGEX([.C76];&quot;[^DU]D&quot;;;1));&quot;&quot;;&quot;As&quot;)">
            <text:p/>
          </table:table-cell>
          <table:table-cell table:number-columns-repeated="7"/>
          <table:table-cell table:formula="of:=LOOKUP(2;1/(NOT(ISNUMBER([.$A$1:.$A77])));[.$A$1:.$A7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7]);[.A77]+1;1)" office:value-type="float" office:value="76" calcext:value-type="float">
            <text:p>76</text:p>
          </table:table-cell>
          <table:table-cell table:formula="of:=IFNA(DMOVE([.A78];[.K77];[.B76:.C77]);&quot;&quot;)" office:value-type="string" office:string-value="" calcext:value-type="error">
            <text:p>#VALUE!</text:p>
          </table:table-cell>
          <table:table-cell table:formula="of:=IF(ISNA(ORG.LIBREOFFICE.REGEX([.C77];&quot;[^DU]D&quot;;;1));&quot;&quot;;&quot;As&quot;)">
            <text:p/>
          </table:table-cell>
          <table:table-cell table:number-columns-repeated="7"/>
          <table:table-cell table:formula="of:=LOOKUP(2;1/(NOT(ISNUMBER([.$A$1:.$A78])));[.$A$1:.$A7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8]);[.A78]+1;1)" office:value-type="float" office:value="77" calcext:value-type="float">
            <text:p>77</text:p>
          </table:table-cell>
          <table:table-cell table:formula="of:=IFNA(DMOVE([.A79];[.K78];[.B77:.C78]);&quot;&quot;)" office:value-type="string" office:string-value="" calcext:value-type="error">
            <text:p>#VALUE!</text:p>
          </table:table-cell>
          <table:table-cell table:formula="of:=IF(ISNA(ORG.LIBREOFFICE.REGEX([.C78];&quot;[^DU]D&quot;;;1));&quot;&quot;;&quot;As&quot;)">
            <text:p/>
          </table:table-cell>
          <table:table-cell table:number-columns-repeated="7"/>
          <table:table-cell table:formula="of:=LOOKUP(2;1/(NOT(ISNUMBER([.$A$1:.$A79])));[.$A$1:.$A7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79]);[.A79]+1;1)" office:value-type="float" office:value="78" calcext:value-type="float">
            <text:p>78</text:p>
          </table:table-cell>
          <table:table-cell table:formula="of:=IFNA(DMOVE([.A80];[.K79];[.B78:.C79]);&quot;&quot;)" office:value-type="string" office:string-value="" calcext:value-type="error">
            <text:p>#VALUE!</text:p>
          </table:table-cell>
          <table:table-cell table:formula="of:=IF(ISNA(ORG.LIBREOFFICE.REGEX([.C79];&quot;[^DU]D&quot;;;1));&quot;&quot;;&quot;As&quot;)">
            <text:p/>
          </table:table-cell>
          <table:table-cell table:number-columns-repeated="7"/>
          <table:table-cell table:formula="of:=LOOKUP(2;1/(NOT(ISNUMBER([.$A$1:.$A80])));[.$A$1:.$A8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0]);[.A80]+1;1)" office:value-type="float" office:value="79" calcext:value-type="float">
            <text:p>79</text:p>
          </table:table-cell>
          <table:table-cell table:formula="of:=IFNA(DMOVE([.A81];[.K80];[.B79:.C80]);&quot;&quot;)" office:value-type="string" office:string-value="" calcext:value-type="error">
            <text:p>#VALUE!</text:p>
          </table:table-cell>
          <table:table-cell table:formula="of:=IF(ISNA(ORG.LIBREOFFICE.REGEX([.C80];&quot;[^DU]D&quot;;;1));&quot;&quot;;&quot;As&quot;)">
            <text:p/>
          </table:table-cell>
          <table:table-cell table:number-columns-repeated="7"/>
          <table:table-cell table:formula="of:=LOOKUP(2;1/(NOT(ISNUMBER([.$A$1:.$A81])));[.$A$1:.$A8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1]);[.A81]+1;1)" office:value-type="float" office:value="80" calcext:value-type="float">
            <text:p>80</text:p>
          </table:table-cell>
          <table:table-cell table:formula="of:=IFNA(DMOVE([.A82];[.K81];[.B80:.C81]);&quot;&quot;)" office:value-type="string" office:string-value="" calcext:value-type="error">
            <text:p>#VALUE!</text:p>
          </table:table-cell>
          <table:table-cell table:formula="of:=IF(ISNA(ORG.LIBREOFFICE.REGEX([.C81];&quot;[^DU]D&quot;;;1));&quot;&quot;;&quot;As&quot;)">
            <text:p/>
          </table:table-cell>
          <table:table-cell table:number-columns-repeated="7"/>
          <table:table-cell table:formula="of:=LOOKUP(2;1/(NOT(ISNUMBER([.$A$1:.$A82])));[.$A$1:.$A8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2]);[.A82]+1;1)" office:value-type="float" office:value="81" calcext:value-type="float">
            <text:p>81</text:p>
          </table:table-cell>
          <table:table-cell table:formula="of:=IFNA(DMOVE([.A83];[.K82];[.B81:.C82]);&quot;&quot;)" office:value-type="string" office:string-value="" calcext:value-type="error">
            <text:p>#VALUE!</text:p>
          </table:table-cell>
          <table:table-cell table:formula="of:=IF(ISNA(ORG.LIBREOFFICE.REGEX([.C82];&quot;[^DU]D&quot;;;1));&quot;&quot;;&quot;As&quot;)">
            <text:p/>
          </table:table-cell>
          <table:table-cell table:number-columns-repeated="7"/>
          <table:table-cell table:formula="of:=LOOKUP(2;1/(NOT(ISNUMBER([.$A$1:.$A83])));[.$A$1:.$A8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3]);[.A83]+1;1)" office:value-type="float" office:value="82" calcext:value-type="float">
            <text:p>82</text:p>
          </table:table-cell>
          <table:table-cell table:formula="of:=IFNA(DMOVE([.A84];[.K83];[.B82:.C83]);&quot;&quot;)" office:value-type="string" office:string-value="" calcext:value-type="error">
            <text:p>#VALUE!</text:p>
          </table:table-cell>
          <table:table-cell table:formula="of:=IF(ISNA(ORG.LIBREOFFICE.REGEX([.C83];&quot;[^DU]D&quot;;;1));&quot;&quot;;&quot;As&quot;)">
            <text:p/>
          </table:table-cell>
          <table:table-cell table:number-columns-repeated="7"/>
          <table:table-cell table:formula="of:=LOOKUP(2;1/(NOT(ISNUMBER([.$A$1:.$A84])));[.$A$1:.$A8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4]);[.A84]+1;1)" office:value-type="float" office:value="83" calcext:value-type="float">
            <text:p>83</text:p>
          </table:table-cell>
          <table:table-cell table:formula="of:=IFNA(DMOVE([.A85];[.K84];[.B83:.C84]);&quot;&quot;)" office:value-type="string" office:string-value="" calcext:value-type="error">
            <text:p>#VALUE!</text:p>
          </table:table-cell>
          <table:table-cell table:formula="of:=IF(ISNA(ORG.LIBREOFFICE.REGEX([.C84];&quot;[^DU]D&quot;;;1));&quot;&quot;;&quot;As&quot;)">
            <text:p/>
          </table:table-cell>
          <table:table-cell table:number-columns-repeated="7"/>
          <table:table-cell table:formula="of:=LOOKUP(2;1/(NOT(ISNUMBER([.$A$1:.$A85])));[.$A$1:.$A8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5]);[.A85]+1;1)" office:value-type="float" office:value="84" calcext:value-type="float">
            <text:p>84</text:p>
          </table:table-cell>
          <table:table-cell table:formula="of:=IFNA(DMOVE([.A86];[.K85];[.B84:.C85]);&quot;&quot;)" office:value-type="string" office:string-value="" calcext:value-type="error">
            <text:p>#VALUE!</text:p>
          </table:table-cell>
          <table:table-cell table:formula="of:=IF(ISNA(ORG.LIBREOFFICE.REGEX([.C85];&quot;[^DU]D&quot;;;1));&quot;&quot;;&quot;As&quot;)">
            <text:p/>
          </table:table-cell>
          <table:table-cell table:number-columns-repeated="5"/>
          <table:table-cell table:style-name="ce1"/>
          <table:table-cell/>
          <table:table-cell table:formula="of:=LOOKUP(2;1/(NOT(ISNUMBER([.$A$1:.$A86])));[.$A$1:.$A8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6]);[.A86]+1;1)" office:value-type="float" office:value="85" calcext:value-type="float">
            <text:p>85</text:p>
          </table:table-cell>
          <table:table-cell table:formula="of:=IFNA(DMOVE([.A87];[.K86];[.B85:.C86]);&quot;&quot;)" office:value-type="string" office:string-value="" calcext:value-type="error">
            <text:p>#VALUE!</text:p>
          </table:table-cell>
          <table:table-cell table:formula="of:=IF(ISNA(ORG.LIBREOFFICE.REGEX([.C86];&quot;[^DU]D&quot;;;1));&quot;&quot;;&quot;As&quot;)">
            <text:p/>
          </table:table-cell>
          <table:table-cell table:number-columns-repeated="7"/>
          <table:table-cell table:formula="of:=LOOKUP(2;1/(NOT(ISNUMBER([.$A$1:.$A87])));[.$A$1:.$A8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7]);[.A87]+1;1)" office:value-type="float" office:value="86" calcext:value-type="float">
            <text:p>86</text:p>
          </table:table-cell>
          <table:table-cell table:formula="of:=IFNA(DMOVE([.A88];[.K87];[.B86:.C87]);&quot;&quot;)" office:value-type="string" office:string-value="" calcext:value-type="error">
            <text:p>#VALUE!</text:p>
          </table:table-cell>
          <table:table-cell table:formula="of:=IF(ISNA(ORG.LIBREOFFICE.REGEX([.C87];&quot;[^DU]D&quot;;;1));&quot;&quot;;&quot;As&quot;)">
            <text:p/>
          </table:table-cell>
          <table:table-cell table:number-columns-repeated="7"/>
          <table:table-cell table:formula="of:=LOOKUP(2;1/(NOT(ISNUMBER([.$A$1:.$A88])));[.$A$1:.$A8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8]);[.A88]+1;1)" office:value-type="float" office:value="87" calcext:value-type="float">
            <text:p>87</text:p>
          </table:table-cell>
          <table:table-cell table:formula="of:=IFNA(DMOVE([.A89];[.K88];[.B87:.C88]);&quot;&quot;)" office:value-type="string" office:string-value="" calcext:value-type="error">
            <text:p>#VALUE!</text:p>
          </table:table-cell>
          <table:table-cell table:formula="of:=IF(ISNA(ORG.LIBREOFFICE.REGEX([.C88];&quot;[^DU]D&quot;;;1));&quot;&quot;;&quot;As&quot;)">
            <text:p/>
          </table:table-cell>
          <table:table-cell table:number-columns-repeated="7"/>
          <table:table-cell table:formula="of:=LOOKUP(2;1/(NOT(ISNUMBER([.$A$1:.$A89])));[.$A$1:.$A8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89]);[.A89]+1;1)" office:value-type="float" office:value="88" calcext:value-type="float">
            <text:p>88</text:p>
          </table:table-cell>
          <table:table-cell table:formula="of:=IFNA(DMOVE([.A90];[.K89];[.B88:.C89]);&quot;&quot;)" office:value-type="string" office:string-value="" calcext:value-type="error">
            <text:p>#VALUE!</text:p>
          </table:table-cell>
          <table:table-cell table:formula="of:=IF(ISNA(ORG.LIBREOFFICE.REGEX([.C89];&quot;[^DU]D&quot;;;1));&quot;&quot;;&quot;As&quot;)">
            <text:p/>
          </table:table-cell>
          <table:table-cell table:number-columns-repeated="7"/>
          <table:table-cell table:formula="of:=LOOKUP(2;1/(NOT(ISNUMBER([.$A$1:.$A90])));[.$A$1:.$A9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0]);[.A90]+1;1)" office:value-type="float" office:value="89" calcext:value-type="float">
            <text:p>89</text:p>
          </table:table-cell>
          <table:table-cell table:formula="of:=IFNA(DMOVE([.A91];[.K90];[.B89:.C90]);&quot;&quot;)" office:value-type="string" office:string-value="" calcext:value-type="error">
            <text:p>#VALUE!</text:p>
          </table:table-cell>
          <table:table-cell table:formula="of:=IF(ISNA(ORG.LIBREOFFICE.REGEX([.C90];&quot;[^DU]D&quot;;;1));&quot;&quot;;&quot;As&quot;)">
            <text:p/>
          </table:table-cell>
          <table:table-cell table:number-columns-repeated="7"/>
          <table:table-cell table:formula="of:=LOOKUP(2;1/(NOT(ISNUMBER([.$A$1:.$A91])));[.$A$1:.$A9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1]);[.A91]+1;1)" office:value-type="float" office:value="90" calcext:value-type="float">
            <text:p>90</text:p>
          </table:table-cell>
          <table:table-cell table:formula="of:=IFNA(DMOVE([.A92];[.K91];[.B90:.C91]);&quot;&quot;)" office:value-type="string" office:string-value="" calcext:value-type="error">
            <text:p>#VALUE!</text:p>
          </table:table-cell>
          <table:table-cell table:formula="of:=IF(ISNA(ORG.LIBREOFFICE.REGEX([.C91];&quot;[^DU]D&quot;;;1));&quot;&quot;;&quot;As&quot;)">
            <text:p/>
          </table:table-cell>
          <table:table-cell table:number-columns-repeated="7"/>
          <table:table-cell table:formula="of:=LOOKUP(2;1/(NOT(ISNUMBER([.$A$1:.$A92])));[.$A$1:.$A9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2]);[.A92]+1;1)" office:value-type="float" office:value="91" calcext:value-type="float">
            <text:p>91</text:p>
          </table:table-cell>
          <table:table-cell table:formula="of:=IFNA(DMOVE([.A93];[.K92];[.B91:.C92]);&quot;&quot;)" office:value-type="string" office:string-value="" calcext:value-type="error">
            <text:p>#VALUE!</text:p>
          </table:table-cell>
          <table:table-cell table:formula="of:=IF(ISNA(ORG.LIBREOFFICE.REGEX([.C92];&quot;[^DU]D&quot;;;1));&quot;&quot;;&quot;As&quot;)">
            <text:p/>
          </table:table-cell>
          <table:table-cell table:number-columns-repeated="7"/>
          <table:table-cell table:formula="of:=LOOKUP(2;1/(NOT(ISNUMBER([.$A$1:.$A93])));[.$A$1:.$A9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3]);[.A93]+1;1)" office:value-type="float" office:value="92" calcext:value-type="float">
            <text:p>92</text:p>
          </table:table-cell>
          <table:table-cell table:formula="of:=IFNA(DMOVE([.A94];[.K93];[.B92:.C93]);&quot;&quot;)" office:value-type="string" office:string-value="" calcext:value-type="error">
            <text:p>#VALUE!</text:p>
          </table:table-cell>
          <table:table-cell table:formula="of:=IF(ISNA(ORG.LIBREOFFICE.REGEX([.C93];&quot;[^DU]D&quot;;;1));&quot;&quot;;&quot;As&quot;)">
            <text:p/>
          </table:table-cell>
          <table:table-cell table:number-columns-repeated="7"/>
          <table:table-cell table:formula="of:=LOOKUP(2;1/(NOT(ISNUMBER([.$A$1:.$A94])));[.$A$1:.$A9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4]);[.A94]+1;1)" office:value-type="float" office:value="93" calcext:value-type="float">
            <text:p>93</text:p>
          </table:table-cell>
          <table:table-cell table:formula="of:=IFNA(DMOVE([.A95];[.K94];[.B93:.C94]);&quot;&quot;)" office:value-type="string" office:string-value="" calcext:value-type="error">
            <text:p>#VALUE!</text:p>
          </table:table-cell>
          <table:table-cell table:formula="of:=IF(ISNA(ORG.LIBREOFFICE.REGEX([.C94];&quot;[^DU]D&quot;;;1));&quot;&quot;;&quot;As&quot;)">
            <text:p/>
          </table:table-cell>
          <table:table-cell table:number-columns-repeated="7"/>
          <table:table-cell table:formula="of:=LOOKUP(2;1/(NOT(ISNUMBER([.$A$1:.$A95])));[.$A$1:.$A9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5]);[.A95]+1;1)" office:value-type="float" office:value="94" calcext:value-type="float">
            <text:p>94</text:p>
          </table:table-cell>
          <table:table-cell table:formula="of:=IFNA(DMOVE([.A96];[.K95];[.B94:.C95]);&quot;&quot;)" office:value-type="string" office:string-value="" calcext:value-type="error">
            <text:p>#VALUE!</text:p>
          </table:table-cell>
          <table:table-cell table:formula="of:=IF(ISNA(ORG.LIBREOFFICE.REGEX([.C95];&quot;[^DU]D&quot;;;1));&quot;&quot;;&quot;As&quot;)">
            <text:p/>
          </table:table-cell>
          <table:table-cell table:number-columns-repeated="7"/>
          <table:table-cell table:formula="of:=LOOKUP(2;1/(NOT(ISNUMBER([.$A$1:.$A96])));[.$A$1:.$A9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6]);[.A96]+1;1)" office:value-type="float" office:value="95" calcext:value-type="float">
            <text:p>95</text:p>
          </table:table-cell>
          <table:table-cell table:formula="of:=IFNA(DMOVE([.A97];[.K96];[.B95:.C96]);&quot;&quot;)" office:value-type="string" office:string-value="" calcext:value-type="error">
            <text:p>#VALUE!</text:p>
          </table:table-cell>
          <table:table-cell table:formula="of:=IF(ISNA(ORG.LIBREOFFICE.REGEX([.C96];&quot;[^DU]D&quot;;;1));&quot;&quot;;&quot;As&quot;)">
            <text:p/>
          </table:table-cell>
          <table:table-cell table:number-columns-repeated="7"/>
          <table:table-cell table:formula="of:=LOOKUP(2;1/(NOT(ISNUMBER([.$A$1:.$A97])));[.$A$1:.$A9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7]);[.A97]+1;1)" office:value-type="float" office:value="96" calcext:value-type="float">
            <text:p>96</text:p>
          </table:table-cell>
          <table:table-cell table:formula="of:=IFNA(DMOVE([.A98];[.K97];[.B96:.C97]);&quot;&quot;)" office:value-type="string" office:string-value="" calcext:value-type="error">
            <text:p>#VALUE!</text:p>
          </table:table-cell>
          <table:table-cell table:formula="of:=IF(ISNA(ORG.LIBREOFFICE.REGEX([.C97];&quot;[^DU]D&quot;;;1));&quot;&quot;;&quot;As&quot;)">
            <text:p/>
          </table:table-cell>
          <table:table-cell table:number-columns-repeated="7"/>
          <table:table-cell table:formula="of:=LOOKUP(2;1/(NOT(ISNUMBER([.$A$1:.$A98])));[.$A$1:.$A9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8]);[.A98]+1;1)" office:value-type="float" office:value="97" calcext:value-type="float">
            <text:p>97</text:p>
          </table:table-cell>
          <table:table-cell table:formula="of:=IFNA(DMOVE([.A99];[.K98];[.B97:.C98]);&quot;&quot;)" office:value-type="string" office:string-value="" calcext:value-type="error">
            <text:p>#VALUE!</text:p>
          </table:table-cell>
          <table:table-cell table:formula="of:=IF(ISNA(ORG.LIBREOFFICE.REGEX([.C98];&quot;[^DU]D&quot;;;1));&quot;&quot;;&quot;As&quot;)">
            <text:p/>
          </table:table-cell>
          <table:table-cell table:number-columns-repeated="7"/>
          <table:table-cell table:formula="of:=LOOKUP(2;1/(NOT(ISNUMBER([.$A$1:.$A99])));[.$A$1:.$A9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99]);[.A99]+1;1)" office:value-type="float" office:value="98" calcext:value-type="float">
            <text:p>98</text:p>
          </table:table-cell>
          <table:table-cell table:formula="of:=IFNA(DMOVE([.A100];[.K99];[.B98:.C99]);&quot;&quot;)" office:value-type="string" office:string-value="" calcext:value-type="error">
            <text:p>#VALUE!</text:p>
          </table:table-cell>
          <table:table-cell table:formula="of:=IF(ISNA(ORG.LIBREOFFICE.REGEX([.C99];&quot;[^DU]D&quot;;;1));&quot;&quot;;&quot;As&quot;)">
            <text:p/>
          </table:table-cell>
          <table:table-cell table:number-columns-repeated="7"/>
          <table:table-cell table:formula="of:=LOOKUP(2;1/(NOT(ISNUMBER([.$A$1:.$A100])));[.$A$1:.$A10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0]);[.A100]+1;1)" office:value-type="float" office:value="99" calcext:value-type="float">
            <text:p>99</text:p>
          </table:table-cell>
          <table:table-cell table:formula="of:=IFNA(DMOVE([.A101];[.K100];[.B99:.C100]);&quot;&quot;)" office:value-type="string" office:string-value="" calcext:value-type="error">
            <text:p>#VALUE!</text:p>
          </table:table-cell>
          <table:table-cell table:formula="of:=IF(ISNA(ORG.LIBREOFFICE.REGEX([.C100];&quot;[^DU]D&quot;;;1));&quot;&quot;;&quot;As&quot;)">
            <text:p/>
          </table:table-cell>
          <table:table-cell table:number-columns-repeated="7"/>
          <table:table-cell table:formula="of:=LOOKUP(2;1/(NOT(ISNUMBER([.$A$1:.$A101])));[.$A$1:.$A10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1]);[.A101]+1;1)" office:value-type="float" office:value="100" calcext:value-type="float">
            <text:p>100</text:p>
          </table:table-cell>
          <table:table-cell table:formula="of:=IFNA(DMOVE([.A102];[.K101];[.B100:.C101]);&quot;&quot;)" office:value-type="string" office:string-value="" calcext:value-type="error">
            <text:p>#VALUE!</text:p>
          </table:table-cell>
          <table:table-cell table:formula="of:=IF(ISNA(ORG.LIBREOFFICE.REGEX([.C101];&quot;[^DU]D&quot;;;1));&quot;&quot;;&quot;As&quot;)">
            <text:p/>
          </table:table-cell>
          <table:table-cell table:number-columns-repeated="7"/>
          <table:table-cell table:formula="of:=LOOKUP(2;1/(NOT(ISNUMBER([.$A$1:.$A102])));[.$A$1:.$A10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2]);[.A102]+1;1)" office:value-type="float" office:value="101" calcext:value-type="float">
            <text:p>101</text:p>
          </table:table-cell>
          <table:table-cell table:formula="of:=IFNA(DMOVE([.A103];[.K102];[.B101:.C102]);&quot;&quot;)" office:value-type="string" office:string-value="" calcext:value-type="error">
            <text:p>#VALUE!</text:p>
          </table:table-cell>
          <table:table-cell table:formula="of:=IF(ISNA(ORG.LIBREOFFICE.REGEX([.C102];&quot;[^DU]D&quot;;;1));&quot;&quot;;&quot;As&quot;)">
            <text:p/>
          </table:table-cell>
          <table:table-cell table:number-columns-repeated="7"/>
          <table:table-cell table:formula="of:=LOOKUP(2;1/(NOT(ISNUMBER([.$A$1:.$A103])));[.$A$1:.$A10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3]);[.A103]+1;1)" office:value-type="float" office:value="102" calcext:value-type="float">
            <text:p>102</text:p>
          </table:table-cell>
          <table:table-cell table:formula="of:=IFNA(DMOVE([.A104];[.K103];[.B102:.C103]);&quot;&quot;)" office:value-type="string" office:string-value="" calcext:value-type="error">
            <text:p>#VALUE!</text:p>
          </table:table-cell>
          <table:table-cell table:formula="of:=IF(ISNA(ORG.LIBREOFFICE.REGEX([.C103];&quot;[^DU]D&quot;;;1));&quot;&quot;;&quot;As&quot;)">
            <text:p/>
          </table:table-cell>
          <table:table-cell table:number-columns-repeated="7"/>
          <table:table-cell table:formula="of:=LOOKUP(2;1/(NOT(ISNUMBER([.$A$1:.$A104])));[.$A$1:.$A10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4]);[.A104]+1;1)" office:value-type="float" office:value="103" calcext:value-type="float">
            <text:p>103</text:p>
          </table:table-cell>
          <table:table-cell table:formula="of:=IFNA(DMOVE([.A105];[.K104];[.B103:.C104]);&quot;&quot;)" office:value-type="string" office:string-value="" calcext:value-type="error">
            <text:p>#VALUE!</text:p>
          </table:table-cell>
          <table:table-cell table:formula="of:=IF(ISNA(ORG.LIBREOFFICE.REGEX([.C104];&quot;[^DU]D&quot;;;1));&quot;&quot;;&quot;As&quot;)">
            <text:p/>
          </table:table-cell>
          <table:table-cell table:number-columns-repeated="7"/>
          <table:table-cell table:formula="of:=LOOKUP(2;1/(NOT(ISNUMBER([.$A$1:.$A105])));[.$A$1:.$A10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5]);[.A105]+1;1)" office:value-type="float" office:value="104" calcext:value-type="float">
            <text:p>104</text:p>
          </table:table-cell>
          <table:table-cell table:formula="of:=IFNA(DMOVE([.A106];[.K105];[.B104:.C105]);&quot;&quot;)" office:value-type="string" office:string-value="" calcext:value-type="error">
            <text:p>#VALUE!</text:p>
          </table:table-cell>
          <table:table-cell table:formula="of:=IF(ISNA(ORG.LIBREOFFICE.REGEX([.C105];&quot;[^DU]D&quot;;;1));&quot;&quot;;&quot;As&quot;)">
            <text:p/>
          </table:table-cell>
          <table:table-cell table:number-columns-repeated="7"/>
          <table:table-cell table:formula="of:=LOOKUP(2;1/(NOT(ISNUMBER([.$A$1:.$A106])));[.$A$1:.$A10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6]);[.A106]+1;1)" office:value-type="float" office:value="105" calcext:value-type="float">
            <text:p>105</text:p>
          </table:table-cell>
          <table:table-cell table:formula="of:=IFNA(DMOVE([.A107];[.K106];[.B105:.C106]);&quot;&quot;)" office:value-type="string" office:string-value="" calcext:value-type="error">
            <text:p>#VALUE!</text:p>
          </table:table-cell>
          <table:table-cell table:formula="of:=IF(ISNA(ORG.LIBREOFFICE.REGEX([.C106];&quot;[^DU]D&quot;;;1));&quot;&quot;;&quot;As&quot;)">
            <text:p/>
          </table:table-cell>
          <table:table-cell table:number-columns-repeated="7"/>
          <table:table-cell table:formula="of:=LOOKUP(2;1/(NOT(ISNUMBER([.$A$1:.$A107])));[.$A$1:.$A10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7]);[.A107]+1;1)" office:value-type="float" office:value="106" calcext:value-type="float">
            <text:p>106</text:p>
          </table:table-cell>
          <table:table-cell table:formula="of:=IFNA(DMOVE([.A108];[.K107];[.B106:.C107]);&quot;&quot;)" office:value-type="string" office:string-value="" calcext:value-type="error">
            <text:p>#VALUE!</text:p>
          </table:table-cell>
          <table:table-cell table:formula="of:=IF(ISNA(ORG.LIBREOFFICE.REGEX([.C107];&quot;[^DU]D&quot;;;1));&quot;&quot;;&quot;As&quot;)">
            <text:p/>
          </table:table-cell>
          <table:table-cell table:number-columns-repeated="7"/>
          <table:table-cell table:formula="of:=LOOKUP(2;1/(NOT(ISNUMBER([.$A$1:.$A108])));[.$A$1:.$A10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8]);[.A108]+1;1)" office:value-type="float" office:value="107" calcext:value-type="float">
            <text:p>107</text:p>
          </table:table-cell>
          <table:table-cell table:formula="of:=IFNA(DMOVE([.A109];[.K108];[.B107:.C108]);&quot;&quot;)" office:value-type="string" office:string-value="" calcext:value-type="error">
            <text:p>#VALUE!</text:p>
          </table:table-cell>
          <table:table-cell table:formula="of:=IF(ISNA(ORG.LIBREOFFICE.REGEX([.C108];&quot;[^DU]D&quot;;;1));&quot;&quot;;&quot;As&quot;)">
            <text:p/>
          </table:table-cell>
          <table:table-cell table:number-columns-repeated="7"/>
          <table:table-cell table:formula="of:=LOOKUP(2;1/(NOT(ISNUMBER([.$A$1:.$A109])));[.$A$1:.$A10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09]);[.A109]+1;1)" office:value-type="float" office:value="108" calcext:value-type="float">
            <text:p>108</text:p>
          </table:table-cell>
          <table:table-cell table:formula="of:=IFNA(DMOVE([.A110];[.K109];[.B108:.C109]);&quot;&quot;)" office:value-type="string" office:string-value="" calcext:value-type="error">
            <text:p>#VALUE!</text:p>
          </table:table-cell>
          <table:table-cell table:formula="of:=IF(ISNA(ORG.LIBREOFFICE.REGEX([.C109];&quot;[^DU]D&quot;;;1));&quot;&quot;;&quot;As&quot;)">
            <text:p/>
          </table:table-cell>
          <table:table-cell table:number-columns-repeated="7"/>
          <table:table-cell table:formula="of:=LOOKUP(2;1/(NOT(ISNUMBER([.$A$1:.$A110])));[.$A$1:.$A11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0]);[.A110]+1;1)" office:value-type="float" office:value="109" calcext:value-type="float">
            <text:p>109</text:p>
          </table:table-cell>
          <table:table-cell table:formula="of:=IFNA(DMOVE([.A111];[.K110];[.B109:.C110]);&quot;&quot;)" office:value-type="string" office:string-value="" calcext:value-type="error">
            <text:p>#VALUE!</text:p>
          </table:table-cell>
          <table:table-cell table:formula="of:=IF(ISNA(ORG.LIBREOFFICE.REGEX([.C110];&quot;[^DU]D&quot;;;1));&quot;&quot;;&quot;As&quot;)">
            <text:p/>
          </table:table-cell>
          <table:table-cell table:number-columns-repeated="7"/>
          <table:table-cell table:formula="of:=LOOKUP(2;1/(NOT(ISNUMBER([.$A$1:.$A111])));[.$A$1:.$A11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1]);[.A111]+1;1)" office:value-type="float" office:value="110" calcext:value-type="float">
            <text:p>110</text:p>
          </table:table-cell>
          <table:table-cell table:formula="of:=IFNA(DMOVE([.A112];[.K111];[.B110:.C111]);&quot;&quot;)" office:value-type="string" office:string-value="" calcext:value-type="error">
            <text:p>#VALUE!</text:p>
          </table:table-cell>
          <table:table-cell table:formula="of:=IF(ISNA(ORG.LIBREOFFICE.REGEX([.C111];&quot;[^DU]D&quot;;;1));&quot;&quot;;&quot;As&quot;)">
            <text:p/>
          </table:table-cell>
          <table:table-cell table:number-columns-repeated="7"/>
          <table:table-cell table:formula="of:=LOOKUP(2;1/(NOT(ISNUMBER([.$A$1:.$A112])));[.$A$1:.$A11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2]);[.A112]+1;1)" office:value-type="float" office:value="111" calcext:value-type="float">
            <text:p>111</text:p>
          </table:table-cell>
          <table:table-cell table:formula="of:=IFNA(DMOVE([.A113];[.K112];[.B111:.C112]);&quot;&quot;)" office:value-type="string" office:string-value="" calcext:value-type="error">
            <text:p>#VALUE!</text:p>
          </table:table-cell>
          <table:table-cell table:formula="of:=IF(ISNA(ORG.LIBREOFFICE.REGEX([.C112];&quot;[^DU]D&quot;;;1));&quot;&quot;;&quot;As&quot;)">
            <text:p/>
          </table:table-cell>
          <table:table-cell table:number-columns-repeated="7"/>
          <table:table-cell table:formula="of:=LOOKUP(2;1/(NOT(ISNUMBER([.$A$1:.$A113])));[.$A$1:.$A11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3]);[.A113]+1;1)" office:value-type="float" office:value="112" calcext:value-type="float">
            <text:p>112</text:p>
          </table:table-cell>
          <table:table-cell table:formula="of:=IFNA(DMOVE([.A114];[.K113];[.B112:.C113]);&quot;&quot;)" office:value-type="string" office:string-value="" calcext:value-type="error">
            <text:p>#VALUE!</text:p>
          </table:table-cell>
          <table:table-cell table:formula="of:=IF(ISNA(ORG.LIBREOFFICE.REGEX([.C113];&quot;[^DU]D&quot;;;1));&quot;&quot;;&quot;As&quot;)">
            <text:p/>
          </table:table-cell>
          <table:table-cell table:number-columns-repeated="7"/>
          <table:table-cell table:formula="of:=LOOKUP(2;1/(NOT(ISNUMBER([.$A$1:.$A114])));[.$A$1:.$A11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4]);[.A114]+1;1)" office:value-type="float" office:value="113" calcext:value-type="float">
            <text:p>113</text:p>
          </table:table-cell>
          <table:table-cell table:formula="of:=IFNA(DMOVE([.A115];[.K114];[.B113:.C114]);&quot;&quot;)" office:value-type="string" office:string-value="" calcext:value-type="error">
            <text:p>#VALUE!</text:p>
          </table:table-cell>
          <table:table-cell table:formula="of:=IF(ISNA(ORG.LIBREOFFICE.REGEX([.C114];&quot;[^DU]D&quot;;;1));&quot;&quot;;&quot;As&quot;)">
            <text:p/>
          </table:table-cell>
          <table:table-cell table:number-columns-repeated="7"/>
          <table:table-cell table:formula="of:=LOOKUP(2;1/(NOT(ISNUMBER([.$A$1:.$A115])));[.$A$1:.$A11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5]);[.A115]+1;1)" office:value-type="float" office:value="114" calcext:value-type="float">
            <text:p>114</text:p>
          </table:table-cell>
          <table:table-cell table:formula="of:=IFNA(DMOVE([.A116];[.K115];[.B114:.C115]);&quot;&quot;)" office:value-type="string" office:string-value="" calcext:value-type="error">
            <text:p>#VALUE!</text:p>
          </table:table-cell>
          <table:table-cell table:formula="of:=IF(ISNA(ORG.LIBREOFFICE.REGEX([.C115];&quot;[^DU]D&quot;;;1));&quot;&quot;;&quot;As&quot;)">
            <text:p/>
          </table:table-cell>
          <table:table-cell table:number-columns-repeated="7"/>
          <table:table-cell table:formula="of:=LOOKUP(2;1/(NOT(ISNUMBER([.$A$1:.$A116])));[.$A$1:.$A11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6]);[.A116]+1;1)" office:value-type="float" office:value="115" calcext:value-type="float">
            <text:p>115</text:p>
          </table:table-cell>
          <table:table-cell table:formula="of:=IFNA(DMOVE([.A117];[.K116];[.B115:.C116]);&quot;&quot;)" office:value-type="string" office:string-value="" calcext:value-type="error">
            <text:p>#VALUE!</text:p>
          </table:table-cell>
          <table:table-cell table:formula="of:=IF(ISNA(ORG.LIBREOFFICE.REGEX([.C116];&quot;[^DU]D&quot;;;1));&quot;&quot;;&quot;As&quot;)">
            <text:p/>
          </table:table-cell>
          <table:table-cell table:number-columns-repeated="7"/>
          <table:table-cell table:formula="of:=LOOKUP(2;1/(NOT(ISNUMBER([.$A$1:.$A117])));[.$A$1:.$A11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7]);[.A117]+1;1)" office:value-type="float" office:value="116" calcext:value-type="float">
            <text:p>116</text:p>
          </table:table-cell>
          <table:table-cell table:formula="of:=IFNA(DMOVE([.A118];[.K117];[.B116:.C117]);&quot;&quot;)" office:value-type="string" office:string-value="" calcext:value-type="error">
            <text:p>#VALUE!</text:p>
          </table:table-cell>
          <table:table-cell table:formula="of:=IF(ISNA(ORG.LIBREOFFICE.REGEX([.C117];&quot;[^DU]D&quot;;;1));&quot;&quot;;&quot;As&quot;)">
            <text:p/>
          </table:table-cell>
          <table:table-cell table:number-columns-repeated="7"/>
          <table:table-cell table:formula="of:=LOOKUP(2;1/(NOT(ISNUMBER([.$A$1:.$A118])));[.$A$1:.$A11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8]);[.A118]+1;1)" office:value-type="float" office:value="117" calcext:value-type="float">
            <text:p>117</text:p>
          </table:table-cell>
          <table:table-cell table:formula="of:=IFNA(DMOVE([.A119];[.K118];[.B117:.C118]);&quot;&quot;)" office:value-type="string" office:string-value="" calcext:value-type="error">
            <text:p>#VALUE!</text:p>
          </table:table-cell>
          <table:table-cell table:formula="of:=IF(ISNA(ORG.LIBREOFFICE.REGEX([.C118];&quot;[^DU]D&quot;;;1));&quot;&quot;;&quot;As&quot;)">
            <text:p/>
          </table:table-cell>
          <table:table-cell table:number-columns-repeated="7"/>
          <table:table-cell table:formula="of:=LOOKUP(2;1/(NOT(ISNUMBER([.$A$1:.$A119])));[.$A$1:.$A11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19]);[.A119]+1;1)" office:value-type="float" office:value="118" calcext:value-type="float">
            <text:p>118</text:p>
          </table:table-cell>
          <table:table-cell table:formula="of:=IFNA(DMOVE([.A120];[.K119];[.B118:.C119]);&quot;&quot;)" office:value-type="string" office:string-value="" calcext:value-type="error">
            <text:p>#VALUE!</text:p>
          </table:table-cell>
          <table:table-cell table:formula="of:=IF(ISNA(ORG.LIBREOFFICE.REGEX([.C119];&quot;[^DU]D&quot;;;1));&quot;&quot;;&quot;As&quot;)">
            <text:p/>
          </table:table-cell>
          <table:table-cell table:number-columns-repeated="7"/>
          <table:table-cell table:formula="of:=LOOKUP(2;1/(NOT(ISNUMBER([.$A$1:.$A120])));[.$A$1:.$A12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0]);[.A120]+1;1)" office:value-type="float" office:value="119" calcext:value-type="float">
            <text:p>119</text:p>
          </table:table-cell>
          <table:table-cell table:formula="of:=IFNA(DMOVE([.A121];[.K120];[.B119:.C120]);&quot;&quot;)" office:value-type="string" office:string-value="" calcext:value-type="error">
            <text:p>#VALUE!</text:p>
          </table:table-cell>
          <table:table-cell table:formula="of:=IF(ISNA(ORG.LIBREOFFICE.REGEX([.C120];&quot;[^DU]D&quot;;;1));&quot;&quot;;&quot;As&quot;)">
            <text:p/>
          </table:table-cell>
          <table:table-cell table:number-columns-repeated="7"/>
          <table:table-cell table:formula="of:=LOOKUP(2;1/(NOT(ISNUMBER([.$A$1:.$A121])));[.$A$1:.$A12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1]);[.A121]+1;1)" office:value-type="float" office:value="120" calcext:value-type="float">
            <text:p>120</text:p>
          </table:table-cell>
          <table:table-cell table:formula="of:=IFNA(DMOVE([.A122];[.K121];[.B120:.C121]);&quot;&quot;)" office:value-type="string" office:string-value="" calcext:value-type="error">
            <text:p>#VALUE!</text:p>
          </table:table-cell>
          <table:table-cell table:formula="of:=IF(ISNA(ORG.LIBREOFFICE.REGEX([.C121];&quot;[^DU]D&quot;;;1));&quot;&quot;;&quot;As&quot;)">
            <text:p/>
          </table:table-cell>
          <table:table-cell table:number-columns-repeated="7"/>
          <table:table-cell table:formula="of:=LOOKUP(2;1/(NOT(ISNUMBER([.$A$1:.$A122])));[.$A$1:.$A12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2]);[.A122]+1;1)" office:value-type="float" office:value="121" calcext:value-type="float">
            <text:p>121</text:p>
          </table:table-cell>
          <table:table-cell table:formula="of:=IFNA(DMOVE([.A123];[.K122];[.B121:.C122]);&quot;&quot;)" office:value-type="string" office:string-value="" calcext:value-type="error">
            <text:p>#VALUE!</text:p>
          </table:table-cell>
          <table:table-cell table:formula="of:=IF(ISNA(ORG.LIBREOFFICE.REGEX([.C122];&quot;[^DU]D&quot;;;1));&quot;&quot;;&quot;As&quot;)">
            <text:p/>
          </table:table-cell>
          <table:table-cell table:number-columns-repeated="7"/>
          <table:table-cell table:formula="of:=LOOKUP(2;1/(NOT(ISNUMBER([.$A$1:.$A123])));[.$A$1:.$A12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3]);[.A123]+1;1)" office:value-type="float" office:value="122" calcext:value-type="float">
            <text:p>122</text:p>
          </table:table-cell>
          <table:table-cell table:formula="of:=IFNA(DMOVE([.A124];[.K123];[.B122:.C123]);&quot;&quot;)" office:value-type="string" office:string-value="" calcext:value-type="error">
            <text:p>#VALUE!</text:p>
          </table:table-cell>
          <table:table-cell table:formula="of:=IF(ISNA(ORG.LIBREOFFICE.REGEX([.C123];&quot;[^DU]D&quot;;;1));&quot;&quot;;&quot;As&quot;)">
            <text:p/>
          </table:table-cell>
          <table:table-cell table:number-columns-repeated="7"/>
          <table:table-cell table:formula="of:=LOOKUP(2;1/(NOT(ISNUMBER([.$A$1:.$A124])));[.$A$1:.$A12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4]);[.A124]+1;1)" office:value-type="float" office:value="123" calcext:value-type="float">
            <text:p>123</text:p>
          </table:table-cell>
          <table:table-cell table:formula="of:=IFNA(DMOVE([.A125];[.K124];[.B123:.C124]);&quot;&quot;)" office:value-type="string" office:string-value="" calcext:value-type="error">
            <text:p>#VALUE!</text:p>
          </table:table-cell>
          <table:table-cell table:formula="of:=IF(ISNA(ORG.LIBREOFFICE.REGEX([.C124];&quot;[^DU]D&quot;;;1));&quot;&quot;;&quot;As&quot;)">
            <text:p/>
          </table:table-cell>
          <table:table-cell table:number-columns-repeated="7"/>
          <table:table-cell table:formula="of:=LOOKUP(2;1/(NOT(ISNUMBER([.$A$1:.$A125])));[.$A$1:.$A12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5]);[.A125]+1;1)" office:value-type="float" office:value="124" calcext:value-type="float">
            <text:p>124</text:p>
          </table:table-cell>
          <table:table-cell table:formula="of:=IFNA(DMOVE([.A126];[.K125];[.B124:.C125]);&quot;&quot;)" office:value-type="string" office:string-value="" calcext:value-type="error">
            <text:p>#VALUE!</text:p>
          </table:table-cell>
          <table:table-cell table:formula="of:=IF(ISNA(ORG.LIBREOFFICE.REGEX([.C125];&quot;[^DU]D&quot;;;1));&quot;&quot;;&quot;As&quot;)">
            <text:p/>
          </table:table-cell>
          <table:table-cell table:number-columns-repeated="7"/>
          <table:table-cell table:formula="of:=LOOKUP(2;1/(NOT(ISNUMBER([.$A$1:.$A126])));[.$A$1:.$A12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6]);[.A126]+1;1)" office:value-type="float" office:value="125" calcext:value-type="float">
            <text:p>125</text:p>
          </table:table-cell>
          <table:table-cell table:formula="of:=IFNA(DMOVE([.A127];[.K126];[.B125:.C126]);&quot;&quot;)" office:value-type="string" office:string-value="" calcext:value-type="error">
            <text:p>#VALUE!</text:p>
          </table:table-cell>
          <table:table-cell table:formula="of:=IF(ISNA(ORG.LIBREOFFICE.REGEX([.C126];&quot;[^DU]D&quot;;;1));&quot;&quot;;&quot;As&quot;)">
            <text:p/>
          </table:table-cell>
          <table:table-cell table:number-columns-repeated="7"/>
          <table:table-cell table:formula="of:=LOOKUP(2;1/(NOT(ISNUMBER([.$A$1:.$A127])));[.$A$1:.$A12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7]);[.A127]+1;1)" office:value-type="float" office:value="126" calcext:value-type="float">
            <text:p>126</text:p>
          </table:table-cell>
          <table:table-cell table:formula="of:=IFNA(DMOVE([.A128];[.K127];[.B126:.C127]);&quot;&quot;)" office:value-type="string" office:string-value="" calcext:value-type="error">
            <text:p>#VALUE!</text:p>
          </table:table-cell>
          <table:table-cell table:formula="of:=IF(ISNA(ORG.LIBREOFFICE.REGEX([.C127];&quot;[^DU]D&quot;;;1));&quot;&quot;;&quot;As&quot;)">
            <text:p/>
          </table:table-cell>
          <table:table-cell table:number-columns-repeated="7"/>
          <table:table-cell table:formula="of:=LOOKUP(2;1/(NOT(ISNUMBER([.$A$1:.$A128])));[.$A$1:.$A12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8]);[.A128]+1;1)" office:value-type="float" office:value="127" calcext:value-type="float">
            <text:p>127</text:p>
          </table:table-cell>
          <table:table-cell table:formula="of:=IFNA(DMOVE([.A129];[.K128];[.B127:.C128]);&quot;&quot;)" office:value-type="string" office:string-value="" calcext:value-type="error">
            <text:p>#VALUE!</text:p>
          </table:table-cell>
          <table:table-cell table:formula="of:=IF(ISNA(ORG.LIBREOFFICE.REGEX([.C128];&quot;[^DU]D&quot;;;1));&quot;&quot;;&quot;As&quot;)">
            <text:p/>
          </table:table-cell>
          <table:table-cell table:number-columns-repeated="7"/>
          <table:table-cell table:formula="of:=LOOKUP(2;1/(NOT(ISNUMBER([.$A$1:.$A129])));[.$A$1:.$A12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29]);[.A129]+1;1)" office:value-type="float" office:value="128" calcext:value-type="float">
            <text:p>128</text:p>
          </table:table-cell>
          <table:table-cell table:formula="of:=IFNA(DMOVE([.A130];[.K129];[.B128:.C129]);&quot;&quot;)" office:value-type="string" office:string-value="" calcext:value-type="error">
            <text:p>#VALUE!</text:p>
          </table:table-cell>
          <table:table-cell table:formula="of:=IF(ISNA(ORG.LIBREOFFICE.REGEX([.C129];&quot;[^DU]D&quot;;;1));&quot;&quot;;&quot;As&quot;)">
            <text:p/>
          </table:table-cell>
          <table:table-cell table:number-columns-repeated="7"/>
          <table:table-cell table:formula="of:=LOOKUP(2;1/(NOT(ISNUMBER([.$A$1:.$A130])));[.$A$1:.$A13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0]);[.A130]+1;1)" office:value-type="float" office:value="129" calcext:value-type="float">
            <text:p>129</text:p>
          </table:table-cell>
          <table:table-cell table:formula="of:=IFNA(DMOVE([.A131];[.K130];[.B129:.C130]);&quot;&quot;)" office:value-type="string" office:string-value="" calcext:value-type="error">
            <text:p>#VALUE!</text:p>
          </table:table-cell>
          <table:table-cell table:formula="of:=IF(ISNA(ORG.LIBREOFFICE.REGEX([.C130];&quot;[^DU]D&quot;;;1));&quot;&quot;;&quot;As&quot;)">
            <text:p/>
          </table:table-cell>
          <table:table-cell table:number-columns-repeated="7"/>
          <table:table-cell table:formula="of:=LOOKUP(2;1/(NOT(ISNUMBER([.$A$1:.$A131])));[.$A$1:.$A13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1]);[.A131]+1;1)" office:value-type="float" office:value="130" calcext:value-type="float">
            <text:p>130</text:p>
          </table:table-cell>
          <table:table-cell table:formula="of:=IFNA(DMOVE([.A132];[.K131];[.B130:.C131]);&quot;&quot;)" office:value-type="string" office:string-value="" calcext:value-type="error">
            <text:p>#VALUE!</text:p>
          </table:table-cell>
          <table:table-cell table:formula="of:=IF(ISNA(ORG.LIBREOFFICE.REGEX([.C131];&quot;[^DU]D&quot;;;1));&quot;&quot;;&quot;As&quot;)">
            <text:p/>
          </table:table-cell>
          <table:table-cell table:number-columns-repeated="7"/>
          <table:table-cell table:formula="of:=LOOKUP(2;1/(NOT(ISNUMBER([.$A$1:.$A132])));[.$A$1:.$A13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2]);[.A132]+1;1)" office:value-type="float" office:value="131" calcext:value-type="float">
            <text:p>131</text:p>
          </table:table-cell>
          <table:table-cell table:formula="of:=IFNA(DMOVE([.A133];[.K132];[.B131:.C132]);&quot;&quot;)" office:value-type="string" office:string-value="" calcext:value-type="error">
            <text:p>#VALUE!</text:p>
          </table:table-cell>
          <table:table-cell table:formula="of:=IF(ISNA(ORG.LIBREOFFICE.REGEX([.C132];&quot;[^DU]D&quot;;;1));&quot;&quot;;&quot;As&quot;)">
            <text:p/>
          </table:table-cell>
          <table:table-cell table:number-columns-repeated="7"/>
          <table:table-cell table:formula="of:=LOOKUP(2;1/(NOT(ISNUMBER([.$A$1:.$A133])));[.$A$1:.$A13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3]);[.A133]+1;1)" office:value-type="float" office:value="132" calcext:value-type="float">
            <text:p>132</text:p>
          </table:table-cell>
          <table:table-cell table:formula="of:=IFNA(DMOVE([.A134];[.K133];[.B132:.C133]);&quot;&quot;)" office:value-type="string" office:string-value="" calcext:value-type="error">
            <text:p>#VALUE!</text:p>
          </table:table-cell>
          <table:table-cell table:formula="of:=IF(ISNA(ORG.LIBREOFFICE.REGEX([.C133];&quot;[^DU]D&quot;;;1));&quot;&quot;;&quot;As&quot;)">
            <text:p/>
          </table:table-cell>
          <table:table-cell table:number-columns-repeated="7"/>
          <table:table-cell table:formula="of:=LOOKUP(2;1/(NOT(ISNUMBER([.$A$1:.$A134])));[.$A$1:.$A13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4]);[.A134]+1;1)" office:value-type="float" office:value="133" calcext:value-type="float">
            <text:p>133</text:p>
          </table:table-cell>
          <table:table-cell table:formula="of:=IFNA(DMOVE([.A135];[.K134];[.B133:.C134]);&quot;&quot;)" office:value-type="string" office:string-value="" calcext:value-type="error">
            <text:p>#VALUE!</text:p>
          </table:table-cell>
          <table:table-cell table:formula="of:=IF(ISNA(ORG.LIBREOFFICE.REGEX([.C134];&quot;[^DU]D&quot;;;1));&quot;&quot;;&quot;As&quot;)">
            <text:p/>
          </table:table-cell>
          <table:table-cell table:number-columns-repeated="7"/>
          <table:table-cell table:formula="of:=LOOKUP(2;1/(NOT(ISNUMBER([.$A$1:.$A135])));[.$A$1:.$A13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5]);[.A135]+1;1)" office:value-type="float" office:value="134" calcext:value-type="float">
            <text:p>134</text:p>
          </table:table-cell>
          <table:table-cell table:formula="of:=IFNA(DMOVE([.A136];[.K135];[.B134:.C135]);&quot;&quot;)" office:value-type="string" office:string-value="" calcext:value-type="error">
            <text:p>#VALUE!</text:p>
          </table:table-cell>
          <table:table-cell table:formula="of:=IF(ISNA(ORG.LIBREOFFICE.REGEX([.C135];&quot;[^DU]D&quot;;;1));&quot;&quot;;&quot;As&quot;)">
            <text:p/>
          </table:table-cell>
          <table:table-cell table:number-columns-repeated="7"/>
          <table:table-cell table:formula="of:=LOOKUP(2;1/(NOT(ISNUMBER([.$A$1:.$A136])));[.$A$1:.$A13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6]);[.A136]+1;1)" office:value-type="float" office:value="135" calcext:value-type="float">
            <text:p>135</text:p>
          </table:table-cell>
          <table:table-cell table:formula="of:=IFNA(DMOVE([.A137];[.K136];[.B135:.C136]);&quot;&quot;)" office:value-type="string" office:string-value="" calcext:value-type="error">
            <text:p>#VALUE!</text:p>
          </table:table-cell>
          <table:table-cell table:formula="of:=IF(ISNA(ORG.LIBREOFFICE.REGEX([.C136];&quot;[^DU]D&quot;;;1));&quot;&quot;;&quot;As&quot;)">
            <text:p/>
          </table:table-cell>
          <table:table-cell table:number-columns-repeated="7"/>
          <table:table-cell table:formula="of:=LOOKUP(2;1/(NOT(ISNUMBER([.$A$1:.$A137])));[.$A$1:.$A13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7]);[.A137]+1;1)" office:value-type="float" office:value="136" calcext:value-type="float">
            <text:p>136</text:p>
          </table:table-cell>
          <table:table-cell table:formula="of:=IFNA(DMOVE([.A138];[.K137];[.B136:.C137]);&quot;&quot;)" office:value-type="string" office:string-value="" calcext:value-type="error">
            <text:p>#VALUE!</text:p>
          </table:table-cell>
          <table:table-cell table:formula="of:=IF(ISNA(ORG.LIBREOFFICE.REGEX([.C137];&quot;[^DU]D&quot;;;1));&quot;&quot;;&quot;As&quot;)">
            <text:p/>
          </table:table-cell>
          <table:table-cell table:number-columns-repeated="7"/>
          <table:table-cell table:formula="of:=LOOKUP(2;1/(NOT(ISNUMBER([.$A$1:.$A138])));[.$A$1:.$A13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8]);[.A138]+1;1)" office:value-type="float" office:value="137" calcext:value-type="float">
            <text:p>137</text:p>
          </table:table-cell>
          <table:table-cell table:formula="of:=IFNA(DMOVE([.A139];[.K138];[.B137:.C138]);&quot;&quot;)" office:value-type="string" office:string-value="" calcext:value-type="error">
            <text:p>#VALUE!</text:p>
          </table:table-cell>
          <table:table-cell table:formula="of:=IF(ISNA(ORG.LIBREOFFICE.REGEX([.C138];&quot;[^DU]D&quot;;;1));&quot;&quot;;&quot;As&quot;)">
            <text:p/>
          </table:table-cell>
          <table:table-cell table:number-columns-repeated="7"/>
          <table:table-cell table:formula="of:=LOOKUP(2;1/(NOT(ISNUMBER([.$A$1:.$A139])));[.$A$1:.$A13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39]);[.A139]+1;1)" office:value-type="float" office:value="138" calcext:value-type="float">
            <text:p>138</text:p>
          </table:table-cell>
          <table:table-cell table:formula="of:=IFNA(DMOVE([.A140];[.K139];[.B138:.C139]);&quot;&quot;)" office:value-type="string" office:string-value="" calcext:value-type="error">
            <text:p>#VALUE!</text:p>
          </table:table-cell>
          <table:table-cell table:formula="of:=IF(ISNA(ORG.LIBREOFFICE.REGEX([.C139];&quot;[^DU]D&quot;;;1));&quot;&quot;;&quot;As&quot;)">
            <text:p/>
          </table:table-cell>
          <table:table-cell table:number-columns-repeated="7"/>
          <table:table-cell table:formula="of:=LOOKUP(2;1/(NOT(ISNUMBER([.$A$1:.$A140])));[.$A$1:.$A14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0]);[.A140]+1;1)" office:value-type="float" office:value="139" calcext:value-type="float">
            <text:p>139</text:p>
          </table:table-cell>
          <table:table-cell table:formula="of:=IFNA(DMOVE([.A141];[.K140];[.B139:.C140]);&quot;&quot;)" office:value-type="string" office:string-value="" calcext:value-type="error">
            <text:p>#VALUE!</text:p>
          </table:table-cell>
          <table:table-cell table:formula="of:=IF(ISNA(ORG.LIBREOFFICE.REGEX([.C140];&quot;[^DU]D&quot;;;1));&quot;&quot;;&quot;As&quot;)">
            <text:p/>
          </table:table-cell>
          <table:table-cell table:number-columns-repeated="7"/>
          <table:table-cell table:formula="of:=LOOKUP(2;1/(NOT(ISNUMBER([.$A$1:.$A141])));[.$A$1:.$A14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1]);[.A141]+1;1)" office:value-type="float" office:value="140" calcext:value-type="float">
            <text:p>140</text:p>
          </table:table-cell>
          <table:table-cell table:formula="of:=IFNA(DMOVE([.A142];[.K141];[.B140:.C141]);&quot;&quot;)" office:value-type="string" office:string-value="" calcext:value-type="error">
            <text:p>#VALUE!</text:p>
          </table:table-cell>
          <table:table-cell table:formula="of:=IF(ISNA(ORG.LIBREOFFICE.REGEX([.C141];&quot;[^DU]D&quot;;;1));&quot;&quot;;&quot;As&quot;)">
            <text:p/>
          </table:table-cell>
          <table:table-cell table:number-columns-repeated="7"/>
          <table:table-cell table:formula="of:=LOOKUP(2;1/(NOT(ISNUMBER([.$A$1:.$A142])));[.$A$1:.$A14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2]);[.A142]+1;1)" office:value-type="float" office:value="141" calcext:value-type="float">
            <text:p>141</text:p>
          </table:table-cell>
          <table:table-cell table:formula="of:=IFNA(DMOVE([.A143];[.K142];[.B141:.C142]);&quot;&quot;)" office:value-type="string" office:string-value="" calcext:value-type="error">
            <text:p>#VALUE!</text:p>
          </table:table-cell>
          <table:table-cell table:formula="of:=IF(ISNA(ORG.LIBREOFFICE.REGEX([.C142];&quot;[^DU]D&quot;;;1));&quot;&quot;;&quot;As&quot;)">
            <text:p/>
          </table:table-cell>
          <table:table-cell table:number-columns-repeated="7"/>
          <table:table-cell table:formula="of:=LOOKUP(2;1/(NOT(ISNUMBER([.$A$1:.$A143])));[.$A$1:.$A14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3]);[.A143]+1;1)" office:value-type="float" office:value="142" calcext:value-type="float">
            <text:p>142</text:p>
          </table:table-cell>
          <table:table-cell table:formula="of:=IFNA(DMOVE([.A144];[.K143];[.B142:.C143]);&quot;&quot;)" office:value-type="string" office:string-value="" calcext:value-type="error">
            <text:p>#VALUE!</text:p>
          </table:table-cell>
          <table:table-cell table:formula="of:=IF(ISNA(ORG.LIBREOFFICE.REGEX([.C143];&quot;[^DU]D&quot;;;1));&quot;&quot;;&quot;As&quot;)">
            <text:p/>
          </table:table-cell>
          <table:table-cell table:number-columns-repeated="7"/>
          <table:table-cell table:formula="of:=LOOKUP(2;1/(NOT(ISNUMBER([.$A$1:.$A144])));[.$A$1:.$A14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4]);[.A144]+1;1)" office:value-type="float" office:value="143" calcext:value-type="float">
            <text:p>143</text:p>
          </table:table-cell>
          <table:table-cell table:formula="of:=IFNA(DMOVE([.A145];[.K144];[.B143:.C144]);&quot;&quot;)" office:value-type="string" office:string-value="" calcext:value-type="error">
            <text:p>#VALUE!</text:p>
          </table:table-cell>
          <table:table-cell table:formula="of:=IF(ISNA(ORG.LIBREOFFICE.REGEX([.C144];&quot;[^DU]D&quot;;;1));&quot;&quot;;&quot;As&quot;)">
            <text:p/>
          </table:table-cell>
          <table:table-cell table:number-columns-repeated="7"/>
          <table:table-cell table:formula="of:=LOOKUP(2;1/(NOT(ISNUMBER([.$A$1:.$A145])));[.$A$1:.$A14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5]);[.A145]+1;1)" office:value-type="float" office:value="144" calcext:value-type="float">
            <text:p>144</text:p>
          </table:table-cell>
          <table:table-cell table:formula="of:=IFNA(DMOVE([.A146];[.K145];[.B144:.C145]);&quot;&quot;)" office:value-type="string" office:string-value="" calcext:value-type="error">
            <text:p>#VALUE!</text:p>
          </table:table-cell>
          <table:table-cell table:formula="of:=IF(ISNA(ORG.LIBREOFFICE.REGEX([.C145];&quot;[^DU]D&quot;;;1));&quot;&quot;;&quot;As&quot;)">
            <text:p/>
          </table:table-cell>
          <table:table-cell table:number-columns-repeated="7"/>
          <table:table-cell table:formula="of:=LOOKUP(2;1/(NOT(ISNUMBER([.$A$1:.$A146])));[.$A$1:.$A14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6]);[.A146]+1;1)" office:value-type="float" office:value="145" calcext:value-type="float">
            <text:p>145</text:p>
          </table:table-cell>
          <table:table-cell table:formula="of:=IFNA(DMOVE([.A147];[.K146];[.B145:.C146]);&quot;&quot;)" office:value-type="string" office:string-value="" calcext:value-type="error">
            <text:p>#VALUE!</text:p>
          </table:table-cell>
          <table:table-cell table:formula="of:=IF(ISNA(ORG.LIBREOFFICE.REGEX([.C146];&quot;[^DU]D&quot;;;1));&quot;&quot;;&quot;As&quot;)">
            <text:p/>
          </table:table-cell>
          <table:table-cell table:number-columns-repeated="7"/>
          <table:table-cell table:formula="of:=LOOKUP(2;1/(NOT(ISNUMBER([.$A$1:.$A147])));[.$A$1:.$A14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7]);[.A147]+1;1)" office:value-type="float" office:value="146" calcext:value-type="float">
            <text:p>146</text:p>
          </table:table-cell>
          <table:table-cell table:formula="of:=IFNA(DMOVE([.A148];[.K147];[.B146:.C147]);&quot;&quot;)" office:value-type="string" office:string-value="" calcext:value-type="error">
            <text:p>#VALUE!</text:p>
          </table:table-cell>
          <table:table-cell table:formula="of:=IF(ISNA(ORG.LIBREOFFICE.REGEX([.C147];&quot;[^DU]D&quot;;;1));&quot;&quot;;&quot;As&quot;)">
            <text:p/>
          </table:table-cell>
          <table:table-cell table:number-columns-repeated="7"/>
          <table:table-cell table:formula="of:=LOOKUP(2;1/(NOT(ISNUMBER([.$A$1:.$A148])));[.$A$1:.$A14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8]);[.A148]+1;1)" office:value-type="float" office:value="147" calcext:value-type="float">
            <text:p>147</text:p>
          </table:table-cell>
          <table:table-cell table:formula="of:=IFNA(DMOVE([.A149];[.K148];[.B147:.C148]);&quot;&quot;)" office:value-type="string" office:string-value="" calcext:value-type="error">
            <text:p>#VALUE!</text:p>
          </table:table-cell>
          <table:table-cell table:formula="of:=IF(ISNA(ORG.LIBREOFFICE.REGEX([.C148];&quot;[^DU]D&quot;;;1));&quot;&quot;;&quot;As&quot;)">
            <text:p/>
          </table:table-cell>
          <table:table-cell table:number-columns-repeated="7"/>
          <table:table-cell table:formula="of:=LOOKUP(2;1/(NOT(ISNUMBER([.$A$1:.$A149])));[.$A$1:.$A14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49]);[.A149]+1;1)" office:value-type="float" office:value="148" calcext:value-type="float">
            <text:p>148</text:p>
          </table:table-cell>
          <table:table-cell table:formula="of:=IFNA(DMOVE([.A150];[.K149];[.B148:.C149]);&quot;&quot;)" office:value-type="string" office:string-value="" calcext:value-type="error">
            <text:p>#VALUE!</text:p>
          </table:table-cell>
          <table:table-cell table:formula="of:=IF(ISNA(ORG.LIBREOFFICE.REGEX([.C149];&quot;[^DU]D&quot;;;1));&quot;&quot;;&quot;As&quot;)">
            <text:p/>
          </table:table-cell>
          <table:table-cell table:number-columns-repeated="7"/>
          <table:table-cell table:formula="of:=LOOKUP(2;1/(NOT(ISNUMBER([.$A$1:.$A150])));[.$A$1:.$A15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0]);[.A150]+1;1)" office:value-type="float" office:value="149" calcext:value-type="float">
            <text:p>149</text:p>
          </table:table-cell>
          <table:table-cell table:formula="of:=IFNA(DMOVE([.A151];[.K150];[.B149:.C150]);&quot;&quot;)" office:value-type="string" office:string-value="" calcext:value-type="error">
            <text:p>#VALUE!</text:p>
          </table:table-cell>
          <table:table-cell table:formula="of:=IF(ISNA(ORG.LIBREOFFICE.REGEX([.C150];&quot;[^DU]D&quot;;;1));&quot;&quot;;&quot;As&quot;)">
            <text:p/>
          </table:table-cell>
          <table:table-cell table:number-columns-repeated="7"/>
          <table:table-cell table:formula="of:=LOOKUP(2;1/(NOT(ISNUMBER([.$A$1:.$A151])));[.$A$1:.$A15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1]);[.A151]+1;1)" office:value-type="float" office:value="150" calcext:value-type="float">
            <text:p>150</text:p>
          </table:table-cell>
          <table:table-cell table:formula="of:=IFNA(DMOVE([.A152];[.K151];[.B150:.C151]);&quot;&quot;)" office:value-type="string" office:string-value="" calcext:value-type="error">
            <text:p>#VALUE!</text:p>
          </table:table-cell>
          <table:table-cell table:formula="of:=IF(ISNA(ORG.LIBREOFFICE.REGEX([.C151];&quot;[^DU]D&quot;;;1));&quot;&quot;;&quot;As&quot;)">
            <text:p/>
          </table:table-cell>
          <table:table-cell table:number-columns-repeated="7"/>
          <table:table-cell table:formula="of:=LOOKUP(2;1/(NOT(ISNUMBER([.$A$1:.$A152])));[.$A$1:.$A15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2]);[.A152]+1;1)" office:value-type="float" office:value="151" calcext:value-type="float">
            <text:p>151</text:p>
          </table:table-cell>
          <table:table-cell table:formula="of:=IFNA(DMOVE([.A153];[.K152];[.B151:.C152]);&quot;&quot;)" office:value-type="string" office:string-value="" calcext:value-type="error">
            <text:p>#VALUE!</text:p>
          </table:table-cell>
          <table:table-cell table:formula="of:=IF(ISNA(ORG.LIBREOFFICE.REGEX([.C152];&quot;[^DU]D&quot;;;1));&quot;&quot;;&quot;As&quot;)">
            <text:p/>
          </table:table-cell>
          <table:table-cell table:number-columns-repeated="7"/>
          <table:table-cell table:formula="of:=LOOKUP(2;1/(NOT(ISNUMBER([.$A$1:.$A153])));[.$A$1:.$A15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3]);[.A153]+1;1)" office:value-type="float" office:value="152" calcext:value-type="float">
            <text:p>152</text:p>
          </table:table-cell>
          <table:table-cell table:formula="of:=IFNA(DMOVE([.A154];[.K153];[.B152:.C153]);&quot;&quot;)" office:value-type="string" office:string-value="" calcext:value-type="error">
            <text:p>#VALUE!</text:p>
          </table:table-cell>
          <table:table-cell table:formula="of:=IF(ISNA(ORG.LIBREOFFICE.REGEX([.C153];&quot;[^DU]D&quot;;;1));&quot;&quot;;&quot;As&quot;)">
            <text:p/>
          </table:table-cell>
          <table:table-cell table:number-columns-repeated="7"/>
          <table:table-cell table:formula="of:=LOOKUP(2;1/(NOT(ISNUMBER([.$A$1:.$A154])));[.$A$1:.$A15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4]);[.A154]+1;1)" office:value-type="float" office:value="153" calcext:value-type="float">
            <text:p>153</text:p>
          </table:table-cell>
          <table:table-cell table:formula="of:=IFNA(DMOVE([.A155];[.K154];[.B153:.C154]);&quot;&quot;)" office:value-type="string" office:string-value="" calcext:value-type="error">
            <text:p>#VALUE!</text:p>
          </table:table-cell>
          <table:table-cell table:formula="of:=IF(ISNA(ORG.LIBREOFFICE.REGEX([.C154];&quot;[^DU]D&quot;;;1));&quot;&quot;;&quot;As&quot;)">
            <text:p/>
          </table:table-cell>
          <table:table-cell table:number-columns-repeated="7"/>
          <table:table-cell table:formula="of:=LOOKUP(2;1/(NOT(ISNUMBER([.$A$1:.$A155])));[.$A$1:.$A15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5]);[.A155]+1;1)" office:value-type="float" office:value="154" calcext:value-type="float">
            <text:p>154</text:p>
          </table:table-cell>
          <table:table-cell table:formula="of:=IFNA(DMOVE([.A156];[.K155];[.B154:.C155]);&quot;&quot;)" office:value-type="string" office:string-value="" calcext:value-type="error">
            <text:p>#VALUE!</text:p>
          </table:table-cell>
          <table:table-cell table:formula="of:=IF(ISNA(ORG.LIBREOFFICE.REGEX([.C155];&quot;[^DU]D&quot;;;1));&quot;&quot;;&quot;As&quot;)">
            <text:p/>
          </table:table-cell>
          <table:table-cell table:number-columns-repeated="7"/>
          <table:table-cell table:formula="of:=LOOKUP(2;1/(NOT(ISNUMBER([.$A$1:.$A156])));[.$A$1:.$A15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6]);[.A156]+1;1)" office:value-type="float" office:value="155" calcext:value-type="float">
            <text:p>155</text:p>
          </table:table-cell>
          <table:table-cell table:formula="of:=IFNA(DMOVE([.A157];[.K156];[.B155:.C156]);&quot;&quot;)" office:value-type="string" office:string-value="" calcext:value-type="error">
            <text:p>#VALUE!</text:p>
          </table:table-cell>
          <table:table-cell table:formula="of:=IF(ISNA(ORG.LIBREOFFICE.REGEX([.C156];&quot;[^DU]D&quot;;;1));&quot;&quot;;&quot;As&quot;)">
            <text:p/>
          </table:table-cell>
          <table:table-cell table:number-columns-repeated="7"/>
          <table:table-cell table:formula="of:=LOOKUP(2;1/(NOT(ISNUMBER([.$A$1:.$A157])));[.$A$1:.$A15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7]);[.A157]+1;1)" office:value-type="float" office:value="156" calcext:value-type="float">
            <text:p>156</text:p>
          </table:table-cell>
          <table:table-cell table:formula="of:=IFNA(DMOVE([.A158];[.K157];[.B156:.C157]);&quot;&quot;)" office:value-type="string" office:string-value="" calcext:value-type="error">
            <text:p>#VALUE!</text:p>
          </table:table-cell>
          <table:table-cell table:formula="of:=IF(ISNA(ORG.LIBREOFFICE.REGEX([.C157];&quot;[^DU]D&quot;;;1));&quot;&quot;;&quot;As&quot;)">
            <text:p/>
          </table:table-cell>
          <table:table-cell table:number-columns-repeated="7"/>
          <table:table-cell table:formula="of:=LOOKUP(2;1/(NOT(ISNUMBER([.$A$1:.$A158])));[.$A$1:.$A15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8]);[.A158]+1;1)" office:value-type="float" office:value="157" calcext:value-type="float">
            <text:p>157</text:p>
          </table:table-cell>
          <table:table-cell table:formula="of:=IFNA(DMOVE([.A159];[.K158];[.B157:.C158]);&quot;&quot;)" office:value-type="string" office:string-value="" calcext:value-type="error">
            <text:p>#VALUE!</text:p>
          </table:table-cell>
          <table:table-cell table:formula="of:=IF(ISNA(ORG.LIBREOFFICE.REGEX([.C158];&quot;[^DU]D&quot;;;1));&quot;&quot;;&quot;As&quot;)">
            <text:p/>
          </table:table-cell>
          <table:table-cell table:number-columns-repeated="7"/>
          <table:table-cell table:formula="of:=LOOKUP(2;1/(NOT(ISNUMBER([.$A$1:.$A159])));[.$A$1:.$A15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59]);[.A159]+1;1)" office:value-type="float" office:value="158" calcext:value-type="float">
            <text:p>158</text:p>
          </table:table-cell>
          <table:table-cell table:formula="of:=IFNA(DMOVE([.A160];[.K159];[.B158:.C159]);&quot;&quot;)" office:value-type="string" office:string-value="" calcext:value-type="error">
            <text:p>#VALUE!</text:p>
          </table:table-cell>
          <table:table-cell table:formula="of:=IF(ISNA(ORG.LIBREOFFICE.REGEX([.C159];&quot;[^DU]D&quot;;;1));&quot;&quot;;&quot;As&quot;)">
            <text:p/>
          </table:table-cell>
          <table:table-cell table:number-columns-repeated="7"/>
          <table:table-cell table:formula="of:=LOOKUP(2;1/(NOT(ISNUMBER([.$A$1:.$A160])));[.$A$1:.$A16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0]);[.A160]+1;1)" office:value-type="float" office:value="159" calcext:value-type="float">
            <text:p>159</text:p>
          </table:table-cell>
          <table:table-cell table:formula="of:=IFNA(DMOVE([.A161];[.K160];[.B159:.C160]);&quot;&quot;)" office:value-type="string" office:string-value="" calcext:value-type="error">
            <text:p>#VALUE!</text:p>
          </table:table-cell>
          <table:table-cell table:formula="of:=IF(ISNA(ORG.LIBREOFFICE.REGEX([.C160];&quot;[^DU]D&quot;;;1));&quot;&quot;;&quot;As&quot;)">
            <text:p/>
          </table:table-cell>
          <table:table-cell table:number-columns-repeated="7"/>
          <table:table-cell table:formula="of:=LOOKUP(2;1/(NOT(ISNUMBER([.$A$1:.$A161])));[.$A$1:.$A16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1]);[.A161]+1;1)" office:value-type="float" office:value="160" calcext:value-type="float">
            <text:p>160</text:p>
          </table:table-cell>
          <table:table-cell table:formula="of:=IFNA(DMOVE([.A162];[.K161];[.B160:.C161]);&quot;&quot;)" office:value-type="string" office:string-value="" calcext:value-type="error">
            <text:p>#VALUE!</text:p>
          </table:table-cell>
          <table:table-cell table:formula="of:=IF(ISNA(ORG.LIBREOFFICE.REGEX([.C161];&quot;[^DU]D&quot;;;1));&quot;&quot;;&quot;As&quot;)">
            <text:p/>
          </table:table-cell>
          <table:table-cell table:number-columns-repeated="7"/>
          <table:table-cell table:formula="of:=LOOKUP(2;1/(NOT(ISNUMBER([.$A$1:.$A162])));[.$A$1:.$A16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2]);[.A162]+1;1)" office:value-type="float" office:value="161" calcext:value-type="float">
            <text:p>161</text:p>
          </table:table-cell>
          <table:table-cell table:formula="of:=IFNA(DMOVE([.A163];[.K162];[.B161:.C162]);&quot;&quot;)" office:value-type="string" office:string-value="" calcext:value-type="error">
            <text:p>#VALUE!</text:p>
          </table:table-cell>
          <table:table-cell table:formula="of:=IF(ISNA(ORG.LIBREOFFICE.REGEX([.C162];&quot;[^DU]D&quot;;;1));&quot;&quot;;&quot;As&quot;)">
            <text:p/>
          </table:table-cell>
          <table:table-cell table:number-columns-repeated="7"/>
          <table:table-cell table:formula="of:=LOOKUP(2;1/(NOT(ISNUMBER([.$A$1:.$A163])));[.$A$1:.$A16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3]);[.A163]+1;1)" office:value-type="float" office:value="162" calcext:value-type="float">
            <text:p>162</text:p>
          </table:table-cell>
          <table:table-cell table:formula="of:=IFNA(DMOVE([.A164];[.K163];[.B162:.C163]);&quot;&quot;)" office:value-type="string" office:string-value="" calcext:value-type="error">
            <text:p>#VALUE!</text:p>
          </table:table-cell>
          <table:table-cell table:formula="of:=IF(ISNA(ORG.LIBREOFFICE.REGEX([.C163];&quot;[^DU]D&quot;;;1));&quot;&quot;;&quot;As&quot;)">
            <text:p/>
          </table:table-cell>
          <table:table-cell table:number-columns-repeated="7"/>
          <table:table-cell table:formula="of:=LOOKUP(2;1/(NOT(ISNUMBER([.$A$1:.$A164])));[.$A$1:.$A16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4]);[.A164]+1;1)" office:value-type="float" office:value="163" calcext:value-type="float">
            <text:p>163</text:p>
          </table:table-cell>
          <table:table-cell table:formula="of:=IFNA(DMOVE([.A165];[.K164];[.B163:.C164]);&quot;&quot;)" office:value-type="string" office:string-value="" calcext:value-type="error">
            <text:p>#VALUE!</text:p>
          </table:table-cell>
          <table:table-cell table:formula="of:=IF(ISNA(ORG.LIBREOFFICE.REGEX([.C164];&quot;[^DU]D&quot;;;1));&quot;&quot;;&quot;As&quot;)">
            <text:p/>
          </table:table-cell>
          <table:table-cell table:number-columns-repeated="7"/>
          <table:table-cell table:formula="of:=LOOKUP(2;1/(NOT(ISNUMBER([.$A$1:.$A165])));[.$A$1:.$A16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5]);[.A165]+1;1)" office:value-type="float" office:value="164" calcext:value-type="float">
            <text:p>164</text:p>
          </table:table-cell>
          <table:table-cell table:formula="of:=IFNA(DMOVE([.A166];[.K165];[.B164:.C165]);&quot;&quot;)" office:value-type="string" office:string-value="" calcext:value-type="error">
            <text:p>#VALUE!</text:p>
          </table:table-cell>
          <table:table-cell table:formula="of:=IF(ISNA(ORG.LIBREOFFICE.REGEX([.C165];&quot;[^DU]D&quot;;;1));&quot;&quot;;&quot;As&quot;)">
            <text:p/>
          </table:table-cell>
          <table:table-cell table:number-columns-repeated="7"/>
          <table:table-cell table:formula="of:=LOOKUP(2;1/(NOT(ISNUMBER([.$A$1:.$A166])));[.$A$1:.$A16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6]);[.A166]+1;1)" office:value-type="float" office:value="165" calcext:value-type="float">
            <text:p>165</text:p>
          </table:table-cell>
          <table:table-cell table:formula="of:=IFNA(DMOVE([.A167];[.K166];[.B165:.C166]);&quot;&quot;)" office:value-type="string" office:string-value="" calcext:value-type="error">
            <text:p>#VALUE!</text:p>
          </table:table-cell>
          <table:table-cell table:formula="of:=IF(ISNA(ORG.LIBREOFFICE.REGEX([.C166];&quot;[^DU]D&quot;;;1));&quot;&quot;;&quot;As&quot;)">
            <text:p/>
          </table:table-cell>
          <table:table-cell table:number-columns-repeated="7"/>
          <table:table-cell table:formula="of:=LOOKUP(2;1/(NOT(ISNUMBER([.$A$1:.$A167])));[.$A$1:.$A16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7]);[.A167]+1;1)" office:value-type="float" office:value="166" calcext:value-type="float">
            <text:p>166</text:p>
          </table:table-cell>
          <table:table-cell table:formula="of:=IFNA(DMOVE([.A168];[.K167];[.B166:.C167]);&quot;&quot;)" office:value-type="string" office:string-value="" calcext:value-type="error">
            <text:p>#VALUE!</text:p>
          </table:table-cell>
          <table:table-cell table:formula="of:=IF(ISNA(ORG.LIBREOFFICE.REGEX([.C167];&quot;[^DU]D&quot;;;1));&quot;&quot;;&quot;As&quot;)">
            <text:p/>
          </table:table-cell>
          <table:table-cell table:number-columns-repeated="7"/>
          <table:table-cell table:formula="of:=LOOKUP(2;1/(NOT(ISNUMBER([.$A$1:.$A168])));[.$A$1:.$A16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8]);[.A168]+1;1)" office:value-type="float" office:value="167" calcext:value-type="float">
            <text:p>167</text:p>
          </table:table-cell>
          <table:table-cell table:formula="of:=IFNA(DMOVE([.A169];[.K168];[.B167:.C168]);&quot;&quot;)" office:value-type="string" office:string-value="" calcext:value-type="error">
            <text:p>#VALUE!</text:p>
          </table:table-cell>
          <table:table-cell table:formula="of:=IF(ISNA(ORG.LIBREOFFICE.REGEX([.C168];&quot;[^DU]D&quot;;;1));&quot;&quot;;&quot;As&quot;)">
            <text:p/>
          </table:table-cell>
          <table:table-cell table:number-columns-repeated="7"/>
          <table:table-cell table:formula="of:=LOOKUP(2;1/(NOT(ISNUMBER([.$A$1:.$A169])));[.$A$1:.$A16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69]);[.A169]+1;1)" office:value-type="float" office:value="168" calcext:value-type="float">
            <text:p>168</text:p>
          </table:table-cell>
          <table:table-cell table:formula="of:=IFNA(DMOVE([.A170];[.K169];[.B168:.C169]);&quot;&quot;)" office:value-type="string" office:string-value="" calcext:value-type="error">
            <text:p>#VALUE!</text:p>
          </table:table-cell>
          <table:table-cell table:formula="of:=IF(ISNA(ORG.LIBREOFFICE.REGEX([.C169];&quot;[^DU]D&quot;;;1));&quot;&quot;;&quot;As&quot;)">
            <text:p/>
          </table:table-cell>
          <table:table-cell table:number-columns-repeated="7"/>
          <table:table-cell table:formula="of:=LOOKUP(2;1/(NOT(ISNUMBER([.$A$1:.$A170])));[.$A$1:.$A17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0]);[.A170]+1;1)" office:value-type="float" office:value="169" calcext:value-type="float">
            <text:p>169</text:p>
          </table:table-cell>
          <table:table-cell table:formula="of:=IFNA(DMOVE([.A171];[.K170];[.B169:.C170]);&quot;&quot;)" office:value-type="string" office:string-value="" calcext:value-type="error">
            <text:p>#VALUE!</text:p>
          </table:table-cell>
          <table:table-cell table:formula="of:=IF(ISNA(ORG.LIBREOFFICE.REGEX([.C170];&quot;[^DU]D&quot;;;1));&quot;&quot;;&quot;As&quot;)">
            <text:p/>
          </table:table-cell>
          <table:table-cell table:number-columns-repeated="7"/>
          <table:table-cell table:formula="of:=LOOKUP(2;1/(NOT(ISNUMBER([.$A$1:.$A171])));[.$A$1:.$A17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1]);[.A171]+1;1)" office:value-type="float" office:value="170" calcext:value-type="float">
            <text:p>170</text:p>
          </table:table-cell>
          <table:table-cell table:formula="of:=IFNA(DMOVE([.A172];[.K171];[.B170:.C171]);&quot;&quot;)" office:value-type="string" office:string-value="" calcext:value-type="error">
            <text:p>#VALUE!</text:p>
          </table:table-cell>
          <table:table-cell table:formula="of:=IF(ISNA(ORG.LIBREOFFICE.REGEX([.C171];&quot;[^DU]D&quot;;;1));&quot;&quot;;&quot;As&quot;)">
            <text:p/>
          </table:table-cell>
          <table:table-cell table:number-columns-repeated="7"/>
          <table:table-cell table:formula="of:=LOOKUP(2;1/(NOT(ISNUMBER([.$A$1:.$A172])));[.$A$1:.$A17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2]);[.A172]+1;1)" office:value-type="float" office:value="171" calcext:value-type="float">
            <text:p>171</text:p>
          </table:table-cell>
          <table:table-cell table:formula="of:=IFNA(DMOVE([.A173];[.K172];[.B171:.C172]);&quot;&quot;)" office:value-type="string" office:string-value="" calcext:value-type="error">
            <text:p>#VALUE!</text:p>
          </table:table-cell>
          <table:table-cell table:formula="of:=IF(ISNA(ORG.LIBREOFFICE.REGEX([.C172];&quot;[^DU]D&quot;;;1));&quot;&quot;;&quot;As&quot;)">
            <text:p/>
          </table:table-cell>
          <table:table-cell table:number-columns-repeated="7"/>
          <table:table-cell table:formula="of:=LOOKUP(2;1/(NOT(ISNUMBER([.$A$1:.$A173])));[.$A$1:.$A17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3]);[.A173]+1;1)" office:value-type="float" office:value="172" calcext:value-type="float">
            <text:p>172</text:p>
          </table:table-cell>
          <table:table-cell table:formula="of:=IFNA(DMOVE([.A174];[.K173];[.B172:.C173]);&quot;&quot;)" office:value-type="string" office:string-value="" calcext:value-type="error">
            <text:p>#VALUE!</text:p>
          </table:table-cell>
          <table:table-cell table:formula="of:=IF(ISNA(ORG.LIBREOFFICE.REGEX([.C173];&quot;[^DU]D&quot;;;1));&quot;&quot;;&quot;As&quot;)">
            <text:p/>
          </table:table-cell>
          <table:table-cell table:number-columns-repeated="7"/>
          <table:table-cell table:formula="of:=LOOKUP(2;1/(NOT(ISNUMBER([.$A$1:.$A174])));[.$A$1:.$A17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4]);[.A174]+1;1)" office:value-type="float" office:value="173" calcext:value-type="float">
            <text:p>173</text:p>
          </table:table-cell>
          <table:table-cell table:formula="of:=IFNA(DMOVE([.A175];[.K174];[.B173:.C174]);&quot;&quot;)" office:value-type="string" office:string-value="" calcext:value-type="error">
            <text:p>#VALUE!</text:p>
          </table:table-cell>
          <table:table-cell table:formula="of:=IF(ISNA(ORG.LIBREOFFICE.REGEX([.C174];&quot;[^DU]D&quot;;;1));&quot;&quot;;&quot;As&quot;)">
            <text:p/>
          </table:table-cell>
          <table:table-cell table:number-columns-repeated="7"/>
          <table:table-cell table:formula="of:=LOOKUP(2;1/(NOT(ISNUMBER([.$A$1:.$A175])));[.$A$1:.$A17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5]);[.A175]+1;1)" office:value-type="float" office:value="174" calcext:value-type="float">
            <text:p>174</text:p>
          </table:table-cell>
          <table:table-cell table:formula="of:=IFNA(DMOVE([.A176];[.K175];[.B174:.C175]);&quot;&quot;)" office:value-type="string" office:string-value="" calcext:value-type="error">
            <text:p>#VALUE!</text:p>
          </table:table-cell>
          <table:table-cell table:formula="of:=IF(ISNA(ORG.LIBREOFFICE.REGEX([.C175];&quot;[^DU]D&quot;;;1));&quot;&quot;;&quot;As&quot;)">
            <text:p/>
          </table:table-cell>
          <table:table-cell table:number-columns-repeated="7"/>
          <table:table-cell table:formula="of:=LOOKUP(2;1/(NOT(ISNUMBER([.$A$1:.$A176])));[.$A$1:.$A17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6]);[.A176]+1;1)" office:value-type="float" office:value="175" calcext:value-type="float">
            <text:p>175</text:p>
          </table:table-cell>
          <table:table-cell table:formula="of:=IFNA(DMOVE([.A177];[.K176];[.B175:.C176]);&quot;&quot;)" office:value-type="string" office:string-value="" calcext:value-type="error">
            <text:p>#VALUE!</text:p>
          </table:table-cell>
          <table:table-cell table:formula="of:=IF(ISNA(ORG.LIBREOFFICE.REGEX([.C176];&quot;[^DU]D&quot;;;1));&quot;&quot;;&quot;As&quot;)">
            <text:p/>
          </table:table-cell>
          <table:table-cell table:number-columns-repeated="7"/>
          <table:table-cell table:formula="of:=LOOKUP(2;1/(NOT(ISNUMBER([.$A$1:.$A177])));[.$A$1:.$A17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7]);[.A177]+1;1)" office:value-type="float" office:value="176" calcext:value-type="float">
            <text:p>176</text:p>
          </table:table-cell>
          <table:table-cell table:formula="of:=IFNA(DMOVE([.A178];[.K177];[.B176:.C177]);&quot;&quot;)" office:value-type="string" office:string-value="" calcext:value-type="error">
            <text:p>#VALUE!</text:p>
          </table:table-cell>
          <table:table-cell table:formula="of:=IF(ISNA(ORG.LIBREOFFICE.REGEX([.C177];&quot;[^DU]D&quot;;;1));&quot;&quot;;&quot;As&quot;)">
            <text:p/>
          </table:table-cell>
          <table:table-cell table:number-columns-repeated="7"/>
          <table:table-cell table:formula="of:=LOOKUP(2;1/(NOT(ISNUMBER([.$A$1:.$A178])));[.$A$1:.$A17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8]);[.A178]+1;1)" office:value-type="float" office:value="177" calcext:value-type="float">
            <text:p>177</text:p>
          </table:table-cell>
          <table:table-cell table:formula="of:=IFNA(DMOVE([.A179];[.K178];[.B177:.C178]);&quot;&quot;)" office:value-type="string" office:string-value="" calcext:value-type="error">
            <text:p>#VALUE!</text:p>
          </table:table-cell>
          <table:table-cell table:formula="of:=IF(ISNA(ORG.LIBREOFFICE.REGEX([.C178];&quot;[^DU]D&quot;;;1));&quot;&quot;;&quot;As&quot;)">
            <text:p/>
          </table:table-cell>
          <table:table-cell table:number-columns-repeated="7"/>
          <table:table-cell table:formula="of:=LOOKUP(2;1/(NOT(ISNUMBER([.$A$1:.$A179])));[.$A$1:.$A17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79]);[.A179]+1;1)" office:value-type="float" office:value="178" calcext:value-type="float">
            <text:p>178</text:p>
          </table:table-cell>
          <table:table-cell table:formula="of:=IFNA(DMOVE([.A180];[.K179];[.B178:.C179]);&quot;&quot;)" office:value-type="string" office:string-value="" calcext:value-type="error">
            <text:p>#VALUE!</text:p>
          </table:table-cell>
          <table:table-cell table:formula="of:=IF(ISNA(ORG.LIBREOFFICE.REGEX([.C179];&quot;[^DU]D&quot;;;1));&quot;&quot;;&quot;As&quot;)">
            <text:p/>
          </table:table-cell>
          <table:table-cell table:number-columns-repeated="7"/>
          <table:table-cell table:formula="of:=LOOKUP(2;1/(NOT(ISNUMBER([.$A$1:.$A180])));[.$A$1:.$A18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0]);[.A180]+1;1)" office:value-type="float" office:value="179" calcext:value-type="float">
            <text:p>179</text:p>
          </table:table-cell>
          <table:table-cell table:formula="of:=IFNA(DMOVE([.A181];[.K180];[.B179:.C180]);&quot;&quot;)" office:value-type="string" office:string-value="" calcext:value-type="error">
            <text:p>#VALUE!</text:p>
          </table:table-cell>
          <table:table-cell table:formula="of:=IF(ISNA(ORG.LIBREOFFICE.REGEX([.C180];&quot;[^DU]D&quot;;;1));&quot;&quot;;&quot;As&quot;)">
            <text:p/>
          </table:table-cell>
          <table:table-cell table:number-columns-repeated="7"/>
          <table:table-cell table:formula="of:=LOOKUP(2;1/(NOT(ISNUMBER([.$A$1:.$A181])));[.$A$1:.$A18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1]);[.A181]+1;1)" office:value-type="float" office:value="180" calcext:value-type="float">
            <text:p>180</text:p>
          </table:table-cell>
          <table:table-cell table:formula="of:=IFNA(DMOVE([.A182];[.K181];[.B180:.C181]);&quot;&quot;)" office:value-type="string" office:string-value="" calcext:value-type="error">
            <text:p>#VALUE!</text:p>
          </table:table-cell>
          <table:table-cell table:formula="of:=IF(ISNA(ORG.LIBREOFFICE.REGEX([.C181];&quot;[^DU]D&quot;;;1));&quot;&quot;;&quot;As&quot;)">
            <text:p/>
          </table:table-cell>
          <table:table-cell table:number-columns-repeated="7"/>
          <table:table-cell table:formula="of:=LOOKUP(2;1/(NOT(ISNUMBER([.$A$1:.$A182])));[.$A$1:.$A18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2]);[.A182]+1;1)" office:value-type="float" office:value="181" calcext:value-type="float">
            <text:p>181</text:p>
          </table:table-cell>
          <table:table-cell table:formula="of:=IFNA(DMOVE([.A183];[.K182];[.B181:.C182]);&quot;&quot;)" office:value-type="string" office:string-value="" calcext:value-type="error">
            <text:p>#VALUE!</text:p>
          </table:table-cell>
          <table:table-cell table:formula="of:=IF(ISNA(ORG.LIBREOFFICE.REGEX([.C182];&quot;[^DU]D&quot;;;1));&quot;&quot;;&quot;As&quot;)">
            <text:p/>
          </table:table-cell>
          <table:table-cell table:number-columns-repeated="7"/>
          <table:table-cell table:formula="of:=LOOKUP(2;1/(NOT(ISNUMBER([.$A$1:.$A183])));[.$A$1:.$A18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3]);[.A183]+1;1)" office:value-type="float" office:value="182" calcext:value-type="float">
            <text:p>182</text:p>
          </table:table-cell>
          <table:table-cell table:formula="of:=IFNA(DMOVE([.A184];[.K183];[.B182:.C183]);&quot;&quot;)" office:value-type="string" office:string-value="" calcext:value-type="error">
            <text:p>#VALUE!</text:p>
          </table:table-cell>
          <table:table-cell table:formula="of:=IF(ISNA(ORG.LIBREOFFICE.REGEX([.C183];&quot;[^DU]D&quot;;;1));&quot;&quot;;&quot;As&quot;)">
            <text:p/>
          </table:table-cell>
          <table:table-cell table:number-columns-repeated="7"/>
          <table:table-cell table:formula="of:=LOOKUP(2;1/(NOT(ISNUMBER([.$A$1:.$A184])));[.$A$1:.$A18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4]);[.A184]+1;1)" office:value-type="float" office:value="183" calcext:value-type="float">
            <text:p>183</text:p>
          </table:table-cell>
          <table:table-cell table:formula="of:=IFNA(DMOVE([.A185];[.K184];[.B183:.C184]);&quot;&quot;)" office:value-type="string" office:string-value="" calcext:value-type="error">
            <text:p>#VALUE!</text:p>
          </table:table-cell>
          <table:table-cell table:formula="of:=IF(ISNA(ORG.LIBREOFFICE.REGEX([.C184];&quot;[^DU]D&quot;;;1));&quot;&quot;;&quot;As&quot;)">
            <text:p/>
          </table:table-cell>
          <table:table-cell table:number-columns-repeated="7"/>
          <table:table-cell table:formula="of:=LOOKUP(2;1/(NOT(ISNUMBER([.$A$1:.$A185])));[.$A$1:.$A18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5]);[.A185]+1;1)" office:value-type="float" office:value="184" calcext:value-type="float">
            <text:p>184</text:p>
          </table:table-cell>
          <table:table-cell table:formula="of:=IFNA(DMOVE([.A186];[.K185];[.B184:.C185]);&quot;&quot;)" office:value-type="string" office:string-value="" calcext:value-type="error">
            <text:p>#VALUE!</text:p>
          </table:table-cell>
          <table:table-cell table:formula="of:=IF(ISNA(ORG.LIBREOFFICE.REGEX([.C185];&quot;[^DU]D&quot;;;1));&quot;&quot;;&quot;As&quot;)">
            <text:p/>
          </table:table-cell>
          <table:table-cell table:number-columns-repeated="7"/>
          <table:table-cell table:formula="of:=LOOKUP(2;1/(NOT(ISNUMBER([.$A$1:.$A186])));[.$A$1:.$A18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6]);[.A186]+1;1)" office:value-type="float" office:value="185" calcext:value-type="float">
            <text:p>185</text:p>
          </table:table-cell>
          <table:table-cell table:formula="of:=IFNA(DMOVE([.A187];[.K186];[.B185:.C186]);&quot;&quot;)" office:value-type="string" office:string-value="" calcext:value-type="error">
            <text:p>#VALUE!</text:p>
          </table:table-cell>
          <table:table-cell table:formula="of:=IF(ISNA(ORG.LIBREOFFICE.REGEX([.C186];&quot;[^DU]D&quot;;;1));&quot;&quot;;&quot;As&quot;)">
            <text:p/>
          </table:table-cell>
          <table:table-cell table:number-columns-repeated="7"/>
          <table:table-cell table:formula="of:=LOOKUP(2;1/(NOT(ISNUMBER([.$A$1:.$A187])));[.$A$1:.$A18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7]);[.A187]+1;1)" office:value-type="float" office:value="186" calcext:value-type="float">
            <text:p>186</text:p>
          </table:table-cell>
          <table:table-cell table:formula="of:=IFNA(DMOVE([.A188];[.K187];[.B186:.C187]);&quot;&quot;)" office:value-type="string" office:string-value="" calcext:value-type="error">
            <text:p>#VALUE!</text:p>
          </table:table-cell>
          <table:table-cell table:formula="of:=IF(ISNA(ORG.LIBREOFFICE.REGEX([.C187];&quot;[^DU]D&quot;;;1));&quot;&quot;;&quot;As&quot;)">
            <text:p/>
          </table:table-cell>
          <table:table-cell table:number-columns-repeated="7"/>
          <table:table-cell table:formula="of:=LOOKUP(2;1/(NOT(ISNUMBER([.$A$1:.$A188])));[.$A$1:.$A18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8]);[.A188]+1;1)" office:value-type="float" office:value="187" calcext:value-type="float">
            <text:p>187</text:p>
          </table:table-cell>
          <table:table-cell table:formula="of:=IFNA(DMOVE([.A189];[.K188];[.B187:.C188]);&quot;&quot;)" office:value-type="string" office:string-value="" calcext:value-type="error">
            <text:p>#VALUE!</text:p>
          </table:table-cell>
          <table:table-cell table:formula="of:=IF(ISNA(ORG.LIBREOFFICE.REGEX([.C188];&quot;[^DU]D&quot;;;1));&quot;&quot;;&quot;As&quot;)">
            <text:p/>
          </table:table-cell>
          <table:table-cell table:number-columns-repeated="7"/>
          <table:table-cell table:formula="of:=LOOKUP(2;1/(NOT(ISNUMBER([.$A$1:.$A189])));[.$A$1:.$A18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89]);[.A189]+1;1)" office:value-type="float" office:value="188" calcext:value-type="float">
            <text:p>188</text:p>
          </table:table-cell>
          <table:table-cell table:formula="of:=IFNA(DMOVE([.A190];[.K189];[.B188:.C189]);&quot;&quot;)" office:value-type="string" office:string-value="" calcext:value-type="error">
            <text:p>#VALUE!</text:p>
          </table:table-cell>
          <table:table-cell table:formula="of:=IF(ISNA(ORG.LIBREOFFICE.REGEX([.C189];&quot;[^DU]D&quot;;;1));&quot;&quot;;&quot;As&quot;)">
            <text:p/>
          </table:table-cell>
          <table:table-cell table:number-columns-repeated="7"/>
          <table:table-cell table:formula="of:=LOOKUP(2;1/(NOT(ISNUMBER([.$A$1:.$A190])));[.$A$1:.$A19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0]);[.A190]+1;1)" office:value-type="float" office:value="189" calcext:value-type="float">
            <text:p>189</text:p>
          </table:table-cell>
          <table:table-cell table:formula="of:=IFNA(DMOVE([.A191];[.K190];[.B189:.C190]);&quot;&quot;)" office:value-type="string" office:string-value="" calcext:value-type="error">
            <text:p>#VALUE!</text:p>
          </table:table-cell>
          <table:table-cell table:formula="of:=IF(ISNA(ORG.LIBREOFFICE.REGEX([.C190];&quot;[^DU]D&quot;;;1));&quot;&quot;;&quot;As&quot;)">
            <text:p/>
          </table:table-cell>
          <table:table-cell table:number-columns-repeated="7"/>
          <table:table-cell table:formula="of:=LOOKUP(2;1/(NOT(ISNUMBER([.$A$1:.$A191])));[.$A$1:.$A19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1]);[.A191]+1;1)" office:value-type="float" office:value="190" calcext:value-type="float">
            <text:p>190</text:p>
          </table:table-cell>
          <table:table-cell table:formula="of:=IFNA(DMOVE([.A192];[.K191];[.B190:.C191]);&quot;&quot;)" office:value-type="string" office:string-value="" calcext:value-type="error">
            <text:p>#VALUE!</text:p>
          </table:table-cell>
          <table:table-cell table:formula="of:=IF(ISNA(ORG.LIBREOFFICE.REGEX([.C191];&quot;[^DU]D&quot;;;1));&quot;&quot;;&quot;As&quot;)">
            <text:p/>
          </table:table-cell>
          <table:table-cell table:number-columns-repeated="7"/>
          <table:table-cell table:formula="of:=LOOKUP(2;1/(NOT(ISNUMBER([.$A$1:.$A192])));[.$A$1:.$A19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2]);[.A192]+1;1)" office:value-type="float" office:value="191" calcext:value-type="float">
            <text:p>191</text:p>
          </table:table-cell>
          <table:table-cell table:formula="of:=IFNA(DMOVE([.A193];[.K192];[.B191:.C192]);&quot;&quot;)" office:value-type="string" office:string-value="" calcext:value-type="error">
            <text:p>#VALUE!</text:p>
          </table:table-cell>
          <table:table-cell table:formula="of:=IF(ISNA(ORG.LIBREOFFICE.REGEX([.C192];&quot;[^DU]D&quot;;;1));&quot;&quot;;&quot;As&quot;)">
            <text:p/>
          </table:table-cell>
          <table:table-cell table:number-columns-repeated="7"/>
          <table:table-cell table:formula="of:=LOOKUP(2;1/(NOT(ISNUMBER([.$A$1:.$A193])));[.$A$1:.$A19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3]);[.A193]+1;1)" office:value-type="float" office:value="192" calcext:value-type="float">
            <text:p>192</text:p>
          </table:table-cell>
          <table:table-cell table:formula="of:=IFNA(DMOVE([.A194];[.K193];[.B192:.C193]);&quot;&quot;)" office:value-type="string" office:string-value="" calcext:value-type="error">
            <text:p>#VALUE!</text:p>
          </table:table-cell>
          <table:table-cell table:formula="of:=IF(ISNA(ORG.LIBREOFFICE.REGEX([.C193];&quot;[^DU]D&quot;;;1));&quot;&quot;;&quot;As&quot;)">
            <text:p/>
          </table:table-cell>
          <table:table-cell table:number-columns-repeated="7"/>
          <table:table-cell table:formula="of:=LOOKUP(2;1/(NOT(ISNUMBER([.$A$1:.$A194])));[.$A$1:.$A19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4]);[.A194]+1;1)" office:value-type="float" office:value="193" calcext:value-type="float">
            <text:p>193</text:p>
          </table:table-cell>
          <table:table-cell table:formula="of:=IFNA(DMOVE([.A195];[.K194];[.B193:.C194]);&quot;&quot;)" office:value-type="string" office:string-value="" calcext:value-type="error">
            <text:p>#VALUE!</text:p>
          </table:table-cell>
          <table:table-cell table:formula="of:=IF(ISNA(ORG.LIBREOFFICE.REGEX([.C194];&quot;[^DU]D&quot;;;1));&quot;&quot;;&quot;As&quot;)">
            <text:p/>
          </table:table-cell>
          <table:table-cell table:number-columns-repeated="7"/>
          <table:table-cell table:formula="of:=LOOKUP(2;1/(NOT(ISNUMBER([.$A$1:.$A195])));[.$A$1:.$A19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5]);[.A195]+1;1)" office:value-type="float" office:value="194" calcext:value-type="float">
            <text:p>194</text:p>
          </table:table-cell>
          <table:table-cell table:formula="of:=IFNA(DMOVE([.A196];[.K195];[.B194:.C195]);&quot;&quot;)" office:value-type="string" office:string-value="" calcext:value-type="error">
            <text:p>#VALUE!</text:p>
          </table:table-cell>
          <table:table-cell table:formula="of:=IF(ISNA(ORG.LIBREOFFICE.REGEX([.C195];&quot;[^DU]D&quot;;;1));&quot;&quot;;&quot;As&quot;)">
            <text:p/>
          </table:table-cell>
          <table:table-cell table:number-columns-repeated="7"/>
          <table:table-cell table:formula="of:=LOOKUP(2;1/(NOT(ISNUMBER([.$A$1:.$A196])));[.$A$1:.$A19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6]);[.A196]+1;1)" office:value-type="float" office:value="195" calcext:value-type="float">
            <text:p>195</text:p>
          </table:table-cell>
          <table:table-cell table:formula="of:=IFNA(DMOVE([.A197];[.K196];[.B195:.C196]);&quot;&quot;)" office:value-type="string" office:string-value="" calcext:value-type="error">
            <text:p>#VALUE!</text:p>
          </table:table-cell>
          <table:table-cell table:formula="of:=IF(ISNA(ORG.LIBREOFFICE.REGEX([.C196];&quot;[^DU]D&quot;;;1));&quot;&quot;;&quot;As&quot;)">
            <text:p/>
          </table:table-cell>
          <table:table-cell table:number-columns-repeated="7"/>
          <table:table-cell table:formula="of:=LOOKUP(2;1/(NOT(ISNUMBER([.$A$1:.$A197])));[.$A$1:.$A19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7]);[.A197]+1;1)" office:value-type="float" office:value="196" calcext:value-type="float">
            <text:p>196</text:p>
          </table:table-cell>
          <table:table-cell table:formula="of:=IFNA(DMOVE([.A198];[.K197];[.B196:.C197]);&quot;&quot;)" office:value-type="string" office:string-value="" calcext:value-type="error">
            <text:p>#VALUE!</text:p>
          </table:table-cell>
          <table:table-cell table:formula="of:=IF(ISNA(ORG.LIBREOFFICE.REGEX([.C197];&quot;[^DU]D&quot;;;1));&quot;&quot;;&quot;As&quot;)">
            <text:p/>
          </table:table-cell>
          <table:table-cell table:number-columns-repeated="7"/>
          <table:table-cell table:formula="of:=LOOKUP(2;1/(NOT(ISNUMBER([.$A$1:.$A198])));[.$A$1:.$A19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8]);[.A198]+1;1)" office:value-type="float" office:value="197" calcext:value-type="float">
            <text:p>197</text:p>
          </table:table-cell>
          <table:table-cell table:formula="of:=IFNA(DMOVE([.A199];[.K198];[.B197:.C198]);&quot;&quot;)" office:value-type="string" office:string-value="" calcext:value-type="error">
            <text:p>#VALUE!</text:p>
          </table:table-cell>
          <table:table-cell table:formula="of:=IF(ISNA(ORG.LIBREOFFICE.REGEX([.C198];&quot;[^DU]D&quot;;;1));&quot;&quot;;&quot;As&quot;)">
            <text:p/>
          </table:table-cell>
          <table:table-cell table:number-columns-repeated="7"/>
          <table:table-cell table:formula="of:=LOOKUP(2;1/(NOT(ISNUMBER([.$A$1:.$A199])));[.$A$1:.$A19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199]);[.A199]+1;1)" office:value-type="float" office:value="198" calcext:value-type="float">
            <text:p>198</text:p>
          </table:table-cell>
          <table:table-cell table:formula="of:=IFNA(DMOVE([.A200];[.K199];[.B198:.C199]);&quot;&quot;)" office:value-type="string" office:string-value="" calcext:value-type="error">
            <text:p>#VALUE!</text:p>
          </table:table-cell>
          <table:table-cell table:formula="of:=IF(ISNA(ORG.LIBREOFFICE.REGEX([.C199];&quot;[^DU]D&quot;;;1));&quot;&quot;;&quot;As&quot;)">
            <text:p/>
          </table:table-cell>
          <table:table-cell table:number-columns-repeated="7"/>
          <table:table-cell table:formula="of:=LOOKUP(2;1/(NOT(ISNUMBER([.$A$1:.$A200])));[.$A$1:.$A20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0]);[.A200]+1;1)" office:value-type="float" office:value="199" calcext:value-type="float">
            <text:p>199</text:p>
          </table:table-cell>
          <table:table-cell table:formula="of:=IFNA(DMOVE([.A201];[.K200];[.B199:.C200]);&quot;&quot;)" office:value-type="string" office:string-value="" calcext:value-type="error">
            <text:p>#VALUE!</text:p>
          </table:table-cell>
          <table:table-cell table:formula="of:=IF(ISNA(ORG.LIBREOFFICE.REGEX([.C200];&quot;[^DU]D&quot;;;1));&quot;&quot;;&quot;As&quot;)">
            <text:p/>
          </table:table-cell>
          <table:table-cell table:number-columns-repeated="7"/>
          <table:table-cell table:formula="of:=LOOKUP(2;1/(NOT(ISNUMBER([.$A$1:.$A201])));[.$A$1:.$A20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1]);[.A201]+1;1)" office:value-type="float" office:value="200" calcext:value-type="float">
            <text:p>200</text:p>
          </table:table-cell>
          <table:table-cell table:formula="of:=IFNA(DMOVE([.A202];[.K201];[.B200:.C201]);&quot;&quot;)" office:value-type="string" office:string-value="" calcext:value-type="error">
            <text:p>#VALUE!</text:p>
          </table:table-cell>
          <table:table-cell table:formula="of:=IF(ISNA(ORG.LIBREOFFICE.REGEX([.C201];&quot;[^DU]D&quot;;;1));&quot;&quot;;&quot;As&quot;)">
            <text:p/>
          </table:table-cell>
          <table:table-cell table:number-columns-repeated="7"/>
          <table:table-cell table:formula="of:=LOOKUP(2;1/(NOT(ISNUMBER([.$A$1:.$A202])));[.$A$1:.$A20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2]);[.A202]+1;1)" office:value-type="float" office:value="201" calcext:value-type="float">
            <text:p>201</text:p>
          </table:table-cell>
          <table:table-cell table:formula="of:=IFNA(DMOVE([.A203];[.K202];[.B201:.C202]);&quot;&quot;)" office:value-type="string" office:string-value="" calcext:value-type="error">
            <text:p>#VALUE!</text:p>
          </table:table-cell>
          <table:table-cell table:formula="of:=IF(ISNA(ORG.LIBREOFFICE.REGEX([.C202];&quot;[^DU]D&quot;;;1));&quot;&quot;;&quot;As&quot;)">
            <text:p/>
          </table:table-cell>
          <table:table-cell table:number-columns-repeated="7"/>
          <table:table-cell table:formula="of:=LOOKUP(2;1/(NOT(ISNUMBER([.$A$1:.$A203])));[.$A$1:.$A20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3]);[.A203]+1;1)" office:value-type="float" office:value="202" calcext:value-type="float">
            <text:p>202</text:p>
          </table:table-cell>
          <table:table-cell table:formula="of:=IFNA(DMOVE([.A204];[.K203];[.B202:.C203]);&quot;&quot;)" office:value-type="string" office:string-value="" calcext:value-type="error">
            <text:p>#VALUE!</text:p>
          </table:table-cell>
          <table:table-cell table:formula="of:=IF(ISNA(ORG.LIBREOFFICE.REGEX([.C203];&quot;[^DU]D&quot;;;1));&quot;&quot;;&quot;As&quot;)">
            <text:p/>
          </table:table-cell>
          <table:table-cell table:number-columns-repeated="7"/>
          <table:table-cell table:formula="of:=LOOKUP(2;1/(NOT(ISNUMBER([.$A$1:.$A204])));[.$A$1:.$A20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4]);[.A204]+1;1)" office:value-type="float" office:value="203" calcext:value-type="float">
            <text:p>203</text:p>
          </table:table-cell>
          <table:table-cell table:formula="of:=IFNA(DMOVE([.A205];[.K204];[.B203:.C204]);&quot;&quot;)" office:value-type="string" office:string-value="" calcext:value-type="error">
            <text:p>#VALUE!</text:p>
          </table:table-cell>
          <table:table-cell table:formula="of:=IF(ISNA(ORG.LIBREOFFICE.REGEX([.C204];&quot;[^DU]D&quot;;;1));&quot;&quot;;&quot;As&quot;)">
            <text:p/>
          </table:table-cell>
          <table:table-cell table:number-columns-repeated="7"/>
          <table:table-cell table:formula="of:=LOOKUP(2;1/(NOT(ISNUMBER([.$A$1:.$A205])));[.$A$1:.$A20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5]);[.A205]+1;1)" office:value-type="float" office:value="204" calcext:value-type="float">
            <text:p>204</text:p>
          </table:table-cell>
          <table:table-cell table:formula="of:=IFNA(DMOVE([.A206];[.K205];[.B204:.C205]);&quot;&quot;)" office:value-type="string" office:string-value="" calcext:value-type="error">
            <text:p>#VALUE!</text:p>
          </table:table-cell>
          <table:table-cell table:formula="of:=IF(ISNA(ORG.LIBREOFFICE.REGEX([.C205];&quot;[^DU]D&quot;;;1));&quot;&quot;;&quot;As&quot;)">
            <text:p/>
          </table:table-cell>
          <table:table-cell table:number-columns-repeated="7"/>
          <table:table-cell table:formula="of:=LOOKUP(2;1/(NOT(ISNUMBER([.$A$1:.$A206])));[.$A$1:.$A20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6]);[.A206]+1;1)" office:value-type="float" office:value="205" calcext:value-type="float">
            <text:p>205</text:p>
          </table:table-cell>
          <table:table-cell table:formula="of:=IFNA(DMOVE([.A207];[.K206];[.B205:.C206]);&quot;&quot;)" office:value-type="string" office:string-value="" calcext:value-type="error">
            <text:p>#VALUE!</text:p>
          </table:table-cell>
          <table:table-cell table:formula="of:=IF(ISNA(ORG.LIBREOFFICE.REGEX([.C206];&quot;[^DU]D&quot;;;1));&quot;&quot;;&quot;As&quot;)">
            <text:p/>
          </table:table-cell>
          <table:table-cell table:number-columns-repeated="7"/>
          <table:table-cell table:formula="of:=LOOKUP(2;1/(NOT(ISNUMBER([.$A$1:.$A207])));[.$A$1:.$A20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7]);[.A207]+1;1)" office:value-type="float" office:value="206" calcext:value-type="float">
            <text:p>206</text:p>
          </table:table-cell>
          <table:table-cell table:formula="of:=IFNA(DMOVE([.A208];[.K207];[.B206:.C207]);&quot;&quot;)" office:value-type="string" office:string-value="" calcext:value-type="error">
            <text:p>#VALUE!</text:p>
          </table:table-cell>
          <table:table-cell table:formula="of:=IF(ISNA(ORG.LIBREOFFICE.REGEX([.C207];&quot;[^DU]D&quot;;;1));&quot;&quot;;&quot;As&quot;)">
            <text:p/>
          </table:table-cell>
          <table:table-cell table:number-columns-repeated="7"/>
          <table:table-cell table:formula="of:=LOOKUP(2;1/(NOT(ISNUMBER([.$A$1:.$A208])));[.$A$1:.$A20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8]);[.A208]+1;1)" office:value-type="float" office:value="207" calcext:value-type="float">
            <text:p>207</text:p>
          </table:table-cell>
          <table:table-cell table:formula="of:=IFNA(DMOVE([.A209];[.K208];[.B207:.C208]);&quot;&quot;)" office:value-type="string" office:string-value="" calcext:value-type="error">
            <text:p>#VALUE!</text:p>
          </table:table-cell>
          <table:table-cell table:formula="of:=IF(ISNA(ORG.LIBREOFFICE.REGEX([.C208];&quot;[^DU]D&quot;;;1));&quot;&quot;;&quot;As&quot;)">
            <text:p/>
          </table:table-cell>
          <table:table-cell table:number-columns-repeated="7"/>
          <table:table-cell table:formula="of:=LOOKUP(2;1/(NOT(ISNUMBER([.$A$1:.$A209])));[.$A$1:.$A20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09]);[.A209]+1;1)" office:value-type="float" office:value="208" calcext:value-type="float">
            <text:p>208</text:p>
          </table:table-cell>
          <table:table-cell table:formula="of:=IFNA(DMOVE([.A210];[.K209];[.B208:.C209]);&quot;&quot;)" office:value-type="string" office:string-value="" calcext:value-type="error">
            <text:p>#VALUE!</text:p>
          </table:table-cell>
          <table:table-cell table:formula="of:=IF(ISNA(ORG.LIBREOFFICE.REGEX([.C209];&quot;[^DU]D&quot;;;1));&quot;&quot;;&quot;As&quot;)">
            <text:p/>
          </table:table-cell>
          <table:table-cell table:number-columns-repeated="7"/>
          <table:table-cell table:formula="of:=LOOKUP(2;1/(NOT(ISNUMBER([.$A$1:.$A210])));[.$A$1:.$A21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0]);[.A210]+1;1)" office:value-type="float" office:value="209" calcext:value-type="float">
            <text:p>209</text:p>
          </table:table-cell>
          <table:table-cell table:formula="of:=IFNA(DMOVE([.A211];[.K210];[.B209:.C210]);&quot;&quot;)" office:value-type="string" office:string-value="" calcext:value-type="error">
            <text:p>#VALUE!</text:p>
          </table:table-cell>
          <table:table-cell table:formula="of:=IF(ISNA(ORG.LIBREOFFICE.REGEX([.C210];&quot;[^DU]D&quot;;;1));&quot;&quot;;&quot;As&quot;)">
            <text:p/>
          </table:table-cell>
          <table:table-cell table:number-columns-repeated="7"/>
          <table:table-cell table:formula="of:=LOOKUP(2;1/(NOT(ISNUMBER([.$A$1:.$A211])));[.$A$1:.$A21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1]);[.A211]+1;1)" office:value-type="float" office:value="210" calcext:value-type="float">
            <text:p>210</text:p>
          </table:table-cell>
          <table:table-cell table:formula="of:=IFNA(DMOVE([.A212];[.K211];[.B210:.C211]);&quot;&quot;)" office:value-type="string" office:string-value="" calcext:value-type="error">
            <text:p>#VALUE!</text:p>
          </table:table-cell>
          <table:table-cell table:formula="of:=IF(ISNA(ORG.LIBREOFFICE.REGEX([.C211];&quot;[^DU]D&quot;;;1));&quot;&quot;;&quot;As&quot;)">
            <text:p/>
          </table:table-cell>
          <table:table-cell table:number-columns-repeated="7"/>
          <table:table-cell table:formula="of:=LOOKUP(2;1/(NOT(ISNUMBER([.$A$1:.$A212])));[.$A$1:.$A21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2]);[.A212]+1;1)" office:value-type="float" office:value="211" calcext:value-type="float">
            <text:p>211</text:p>
          </table:table-cell>
          <table:table-cell table:formula="of:=IFNA(DMOVE([.A213];[.K212];[.B211:.C212]);&quot;&quot;)" office:value-type="string" office:string-value="" calcext:value-type="error">
            <text:p>#VALUE!</text:p>
          </table:table-cell>
          <table:table-cell table:formula="of:=IF(ISNA(ORG.LIBREOFFICE.REGEX([.C212];&quot;[^DU]D&quot;;;1));&quot;&quot;;&quot;As&quot;)">
            <text:p/>
          </table:table-cell>
          <table:table-cell table:number-columns-repeated="7"/>
          <table:table-cell table:formula="of:=LOOKUP(2;1/(NOT(ISNUMBER([.$A$1:.$A213])));[.$A$1:.$A21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3]);[.A213]+1;1)" office:value-type="float" office:value="212" calcext:value-type="float">
            <text:p>212</text:p>
          </table:table-cell>
          <table:table-cell table:formula="of:=IFNA(DMOVE([.A214];[.K213];[.B212:.C213]);&quot;&quot;)" office:value-type="string" office:string-value="" calcext:value-type="error">
            <text:p>#VALUE!</text:p>
          </table:table-cell>
          <table:table-cell table:formula="of:=IF(ISNA(ORG.LIBREOFFICE.REGEX([.C213];&quot;[^DU]D&quot;;;1));&quot;&quot;;&quot;As&quot;)">
            <text:p/>
          </table:table-cell>
          <table:table-cell table:number-columns-repeated="7"/>
          <table:table-cell table:formula="of:=LOOKUP(2;1/(NOT(ISNUMBER([.$A$1:.$A214])));[.$A$1:.$A21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4]);[.A214]+1;1)" office:value-type="float" office:value="213" calcext:value-type="float">
            <text:p>213</text:p>
          </table:table-cell>
          <table:table-cell table:formula="of:=IFNA(DMOVE([.A215];[.K214];[.B213:.C214]);&quot;&quot;)" office:value-type="string" office:string-value="" calcext:value-type="error">
            <text:p>#VALUE!</text:p>
          </table:table-cell>
          <table:table-cell table:formula="of:=IF(ISNA(ORG.LIBREOFFICE.REGEX([.C214];&quot;[^DU]D&quot;;;1));&quot;&quot;;&quot;As&quot;)">
            <text:p/>
          </table:table-cell>
          <table:table-cell table:number-columns-repeated="7"/>
          <table:table-cell table:formula="of:=LOOKUP(2;1/(NOT(ISNUMBER([.$A$1:.$A215])));[.$A$1:.$A21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5]);[.A215]+1;1)" office:value-type="float" office:value="214" calcext:value-type="float">
            <text:p>214</text:p>
          </table:table-cell>
          <table:table-cell table:formula="of:=IFNA(DMOVE([.A216];[.K215];[.B214:.C215]);&quot;&quot;)" office:value-type="string" office:string-value="" calcext:value-type="error">
            <text:p>#VALUE!</text:p>
          </table:table-cell>
          <table:table-cell table:formula="of:=IF(ISNA(ORG.LIBREOFFICE.REGEX([.C215];&quot;[^DU]D&quot;;;1));&quot;&quot;;&quot;As&quot;)">
            <text:p/>
          </table:table-cell>
          <table:table-cell table:number-columns-repeated="7"/>
          <table:table-cell table:formula="of:=LOOKUP(2;1/(NOT(ISNUMBER([.$A$1:.$A216])));[.$A$1:.$A21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6]);[.A216]+1;1)" office:value-type="float" office:value="215" calcext:value-type="float">
            <text:p>215</text:p>
          </table:table-cell>
          <table:table-cell table:formula="of:=IFNA(DMOVE([.A217];[.K216];[.B215:.C216]);&quot;&quot;)" office:value-type="string" office:string-value="" calcext:value-type="error">
            <text:p>#VALUE!</text:p>
          </table:table-cell>
          <table:table-cell table:formula="of:=IF(ISNA(ORG.LIBREOFFICE.REGEX([.C216];&quot;[^DU]D&quot;;;1));&quot;&quot;;&quot;As&quot;)">
            <text:p/>
          </table:table-cell>
          <table:table-cell table:number-columns-repeated="7"/>
          <table:table-cell table:formula="of:=LOOKUP(2;1/(NOT(ISNUMBER([.$A$1:.$A217])));[.$A$1:.$A21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7]);[.A217]+1;1)" office:value-type="float" office:value="216" calcext:value-type="float">
            <text:p>216</text:p>
          </table:table-cell>
          <table:table-cell table:formula="of:=IFNA(DMOVE([.A218];[.K217];[.B216:.C217]);&quot;&quot;)" office:value-type="string" office:string-value="" calcext:value-type="error">
            <text:p>#VALUE!</text:p>
          </table:table-cell>
          <table:table-cell table:formula="of:=IF(ISNA(ORG.LIBREOFFICE.REGEX([.C217];&quot;[^DU]D&quot;;;1));&quot;&quot;;&quot;As&quot;)">
            <text:p/>
          </table:table-cell>
          <table:table-cell table:number-columns-repeated="7"/>
          <table:table-cell table:formula="of:=LOOKUP(2;1/(NOT(ISNUMBER([.$A$1:.$A218])));[.$A$1:.$A21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8]);[.A218]+1;1)" office:value-type="float" office:value="217" calcext:value-type="float">
            <text:p>217</text:p>
          </table:table-cell>
          <table:table-cell table:formula="of:=IFNA(DMOVE([.A219];[.K218];[.B217:.C218]);&quot;&quot;)" office:value-type="string" office:string-value="" calcext:value-type="error">
            <text:p>#VALUE!</text:p>
          </table:table-cell>
          <table:table-cell table:formula="of:=IF(ISNA(ORG.LIBREOFFICE.REGEX([.C218];&quot;[^DU]D&quot;;;1));&quot;&quot;;&quot;As&quot;)">
            <text:p/>
          </table:table-cell>
          <table:table-cell table:number-columns-repeated="7"/>
          <table:table-cell table:formula="of:=LOOKUP(2;1/(NOT(ISNUMBER([.$A$1:.$A219])));[.$A$1:.$A21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19]);[.A219]+1;1)" office:value-type="float" office:value="218" calcext:value-type="float">
            <text:p>218</text:p>
          </table:table-cell>
          <table:table-cell table:formula="of:=IFNA(DMOVE([.A220];[.K219];[.B218:.C219]);&quot;&quot;)" office:value-type="string" office:string-value="" calcext:value-type="error">
            <text:p>#VALUE!</text:p>
          </table:table-cell>
          <table:table-cell table:formula="of:=IF(ISNA(ORG.LIBREOFFICE.REGEX([.C219];&quot;[^DU]D&quot;;;1));&quot;&quot;;&quot;As&quot;)">
            <text:p/>
          </table:table-cell>
          <table:table-cell table:number-columns-repeated="7"/>
          <table:table-cell table:formula="of:=LOOKUP(2;1/(NOT(ISNUMBER([.$A$1:.$A220])));[.$A$1:.$A22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0]);[.A220]+1;1)" office:value-type="float" office:value="219" calcext:value-type="float">
            <text:p>219</text:p>
          </table:table-cell>
          <table:table-cell table:formula="of:=IFNA(DMOVE([.A221];[.K220];[.B219:.C220]);&quot;&quot;)" office:value-type="string" office:string-value="" calcext:value-type="error">
            <text:p>#VALUE!</text:p>
          </table:table-cell>
          <table:table-cell table:formula="of:=IF(ISNA(ORG.LIBREOFFICE.REGEX([.C220];&quot;[^DU]D&quot;;;1));&quot;&quot;;&quot;As&quot;)">
            <text:p/>
          </table:table-cell>
          <table:table-cell table:number-columns-repeated="7"/>
          <table:table-cell table:formula="of:=LOOKUP(2;1/(NOT(ISNUMBER([.$A$1:.$A221])));[.$A$1:.$A22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1]);[.A221]+1;1)" office:value-type="float" office:value="220" calcext:value-type="float">
            <text:p>220</text:p>
          </table:table-cell>
          <table:table-cell table:formula="of:=IFNA(DMOVE([.A222];[.K221];[.B220:.C221]);&quot;&quot;)" office:value-type="string" office:string-value="" calcext:value-type="error">
            <text:p>#VALUE!</text:p>
          </table:table-cell>
          <table:table-cell table:formula="of:=IF(ISNA(ORG.LIBREOFFICE.REGEX([.C221];&quot;[^DU]D&quot;;;1));&quot;&quot;;&quot;As&quot;)">
            <text:p/>
          </table:table-cell>
          <table:table-cell table:number-columns-repeated="7"/>
          <table:table-cell table:formula="of:=LOOKUP(2;1/(NOT(ISNUMBER([.$A$1:.$A222])));[.$A$1:.$A22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2]);[.A222]+1;1)" office:value-type="float" office:value="221" calcext:value-type="float">
            <text:p>221</text:p>
          </table:table-cell>
          <table:table-cell table:formula="of:=IFNA(DMOVE([.A223];[.K222];[.B221:.C222]);&quot;&quot;)" office:value-type="string" office:string-value="" calcext:value-type="error">
            <text:p>#VALUE!</text:p>
          </table:table-cell>
          <table:table-cell table:formula="of:=IF(ISNA(ORG.LIBREOFFICE.REGEX([.C222];&quot;[^DU]D&quot;;;1));&quot;&quot;;&quot;As&quot;)">
            <text:p/>
          </table:table-cell>
          <table:table-cell table:number-columns-repeated="7"/>
          <table:table-cell table:formula="of:=LOOKUP(2;1/(NOT(ISNUMBER([.$A$1:.$A223])));[.$A$1:.$A22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3]);[.A223]+1;1)" office:value-type="float" office:value="222" calcext:value-type="float">
            <text:p>222</text:p>
          </table:table-cell>
          <table:table-cell table:formula="of:=IFNA(DMOVE([.A224];[.K223];[.B222:.C223]);&quot;&quot;)" office:value-type="string" office:string-value="" calcext:value-type="error">
            <text:p>#VALUE!</text:p>
          </table:table-cell>
          <table:table-cell table:formula="of:=IF(ISNA(ORG.LIBREOFFICE.REGEX([.C223];&quot;[^DU]D&quot;;;1));&quot;&quot;;&quot;As&quot;)">
            <text:p/>
          </table:table-cell>
          <table:table-cell table:number-columns-repeated="7"/>
          <table:table-cell table:formula="of:=LOOKUP(2;1/(NOT(ISNUMBER([.$A$1:.$A224])));[.$A$1:.$A22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4]);[.A224]+1;1)" office:value-type="float" office:value="223" calcext:value-type="float">
            <text:p>223</text:p>
          </table:table-cell>
          <table:table-cell table:formula="of:=IFNA(DMOVE([.A225];[.K224];[.B223:.C224]);&quot;&quot;)" office:value-type="string" office:string-value="" calcext:value-type="error">
            <text:p>#VALUE!</text:p>
          </table:table-cell>
          <table:table-cell table:formula="of:=IF(ISNA(ORG.LIBREOFFICE.REGEX([.C224];&quot;[^DU]D&quot;;;1));&quot;&quot;;&quot;As&quot;)">
            <text:p/>
          </table:table-cell>
          <table:table-cell table:number-columns-repeated="7"/>
          <table:table-cell table:formula="of:=LOOKUP(2;1/(NOT(ISNUMBER([.$A$1:.$A225])));[.$A$1:.$A22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5]);[.A225]+1;1)" office:value-type="float" office:value="224" calcext:value-type="float">
            <text:p>224</text:p>
          </table:table-cell>
          <table:table-cell table:formula="of:=IFNA(DMOVE([.A226];[.K225];[.B224:.C225]);&quot;&quot;)" office:value-type="string" office:string-value="" calcext:value-type="error">
            <text:p>#VALUE!</text:p>
          </table:table-cell>
          <table:table-cell table:formula="of:=IF(ISNA(ORG.LIBREOFFICE.REGEX([.C225];&quot;[^DU]D&quot;;;1));&quot;&quot;;&quot;As&quot;)">
            <text:p/>
          </table:table-cell>
          <table:table-cell table:number-columns-repeated="7"/>
          <table:table-cell table:formula="of:=LOOKUP(2;1/(NOT(ISNUMBER([.$A$1:.$A226])));[.$A$1:.$A22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6]);[.A226]+1;1)" office:value-type="float" office:value="225" calcext:value-type="float">
            <text:p>225</text:p>
          </table:table-cell>
          <table:table-cell table:formula="of:=IFNA(DMOVE([.A227];[.K226];[.B225:.C226]);&quot;&quot;)" office:value-type="string" office:string-value="" calcext:value-type="error">
            <text:p>#VALUE!</text:p>
          </table:table-cell>
          <table:table-cell table:formula="of:=IF(ISNA(ORG.LIBREOFFICE.REGEX([.C226];&quot;[^DU]D&quot;;;1));&quot;&quot;;&quot;As&quot;)">
            <text:p/>
          </table:table-cell>
          <table:table-cell table:number-columns-repeated="7"/>
          <table:table-cell table:formula="of:=LOOKUP(2;1/(NOT(ISNUMBER([.$A$1:.$A227])));[.$A$1:.$A22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7]);[.A227]+1;1)" office:value-type="float" office:value="226" calcext:value-type="float">
            <text:p>226</text:p>
          </table:table-cell>
          <table:table-cell table:formula="of:=IFNA(DMOVE([.A228];[.K227];[.B226:.C227]);&quot;&quot;)" office:value-type="string" office:string-value="" calcext:value-type="error">
            <text:p>#VALUE!</text:p>
          </table:table-cell>
          <table:table-cell table:formula="of:=IF(ISNA(ORG.LIBREOFFICE.REGEX([.C227];&quot;[^DU]D&quot;;;1));&quot;&quot;;&quot;As&quot;)">
            <text:p/>
          </table:table-cell>
          <table:table-cell table:number-columns-repeated="7"/>
          <table:table-cell table:formula="of:=LOOKUP(2;1/(NOT(ISNUMBER([.$A$1:.$A228])));[.$A$1:.$A22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8]);[.A228]+1;1)" office:value-type="float" office:value="227" calcext:value-type="float">
            <text:p>227</text:p>
          </table:table-cell>
          <table:table-cell table:formula="of:=IFNA(DMOVE([.A229];[.K228];[.B227:.C228]);&quot;&quot;)" office:value-type="string" office:string-value="" calcext:value-type="error">
            <text:p>#VALUE!</text:p>
          </table:table-cell>
          <table:table-cell table:formula="of:=IF(ISNA(ORG.LIBREOFFICE.REGEX([.C228];&quot;[^DU]D&quot;;;1));&quot;&quot;;&quot;As&quot;)">
            <text:p/>
          </table:table-cell>
          <table:table-cell table:number-columns-repeated="7"/>
          <table:table-cell table:formula="of:=LOOKUP(2;1/(NOT(ISNUMBER([.$A$1:.$A229])));[.$A$1:.$A22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29]);[.A229]+1;1)" office:value-type="float" office:value="228" calcext:value-type="float">
            <text:p>228</text:p>
          </table:table-cell>
          <table:table-cell table:formula="of:=IFNA(DMOVE([.A230];[.K229];[.B228:.C229]);&quot;&quot;)" office:value-type="string" office:string-value="" calcext:value-type="error">
            <text:p>#VALUE!</text:p>
          </table:table-cell>
          <table:table-cell table:formula="of:=IF(ISNA(ORG.LIBREOFFICE.REGEX([.C229];&quot;[^DU]D&quot;;;1));&quot;&quot;;&quot;As&quot;)">
            <text:p/>
          </table:table-cell>
          <table:table-cell table:number-columns-repeated="7"/>
          <table:table-cell table:formula="of:=LOOKUP(2;1/(NOT(ISNUMBER([.$A$1:.$A230])));[.$A$1:.$A23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0]);[.A230]+1;1)" office:value-type="float" office:value="229" calcext:value-type="float">
            <text:p>229</text:p>
          </table:table-cell>
          <table:table-cell table:formula="of:=IFNA(DMOVE([.A231];[.K230];[.B229:.C230]);&quot;&quot;)" office:value-type="string" office:string-value="" calcext:value-type="error">
            <text:p>#VALUE!</text:p>
          </table:table-cell>
          <table:table-cell table:formula="of:=IF(ISNA(ORG.LIBREOFFICE.REGEX([.C230];&quot;[^DU]D&quot;;;1));&quot;&quot;;&quot;As&quot;)">
            <text:p/>
          </table:table-cell>
          <table:table-cell table:number-columns-repeated="7"/>
          <table:table-cell table:formula="of:=LOOKUP(2;1/(NOT(ISNUMBER([.$A$1:.$A231])));[.$A$1:.$A23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1]);[.A231]+1;1)" office:value-type="float" office:value="230" calcext:value-type="float">
            <text:p>230</text:p>
          </table:table-cell>
          <table:table-cell table:formula="of:=IFNA(DMOVE([.A232];[.K231];[.B230:.C231]);&quot;&quot;)" office:value-type="string" office:string-value="" calcext:value-type="error">
            <text:p>#VALUE!</text:p>
          </table:table-cell>
          <table:table-cell table:formula="of:=IF(ISNA(ORG.LIBREOFFICE.REGEX([.C231];&quot;[^DU]D&quot;;;1));&quot;&quot;;&quot;As&quot;)">
            <text:p/>
          </table:table-cell>
          <table:table-cell table:number-columns-repeated="7"/>
          <table:table-cell table:formula="of:=LOOKUP(2;1/(NOT(ISNUMBER([.$A$1:.$A232])));[.$A$1:.$A23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2]);[.A232]+1;1)" office:value-type="float" office:value="231" calcext:value-type="float">
            <text:p>231</text:p>
          </table:table-cell>
          <table:table-cell table:formula="of:=IFNA(DMOVE([.A233];[.K232];[.B231:.C232]);&quot;&quot;)" office:value-type="string" office:string-value="" calcext:value-type="error">
            <text:p>#VALUE!</text:p>
          </table:table-cell>
          <table:table-cell table:formula="of:=IF(ISNA(ORG.LIBREOFFICE.REGEX([.C232];&quot;[^DU]D&quot;;;1));&quot;&quot;;&quot;As&quot;)">
            <text:p/>
          </table:table-cell>
          <table:table-cell table:number-columns-repeated="7"/>
          <table:table-cell table:formula="of:=LOOKUP(2;1/(NOT(ISNUMBER([.$A$1:.$A233])));[.$A$1:.$A23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3]);[.A233]+1;1)" office:value-type="float" office:value="232" calcext:value-type="float">
            <text:p>232</text:p>
          </table:table-cell>
          <table:table-cell table:formula="of:=IFNA(DMOVE([.A234];[.K233];[.B232:.C233]);&quot;&quot;)" office:value-type="string" office:string-value="" calcext:value-type="error">
            <text:p>#VALUE!</text:p>
          </table:table-cell>
          <table:table-cell table:formula="of:=IF(ISNA(ORG.LIBREOFFICE.REGEX([.C233];&quot;[^DU]D&quot;;;1));&quot;&quot;;&quot;As&quot;)">
            <text:p/>
          </table:table-cell>
          <table:table-cell table:number-columns-repeated="7"/>
          <table:table-cell table:formula="of:=LOOKUP(2;1/(NOT(ISNUMBER([.$A$1:.$A234])));[.$A$1:.$A23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4]);[.A234]+1;1)" office:value-type="float" office:value="233" calcext:value-type="float">
            <text:p>233</text:p>
          </table:table-cell>
          <table:table-cell table:formula="of:=IFNA(DMOVE([.A235];[.K234];[.B233:.C234]);&quot;&quot;)" office:value-type="string" office:string-value="" calcext:value-type="error">
            <text:p>#VALUE!</text:p>
          </table:table-cell>
          <table:table-cell table:formula="of:=IF(ISNA(ORG.LIBREOFFICE.REGEX([.C234];&quot;[^DU]D&quot;;;1));&quot;&quot;;&quot;As&quot;)">
            <text:p/>
          </table:table-cell>
          <table:table-cell table:number-columns-repeated="7"/>
          <table:table-cell table:formula="of:=LOOKUP(2;1/(NOT(ISNUMBER([.$A$1:.$A235])));[.$A$1:.$A23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5]);[.A235]+1;1)" office:value-type="float" office:value="234" calcext:value-type="float">
            <text:p>234</text:p>
          </table:table-cell>
          <table:table-cell table:formula="of:=IFNA(DMOVE([.A236];[.K235];[.B234:.C235]);&quot;&quot;)" office:value-type="string" office:string-value="" calcext:value-type="error">
            <text:p>#VALUE!</text:p>
          </table:table-cell>
          <table:table-cell table:formula="of:=IF(ISNA(ORG.LIBREOFFICE.REGEX([.C235];&quot;[^DU]D&quot;;;1));&quot;&quot;;&quot;As&quot;)">
            <text:p/>
          </table:table-cell>
          <table:table-cell table:number-columns-repeated="7"/>
          <table:table-cell table:formula="of:=LOOKUP(2;1/(NOT(ISNUMBER([.$A$1:.$A236])));[.$A$1:.$A23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6]);[.A236]+1;1)" office:value-type="float" office:value="235" calcext:value-type="float">
            <text:p>235</text:p>
          </table:table-cell>
          <table:table-cell table:formula="of:=IFNA(DMOVE([.A237];[.K236];[.B235:.C236]);&quot;&quot;)" office:value-type="string" office:string-value="" calcext:value-type="error">
            <text:p>#VALUE!</text:p>
          </table:table-cell>
          <table:table-cell table:formula="of:=IF(ISNA(ORG.LIBREOFFICE.REGEX([.C236];&quot;[^DU]D&quot;;;1));&quot;&quot;;&quot;As&quot;)">
            <text:p/>
          </table:table-cell>
          <table:table-cell table:number-columns-repeated="7"/>
          <table:table-cell table:formula="of:=LOOKUP(2;1/(NOT(ISNUMBER([.$A$1:.$A237])));[.$A$1:.$A23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7]);[.A237]+1;1)" office:value-type="float" office:value="236" calcext:value-type="float">
            <text:p>236</text:p>
          </table:table-cell>
          <table:table-cell table:formula="of:=IFNA(DMOVE([.A238];[.K237];[.B236:.C237]);&quot;&quot;)" office:value-type="string" office:string-value="" calcext:value-type="error">
            <text:p>#VALUE!</text:p>
          </table:table-cell>
          <table:table-cell table:formula="of:=IF(ISNA(ORG.LIBREOFFICE.REGEX([.C237];&quot;[^DU]D&quot;;;1));&quot;&quot;;&quot;As&quot;)">
            <text:p/>
          </table:table-cell>
          <table:table-cell table:number-columns-repeated="7"/>
          <table:table-cell table:formula="of:=LOOKUP(2;1/(NOT(ISNUMBER([.$A$1:.$A238])));[.$A$1:.$A23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8]);[.A238]+1;1)" office:value-type="float" office:value="237" calcext:value-type="float">
            <text:p>237</text:p>
          </table:table-cell>
          <table:table-cell table:formula="of:=IFNA(DMOVE([.A239];[.K238];[.B237:.C238]);&quot;&quot;)" office:value-type="string" office:string-value="" calcext:value-type="error">
            <text:p>#VALUE!</text:p>
          </table:table-cell>
          <table:table-cell table:formula="of:=IF(ISNA(ORG.LIBREOFFICE.REGEX([.C238];&quot;[^DU]D&quot;;;1));&quot;&quot;;&quot;As&quot;)">
            <text:p/>
          </table:table-cell>
          <table:table-cell table:number-columns-repeated="7"/>
          <table:table-cell table:formula="of:=LOOKUP(2;1/(NOT(ISNUMBER([.$A$1:.$A239])));[.$A$1:.$A23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39]);[.A239]+1;1)" office:value-type="float" office:value="238" calcext:value-type="float">
            <text:p>238</text:p>
          </table:table-cell>
          <table:table-cell table:formula="of:=IFNA(DMOVE([.A240];[.K239];[.B238:.C239]);&quot;&quot;)" office:value-type="string" office:string-value="" calcext:value-type="error">
            <text:p>#VALUE!</text:p>
          </table:table-cell>
          <table:table-cell table:formula="of:=IF(ISNA(ORG.LIBREOFFICE.REGEX([.C239];&quot;[^DU]D&quot;;;1));&quot;&quot;;&quot;As&quot;)">
            <text:p/>
          </table:table-cell>
          <table:table-cell table:number-columns-repeated="7"/>
          <table:table-cell table:formula="of:=LOOKUP(2;1/(NOT(ISNUMBER([.$A$1:.$A240])));[.$A$1:.$A24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0]);[.A240]+1;1)" office:value-type="float" office:value="239" calcext:value-type="float">
            <text:p>239</text:p>
          </table:table-cell>
          <table:table-cell table:formula="of:=IFNA(DMOVE([.A241];[.K240];[.B239:.C240]);&quot;&quot;)" office:value-type="string" office:string-value="" calcext:value-type="error">
            <text:p>#VALUE!</text:p>
          </table:table-cell>
          <table:table-cell table:formula="of:=IF(ISNA(ORG.LIBREOFFICE.REGEX([.C240];&quot;[^DU]D&quot;;;1));&quot;&quot;;&quot;As&quot;)">
            <text:p/>
          </table:table-cell>
          <table:table-cell table:number-columns-repeated="7"/>
          <table:table-cell table:formula="of:=LOOKUP(2;1/(NOT(ISNUMBER([.$A$1:.$A241])));[.$A$1:.$A24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1]);[.A241]+1;1)" office:value-type="float" office:value="240" calcext:value-type="float">
            <text:p>240</text:p>
          </table:table-cell>
          <table:table-cell table:formula="of:=IFNA(DMOVE([.A242];[.K241];[.B240:.C241]);&quot;&quot;)" office:value-type="string" office:string-value="" calcext:value-type="error">
            <text:p>#VALUE!</text:p>
          </table:table-cell>
          <table:table-cell table:formula="of:=IF(ISNA(ORG.LIBREOFFICE.REGEX([.C241];&quot;[^DU]D&quot;;;1));&quot;&quot;;&quot;As&quot;)">
            <text:p/>
          </table:table-cell>
          <table:table-cell table:number-columns-repeated="7"/>
          <table:table-cell table:formula="of:=LOOKUP(2;1/(NOT(ISNUMBER([.$A$1:.$A242])));[.$A$1:.$A24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2]);[.A242]+1;1)" office:value-type="float" office:value="241" calcext:value-type="float">
            <text:p>241</text:p>
          </table:table-cell>
          <table:table-cell table:formula="of:=IFNA(DMOVE([.A243];[.K242];[.B241:.C242]);&quot;&quot;)" office:value-type="string" office:string-value="" calcext:value-type="error">
            <text:p>#VALUE!</text:p>
          </table:table-cell>
          <table:table-cell table:formula="of:=IF(ISNA(ORG.LIBREOFFICE.REGEX([.C242];&quot;[^DU]D&quot;;;1));&quot;&quot;;&quot;As&quot;)">
            <text:p/>
          </table:table-cell>
          <table:table-cell table:number-columns-repeated="7"/>
          <table:table-cell table:formula="of:=LOOKUP(2;1/(NOT(ISNUMBER([.$A$1:.$A243])));[.$A$1:.$A24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3]);[.A243]+1;1)" office:value-type="float" office:value="242" calcext:value-type="float">
            <text:p>242</text:p>
          </table:table-cell>
          <table:table-cell table:formula="of:=IFNA(DMOVE([.A244];[.K243];[.B242:.C243]);&quot;&quot;)" office:value-type="string" office:string-value="" calcext:value-type="error">
            <text:p>#VALUE!</text:p>
          </table:table-cell>
          <table:table-cell table:formula="of:=IF(ISNA(ORG.LIBREOFFICE.REGEX([.C243];&quot;[^DU]D&quot;;;1));&quot;&quot;;&quot;As&quot;)">
            <text:p/>
          </table:table-cell>
          <table:table-cell table:number-columns-repeated="7"/>
          <table:table-cell table:formula="of:=LOOKUP(2;1/(NOT(ISNUMBER([.$A$1:.$A244])));[.$A$1:.$A24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4]);[.A244]+1;1)" office:value-type="float" office:value="243" calcext:value-type="float">
            <text:p>243</text:p>
          </table:table-cell>
          <table:table-cell table:formula="of:=IFNA(DMOVE([.A245];[.K244];[.B243:.C244]);&quot;&quot;)" office:value-type="string" office:string-value="" calcext:value-type="error">
            <text:p>#VALUE!</text:p>
          </table:table-cell>
          <table:table-cell table:formula="of:=IF(ISNA(ORG.LIBREOFFICE.REGEX([.C244];&quot;[^DU]D&quot;;;1));&quot;&quot;;&quot;As&quot;)">
            <text:p/>
          </table:table-cell>
          <table:table-cell table:number-columns-repeated="7"/>
          <table:table-cell table:formula="of:=LOOKUP(2;1/(NOT(ISNUMBER([.$A$1:.$A245])));[.$A$1:.$A24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5]);[.A245]+1;1)" office:value-type="float" office:value="244" calcext:value-type="float">
            <text:p>244</text:p>
          </table:table-cell>
          <table:table-cell table:formula="of:=IFNA(DMOVE([.A246];[.K245];[.B244:.C245]);&quot;&quot;)" office:value-type="string" office:string-value="" calcext:value-type="error">
            <text:p>#VALUE!</text:p>
          </table:table-cell>
          <table:table-cell table:formula="of:=IF(ISNA(ORG.LIBREOFFICE.REGEX([.C245];&quot;[^DU]D&quot;;;1));&quot;&quot;;&quot;As&quot;)">
            <text:p/>
          </table:table-cell>
          <table:table-cell table:number-columns-repeated="7"/>
          <table:table-cell table:formula="of:=LOOKUP(2;1/(NOT(ISNUMBER([.$A$1:.$A246])));[.$A$1:.$A24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6]);[.A246]+1;1)" office:value-type="float" office:value="245" calcext:value-type="float">
            <text:p>245</text:p>
          </table:table-cell>
          <table:table-cell table:formula="of:=IFNA(DMOVE([.A247];[.K246];[.B245:.C246]);&quot;&quot;)" office:value-type="string" office:string-value="" calcext:value-type="error">
            <text:p>#VALUE!</text:p>
          </table:table-cell>
          <table:table-cell table:formula="of:=IF(ISNA(ORG.LIBREOFFICE.REGEX([.C246];&quot;[^DU]D&quot;;;1));&quot;&quot;;&quot;As&quot;)">
            <text:p/>
          </table:table-cell>
          <table:table-cell table:number-columns-repeated="7"/>
          <table:table-cell table:formula="of:=LOOKUP(2;1/(NOT(ISNUMBER([.$A$1:.$A247])));[.$A$1:.$A24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7]);[.A247]+1;1)" office:value-type="float" office:value="246" calcext:value-type="float">
            <text:p>246</text:p>
          </table:table-cell>
          <table:table-cell table:formula="of:=IFNA(DMOVE([.A248];[.K247];[.B246:.C247]);&quot;&quot;)" office:value-type="string" office:string-value="" calcext:value-type="error">
            <text:p>#VALUE!</text:p>
          </table:table-cell>
          <table:table-cell table:formula="of:=IF(ISNA(ORG.LIBREOFFICE.REGEX([.C247];&quot;[^DU]D&quot;;;1));&quot;&quot;;&quot;As&quot;)">
            <text:p/>
          </table:table-cell>
          <table:table-cell table:number-columns-repeated="7"/>
          <table:table-cell table:formula="of:=LOOKUP(2;1/(NOT(ISNUMBER([.$A$1:.$A248])));[.$A$1:.$A24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8]);[.A248]+1;1)" office:value-type="float" office:value="247" calcext:value-type="float">
            <text:p>247</text:p>
          </table:table-cell>
          <table:table-cell table:formula="of:=IFNA(DMOVE([.A249];[.K248];[.B247:.C248]);&quot;&quot;)" office:value-type="string" office:string-value="" calcext:value-type="error">
            <text:p>#VALUE!</text:p>
          </table:table-cell>
          <table:table-cell table:formula="of:=IF(ISNA(ORG.LIBREOFFICE.REGEX([.C248];&quot;[^DU]D&quot;;;1));&quot;&quot;;&quot;As&quot;)">
            <text:p/>
          </table:table-cell>
          <table:table-cell table:number-columns-repeated="7"/>
          <table:table-cell table:formula="of:=LOOKUP(2;1/(NOT(ISNUMBER([.$A$1:.$A249])));[.$A$1:.$A24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49]);[.A249]+1;1)" office:value-type="float" office:value="248" calcext:value-type="float">
            <text:p>248</text:p>
          </table:table-cell>
          <table:table-cell table:formula="of:=IFNA(DMOVE([.A250];[.K249];[.B248:.C249]);&quot;&quot;)" office:value-type="string" office:string-value="" calcext:value-type="error">
            <text:p>#VALUE!</text:p>
          </table:table-cell>
          <table:table-cell table:formula="of:=IF(ISNA(ORG.LIBREOFFICE.REGEX([.C249];&quot;[^DU]D&quot;;;1));&quot;&quot;;&quot;As&quot;)">
            <text:p/>
          </table:table-cell>
          <table:table-cell table:number-columns-repeated="7"/>
          <table:table-cell table:formula="of:=LOOKUP(2;1/(NOT(ISNUMBER([.$A$1:.$A250])));[.$A$1:.$A25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0]);[.A250]+1;1)" office:value-type="float" office:value="249" calcext:value-type="float">
            <text:p>249</text:p>
          </table:table-cell>
          <table:table-cell table:formula="of:=IFNA(DMOVE([.A251];[.K250];[.B249:.C250]);&quot;&quot;)" office:value-type="string" office:string-value="" calcext:value-type="error">
            <text:p>#VALUE!</text:p>
          </table:table-cell>
          <table:table-cell table:formula="of:=IF(ISNA(ORG.LIBREOFFICE.REGEX([.C250];&quot;[^DU]D&quot;;;1));&quot;&quot;;&quot;As&quot;)">
            <text:p/>
          </table:table-cell>
          <table:table-cell table:number-columns-repeated="7"/>
          <table:table-cell table:formula="of:=LOOKUP(2;1/(NOT(ISNUMBER([.$A$1:.$A251])));[.$A$1:.$A25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1]);[.A251]+1;1)" office:value-type="float" office:value="250" calcext:value-type="float">
            <text:p>250</text:p>
          </table:table-cell>
          <table:table-cell table:formula="of:=IFNA(DMOVE([.A252];[.K251];[.B250:.C251]);&quot;&quot;)" office:value-type="string" office:string-value="" calcext:value-type="error">
            <text:p>#VALUE!</text:p>
          </table:table-cell>
          <table:table-cell table:formula="of:=IF(ISNA(ORG.LIBREOFFICE.REGEX([.C251];&quot;[^DU]D&quot;;;1));&quot;&quot;;&quot;As&quot;)">
            <text:p/>
          </table:table-cell>
          <table:table-cell table:number-columns-repeated="7"/>
          <table:table-cell table:formula="of:=LOOKUP(2;1/(NOT(ISNUMBER([.$A$1:.$A252])));[.$A$1:.$A25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2]);[.A252]+1;1)" office:value-type="float" office:value="251" calcext:value-type="float">
            <text:p>251</text:p>
          </table:table-cell>
          <table:table-cell table:formula="of:=IFNA(DMOVE([.A253];[.K252];[.B251:.C252]);&quot;&quot;)" office:value-type="string" office:string-value="" calcext:value-type="error">
            <text:p>#VALUE!</text:p>
          </table:table-cell>
          <table:table-cell table:formula="of:=IF(ISNA(ORG.LIBREOFFICE.REGEX([.C252];&quot;[^DU]D&quot;;;1));&quot;&quot;;&quot;As&quot;)">
            <text:p/>
          </table:table-cell>
          <table:table-cell table:number-columns-repeated="7"/>
          <table:table-cell table:formula="of:=LOOKUP(2;1/(NOT(ISNUMBER([.$A$1:.$A253])));[.$A$1:.$A25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3]);[.A253]+1;1)" office:value-type="float" office:value="252" calcext:value-type="float">
            <text:p>252</text:p>
          </table:table-cell>
          <table:table-cell table:formula="of:=IFNA(DMOVE([.A254];[.K253];[.B252:.C253]);&quot;&quot;)" office:value-type="string" office:string-value="" calcext:value-type="error">
            <text:p>#VALUE!</text:p>
          </table:table-cell>
          <table:table-cell table:formula="of:=IF(ISNA(ORG.LIBREOFFICE.REGEX([.C253];&quot;[^DU]D&quot;;;1));&quot;&quot;;&quot;As&quot;)">
            <text:p/>
          </table:table-cell>
          <table:table-cell table:number-columns-repeated="7"/>
          <table:table-cell table:formula="of:=LOOKUP(2;1/(NOT(ISNUMBER([.$A$1:.$A254])));[.$A$1:.$A25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4]);[.A254]+1;1)" office:value-type="float" office:value="253" calcext:value-type="float">
            <text:p>253</text:p>
          </table:table-cell>
          <table:table-cell table:formula="of:=IFNA(DMOVE([.A255];[.K254];[.B253:.C254]);&quot;&quot;)" office:value-type="string" office:string-value="" calcext:value-type="error">
            <text:p>#VALUE!</text:p>
          </table:table-cell>
          <table:table-cell table:formula="of:=IF(ISNA(ORG.LIBREOFFICE.REGEX([.C254];&quot;[^DU]D&quot;;;1));&quot;&quot;;&quot;As&quot;)">
            <text:p/>
          </table:table-cell>
          <table:table-cell table:number-columns-repeated="7"/>
          <table:table-cell table:formula="of:=LOOKUP(2;1/(NOT(ISNUMBER([.$A$1:.$A255])));[.$A$1:.$A25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5]);[.A255]+1;1)" office:value-type="float" office:value="254" calcext:value-type="float">
            <text:p>254</text:p>
          </table:table-cell>
          <table:table-cell table:formula="of:=IFNA(DMOVE([.A256];[.K255];[.B254:.C255]);&quot;&quot;)" office:value-type="string" office:string-value="" calcext:value-type="error">
            <text:p>#VALUE!</text:p>
          </table:table-cell>
          <table:table-cell table:formula="of:=IF(ISNA(ORG.LIBREOFFICE.REGEX([.C255];&quot;[^DU]D&quot;;;1));&quot;&quot;;&quot;As&quot;)">
            <text:p/>
          </table:table-cell>
          <table:table-cell table:number-columns-repeated="7"/>
          <table:table-cell table:formula="of:=LOOKUP(2;1/(NOT(ISNUMBER([.$A$1:.$A256])));[.$A$1:.$A25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6]);[.A256]+1;1)" office:value-type="float" office:value="255" calcext:value-type="float">
            <text:p>255</text:p>
          </table:table-cell>
          <table:table-cell table:formula="of:=IFNA(DMOVE([.A257];[.K256];[.B255:.C256]);&quot;&quot;)" office:value-type="string" office:string-value="" calcext:value-type="error">
            <text:p>#VALUE!</text:p>
          </table:table-cell>
          <table:table-cell table:formula="of:=IF(ISNA(ORG.LIBREOFFICE.REGEX([.C256];&quot;[^DU]D&quot;;;1));&quot;&quot;;&quot;As&quot;)">
            <text:p/>
          </table:table-cell>
          <table:table-cell table:number-columns-repeated="7"/>
          <table:table-cell table:formula="of:=LOOKUP(2;1/(NOT(ISNUMBER([.$A$1:.$A257])));[.$A$1:.$A25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7]);[.A257]+1;1)" office:value-type="float" office:value="256" calcext:value-type="float">
            <text:p>256</text:p>
          </table:table-cell>
          <table:table-cell table:formula="of:=IFNA(DMOVE([.A258];[.K257];[.B256:.C257]);&quot;&quot;)" office:value-type="string" office:string-value="" calcext:value-type="error">
            <text:p>#VALUE!</text:p>
          </table:table-cell>
          <table:table-cell table:formula="of:=IF(ISNA(ORG.LIBREOFFICE.REGEX([.C257];&quot;[^DU]D&quot;;;1));&quot;&quot;;&quot;As&quot;)">
            <text:p/>
          </table:table-cell>
          <table:table-cell table:number-columns-repeated="7"/>
          <table:table-cell table:formula="of:=LOOKUP(2;1/(NOT(ISNUMBER([.$A$1:.$A258])));[.$A$1:.$A25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8]);[.A258]+1;1)" office:value-type="float" office:value="257" calcext:value-type="float">
            <text:p>257</text:p>
          </table:table-cell>
          <table:table-cell table:formula="of:=IFNA(DMOVE([.A259];[.K258];[.B257:.C258]);&quot;&quot;)" office:value-type="string" office:string-value="" calcext:value-type="error">
            <text:p>#VALUE!</text:p>
          </table:table-cell>
          <table:table-cell table:formula="of:=IF(ISNA(ORG.LIBREOFFICE.REGEX([.C258];&quot;[^DU]D&quot;;;1));&quot;&quot;;&quot;As&quot;)">
            <text:p/>
          </table:table-cell>
          <table:table-cell table:number-columns-repeated="7"/>
          <table:table-cell table:formula="of:=LOOKUP(2;1/(NOT(ISNUMBER([.$A$1:.$A259])));[.$A$1:.$A25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59]);[.A259]+1;1)" office:value-type="float" office:value="258" calcext:value-type="float">
            <text:p>258</text:p>
          </table:table-cell>
          <table:table-cell table:formula="of:=IFNA(DMOVE([.A260];[.K259];[.B258:.C259]);&quot;&quot;)" office:value-type="string" office:string-value="" calcext:value-type="error">
            <text:p>#VALUE!</text:p>
          </table:table-cell>
          <table:table-cell table:formula="of:=IF(ISNA(ORG.LIBREOFFICE.REGEX([.C259];&quot;[^DU]D&quot;;;1));&quot;&quot;;&quot;As&quot;)">
            <text:p/>
          </table:table-cell>
          <table:table-cell table:number-columns-repeated="7"/>
          <table:table-cell table:formula="of:=LOOKUP(2;1/(NOT(ISNUMBER([.$A$1:.$A260])));[.$A$1:.$A26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0]);[.A260]+1;1)" office:value-type="float" office:value="259" calcext:value-type="float">
            <text:p>259</text:p>
          </table:table-cell>
          <table:table-cell table:formula="of:=IFNA(DMOVE([.A261];[.K260];[.B259:.C260]);&quot;&quot;)" office:value-type="string" office:string-value="" calcext:value-type="error">
            <text:p>#VALUE!</text:p>
          </table:table-cell>
          <table:table-cell table:formula="of:=IF(ISNA(ORG.LIBREOFFICE.REGEX([.C260];&quot;[^DU]D&quot;;;1));&quot;&quot;;&quot;As&quot;)">
            <text:p/>
          </table:table-cell>
          <table:table-cell table:number-columns-repeated="7"/>
          <table:table-cell table:formula="of:=LOOKUP(2;1/(NOT(ISNUMBER([.$A$1:.$A261])));[.$A$1:.$A26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1]);[.A261]+1;1)" office:value-type="float" office:value="260" calcext:value-type="float">
            <text:p>260</text:p>
          </table:table-cell>
          <table:table-cell table:formula="of:=IFNA(DMOVE([.A262];[.K261];[.B260:.C261]);&quot;&quot;)" office:value-type="string" office:string-value="" calcext:value-type="error">
            <text:p>#VALUE!</text:p>
          </table:table-cell>
          <table:table-cell table:formula="of:=IF(ISNA(ORG.LIBREOFFICE.REGEX([.C261];&quot;[^DU]D&quot;;;1));&quot;&quot;;&quot;As&quot;)">
            <text:p/>
          </table:table-cell>
          <table:table-cell table:number-columns-repeated="7"/>
          <table:table-cell table:formula="of:=LOOKUP(2;1/(NOT(ISNUMBER([.$A$1:.$A262])));[.$A$1:.$A26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2]);[.A262]+1;1)" office:value-type="float" office:value="261" calcext:value-type="float">
            <text:p>261</text:p>
          </table:table-cell>
          <table:table-cell table:formula="of:=IFNA(DMOVE([.A263];[.K262];[.B261:.C262]);&quot;&quot;)" office:value-type="string" office:string-value="" calcext:value-type="error">
            <text:p>#VALUE!</text:p>
          </table:table-cell>
          <table:table-cell table:formula="of:=IF(ISNA(ORG.LIBREOFFICE.REGEX([.C262];&quot;[^DU]D&quot;;;1));&quot;&quot;;&quot;As&quot;)">
            <text:p/>
          </table:table-cell>
          <table:table-cell table:number-columns-repeated="7"/>
          <table:table-cell table:formula="of:=LOOKUP(2;1/(NOT(ISNUMBER([.$A$1:.$A263])));[.$A$1:.$A26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3]);[.A263]+1;1)" office:value-type="float" office:value="262" calcext:value-type="float">
            <text:p>262</text:p>
          </table:table-cell>
          <table:table-cell table:formula="of:=IFNA(DMOVE([.A264];[.K263];[.B262:.C263]);&quot;&quot;)" office:value-type="string" office:string-value="" calcext:value-type="error">
            <text:p>#VALUE!</text:p>
          </table:table-cell>
          <table:table-cell table:formula="of:=IF(ISNA(ORG.LIBREOFFICE.REGEX([.C263];&quot;[^DU]D&quot;;;1));&quot;&quot;;&quot;As&quot;)">
            <text:p/>
          </table:table-cell>
          <table:table-cell table:number-columns-repeated="7"/>
          <table:table-cell table:formula="of:=LOOKUP(2;1/(NOT(ISNUMBER([.$A$1:.$A264])));[.$A$1:.$A26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4]);[.A264]+1;1)" office:value-type="float" office:value="263" calcext:value-type="float">
            <text:p>263</text:p>
          </table:table-cell>
          <table:table-cell table:formula="of:=IFNA(DMOVE([.A265];[.K264];[.B263:.C264]);&quot;&quot;)" office:value-type="string" office:string-value="" calcext:value-type="error">
            <text:p>#VALUE!</text:p>
          </table:table-cell>
          <table:table-cell table:formula="of:=IF(ISNA(ORG.LIBREOFFICE.REGEX([.C264];&quot;[^DU]D&quot;;;1));&quot;&quot;;&quot;As&quot;)">
            <text:p/>
          </table:table-cell>
          <table:table-cell table:number-columns-repeated="7"/>
          <table:table-cell table:formula="of:=LOOKUP(2;1/(NOT(ISNUMBER([.$A$1:.$A265])));[.$A$1:.$A26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5]);[.A265]+1;1)" office:value-type="float" office:value="264" calcext:value-type="float">
            <text:p>264</text:p>
          </table:table-cell>
          <table:table-cell table:formula="of:=IFNA(DMOVE([.A266];[.K265];[.B264:.C265]);&quot;&quot;)" office:value-type="string" office:string-value="" calcext:value-type="error">
            <text:p>#VALUE!</text:p>
          </table:table-cell>
          <table:table-cell table:formula="of:=IF(ISNA(ORG.LIBREOFFICE.REGEX([.C265];&quot;[^DU]D&quot;;;1));&quot;&quot;;&quot;As&quot;)">
            <text:p/>
          </table:table-cell>
          <table:table-cell table:number-columns-repeated="7"/>
          <table:table-cell table:formula="of:=LOOKUP(2;1/(NOT(ISNUMBER([.$A$1:.$A266])));[.$A$1:.$A26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6]);[.A266]+1;1)" office:value-type="float" office:value="265" calcext:value-type="float">
            <text:p>265</text:p>
          </table:table-cell>
          <table:table-cell table:formula="of:=IFNA(DMOVE([.A267];[.K266];[.B265:.C266]);&quot;&quot;)" office:value-type="string" office:string-value="" calcext:value-type="error">
            <text:p>#VALUE!</text:p>
          </table:table-cell>
          <table:table-cell table:formula="of:=IF(ISNA(ORG.LIBREOFFICE.REGEX([.C266];&quot;[^DU]D&quot;;;1));&quot;&quot;;&quot;As&quot;)">
            <text:p/>
          </table:table-cell>
          <table:table-cell table:number-columns-repeated="7"/>
          <table:table-cell table:formula="of:=LOOKUP(2;1/(NOT(ISNUMBER([.$A$1:.$A267])));[.$A$1:.$A26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7]);[.A267]+1;1)" office:value-type="float" office:value="266" calcext:value-type="float">
            <text:p>266</text:p>
          </table:table-cell>
          <table:table-cell table:formula="of:=IFNA(DMOVE([.A268];[.K267];[.B266:.C267]);&quot;&quot;)" office:value-type="string" office:string-value="" calcext:value-type="error">
            <text:p>#VALUE!</text:p>
          </table:table-cell>
          <table:table-cell table:formula="of:=IF(ISNA(ORG.LIBREOFFICE.REGEX([.C267];&quot;[^DU]D&quot;;;1));&quot;&quot;;&quot;As&quot;)">
            <text:p/>
          </table:table-cell>
          <table:table-cell table:number-columns-repeated="7"/>
          <table:table-cell table:formula="of:=LOOKUP(2;1/(NOT(ISNUMBER([.$A$1:.$A268])));[.$A$1:.$A26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8]);[.A268]+1;1)" office:value-type="float" office:value="267" calcext:value-type="float">
            <text:p>267</text:p>
          </table:table-cell>
          <table:table-cell table:formula="of:=IFNA(DMOVE([.A269];[.K268];[.B267:.C268]);&quot;&quot;)" office:value-type="string" office:string-value="" calcext:value-type="error">
            <text:p>#VALUE!</text:p>
          </table:table-cell>
          <table:table-cell table:formula="of:=IF(ISNA(ORG.LIBREOFFICE.REGEX([.C268];&quot;[^DU]D&quot;;;1));&quot;&quot;;&quot;As&quot;)">
            <text:p/>
          </table:table-cell>
          <table:table-cell table:number-columns-repeated="7"/>
          <table:table-cell table:formula="of:=LOOKUP(2;1/(NOT(ISNUMBER([.$A$1:.$A269])));[.$A$1:.$A26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69]);[.A269]+1;1)" office:value-type="float" office:value="268" calcext:value-type="float">
            <text:p>268</text:p>
          </table:table-cell>
          <table:table-cell table:formula="of:=IFNA(DMOVE([.A270];[.K269];[.B268:.C269]);&quot;&quot;)" office:value-type="string" office:string-value="" calcext:value-type="error">
            <text:p>#VALUE!</text:p>
          </table:table-cell>
          <table:table-cell table:formula="of:=IF(ISNA(ORG.LIBREOFFICE.REGEX([.C269];&quot;[^DU]D&quot;;;1));&quot;&quot;;&quot;As&quot;)">
            <text:p/>
          </table:table-cell>
          <table:table-cell table:number-columns-repeated="7"/>
          <table:table-cell table:formula="of:=LOOKUP(2;1/(NOT(ISNUMBER([.$A$1:.$A270])));[.$A$1:.$A27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0]);[.A270]+1;1)" office:value-type="float" office:value="269" calcext:value-type="float">
            <text:p>269</text:p>
          </table:table-cell>
          <table:table-cell table:formula="of:=IFNA(DMOVE([.A271];[.K270];[.B269:.C270]);&quot;&quot;)" office:value-type="string" office:string-value="" calcext:value-type="error">
            <text:p>#VALUE!</text:p>
          </table:table-cell>
          <table:table-cell table:formula="of:=IF(ISNA(ORG.LIBREOFFICE.REGEX([.C270];&quot;[^DU]D&quot;;;1));&quot;&quot;;&quot;As&quot;)">
            <text:p/>
          </table:table-cell>
          <table:table-cell table:number-columns-repeated="7"/>
          <table:table-cell table:formula="of:=LOOKUP(2;1/(NOT(ISNUMBER([.$A$1:.$A271])));[.$A$1:.$A27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1]);[.A271]+1;1)" office:value-type="float" office:value="270" calcext:value-type="float">
            <text:p>270</text:p>
          </table:table-cell>
          <table:table-cell table:formula="of:=IFNA(DMOVE([.A272];[.K271];[.B270:.C271]);&quot;&quot;)" office:value-type="string" office:string-value="" calcext:value-type="error">
            <text:p>#VALUE!</text:p>
          </table:table-cell>
          <table:table-cell table:formula="of:=IF(ISNA(ORG.LIBREOFFICE.REGEX([.C271];&quot;[^DU]D&quot;;;1));&quot;&quot;;&quot;As&quot;)">
            <text:p/>
          </table:table-cell>
          <table:table-cell table:number-columns-repeated="7"/>
          <table:table-cell table:formula="of:=LOOKUP(2;1/(NOT(ISNUMBER([.$A$1:.$A272])));[.$A$1:.$A27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2]);[.A272]+1;1)" office:value-type="float" office:value="271" calcext:value-type="float">
            <text:p>271</text:p>
          </table:table-cell>
          <table:table-cell table:formula="of:=IFNA(DMOVE([.A273];[.K272];[.B271:.C272]);&quot;&quot;)" office:value-type="string" office:string-value="" calcext:value-type="error">
            <text:p>#VALUE!</text:p>
          </table:table-cell>
          <table:table-cell table:formula="of:=IF(ISNA(ORG.LIBREOFFICE.REGEX([.C272];&quot;[^DU]D&quot;;;1));&quot;&quot;;&quot;As&quot;)">
            <text:p/>
          </table:table-cell>
          <table:table-cell table:number-columns-repeated="7"/>
          <table:table-cell table:formula="of:=LOOKUP(2;1/(NOT(ISNUMBER([.$A$1:.$A273])));[.$A$1:.$A27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3]);[.A273]+1;1)" office:value-type="float" office:value="272" calcext:value-type="float">
            <text:p>272</text:p>
          </table:table-cell>
          <table:table-cell table:formula="of:=IFNA(DMOVE([.A274];[.K273];[.B272:.C273]);&quot;&quot;)" office:value-type="string" office:string-value="" calcext:value-type="error">
            <text:p>#VALUE!</text:p>
          </table:table-cell>
          <table:table-cell table:formula="of:=IF(ISNA(ORG.LIBREOFFICE.REGEX([.C273];&quot;[^DU]D&quot;;;1));&quot;&quot;;&quot;As&quot;)">
            <text:p/>
          </table:table-cell>
          <table:table-cell table:number-columns-repeated="7"/>
          <table:table-cell table:formula="of:=LOOKUP(2;1/(NOT(ISNUMBER([.$A$1:.$A274])));[.$A$1:.$A27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4]);[.A274]+1;1)" office:value-type="float" office:value="273" calcext:value-type="float">
            <text:p>273</text:p>
          </table:table-cell>
          <table:table-cell table:formula="of:=IFNA(DMOVE([.A275];[.K274];[.B273:.C274]);&quot;&quot;)" office:value-type="string" office:string-value="" calcext:value-type="error">
            <text:p>#VALUE!</text:p>
          </table:table-cell>
          <table:table-cell table:formula="of:=IF(ISNA(ORG.LIBREOFFICE.REGEX([.C274];&quot;[^DU]D&quot;;;1));&quot;&quot;;&quot;As&quot;)">
            <text:p/>
          </table:table-cell>
          <table:table-cell table:number-columns-repeated="7"/>
          <table:table-cell table:formula="of:=LOOKUP(2;1/(NOT(ISNUMBER([.$A$1:.$A275])));[.$A$1:.$A27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5]);[.A275]+1;1)" office:value-type="float" office:value="274" calcext:value-type="float">
            <text:p>274</text:p>
          </table:table-cell>
          <table:table-cell table:formula="of:=IFNA(DMOVE([.A276];[.K275];[.B274:.C275]);&quot;&quot;)" office:value-type="string" office:string-value="" calcext:value-type="error">
            <text:p>#VALUE!</text:p>
          </table:table-cell>
          <table:table-cell table:formula="of:=IF(ISNA(ORG.LIBREOFFICE.REGEX([.C275];&quot;[^DU]D&quot;;;1));&quot;&quot;;&quot;As&quot;)">
            <text:p/>
          </table:table-cell>
          <table:table-cell table:number-columns-repeated="7"/>
          <table:table-cell table:formula="of:=LOOKUP(2;1/(NOT(ISNUMBER([.$A$1:.$A276])));[.$A$1:.$A27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6]);[.A276]+1;1)" office:value-type="float" office:value="275" calcext:value-type="float">
            <text:p>275</text:p>
          </table:table-cell>
          <table:table-cell table:formula="of:=IFNA(DMOVE([.A277];[.K276];[.B275:.C276]);&quot;&quot;)" office:value-type="string" office:string-value="" calcext:value-type="error">
            <text:p>#VALUE!</text:p>
          </table:table-cell>
          <table:table-cell table:formula="of:=IF(ISNA(ORG.LIBREOFFICE.REGEX([.C276];&quot;[^DU]D&quot;;;1));&quot;&quot;;&quot;As&quot;)">
            <text:p/>
          </table:table-cell>
          <table:table-cell table:number-columns-repeated="7"/>
          <table:table-cell table:formula="of:=LOOKUP(2;1/(NOT(ISNUMBER([.$A$1:.$A277])));[.$A$1:.$A27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7]);[.A277]+1;1)" office:value-type="float" office:value="276" calcext:value-type="float">
            <text:p>276</text:p>
          </table:table-cell>
          <table:table-cell table:formula="of:=IFNA(DMOVE([.A278];[.K277];[.B276:.C277]);&quot;&quot;)" office:value-type="string" office:string-value="" calcext:value-type="error">
            <text:p>#VALUE!</text:p>
          </table:table-cell>
          <table:table-cell table:formula="of:=IF(ISNA(ORG.LIBREOFFICE.REGEX([.C277];&quot;[^DU]D&quot;;;1));&quot;&quot;;&quot;As&quot;)">
            <text:p/>
          </table:table-cell>
          <table:table-cell table:number-columns-repeated="7"/>
          <table:table-cell table:formula="of:=LOOKUP(2;1/(NOT(ISNUMBER([.$A$1:.$A278])));[.$A$1:.$A27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8]);[.A278]+1;1)" office:value-type="float" office:value="277" calcext:value-type="float">
            <text:p>277</text:p>
          </table:table-cell>
          <table:table-cell table:formula="of:=IFNA(DMOVE([.A279];[.K278];[.B277:.C278]);&quot;&quot;)" office:value-type="string" office:string-value="" calcext:value-type="error">
            <text:p>#VALUE!</text:p>
          </table:table-cell>
          <table:table-cell table:formula="of:=IF(ISNA(ORG.LIBREOFFICE.REGEX([.C278];&quot;[^DU]D&quot;;;1));&quot;&quot;;&quot;As&quot;)">
            <text:p/>
          </table:table-cell>
          <table:table-cell table:number-columns-repeated="7"/>
          <table:table-cell table:formula="of:=LOOKUP(2;1/(NOT(ISNUMBER([.$A$1:.$A279])));[.$A$1:.$A27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79]);[.A279]+1;1)" office:value-type="float" office:value="278" calcext:value-type="float">
            <text:p>278</text:p>
          </table:table-cell>
          <table:table-cell table:formula="of:=IFNA(DMOVE([.A280];[.K279];[.B278:.C279]);&quot;&quot;)" office:value-type="string" office:string-value="" calcext:value-type="error">
            <text:p>#VALUE!</text:p>
          </table:table-cell>
          <table:table-cell table:formula="of:=IF(ISNA(ORG.LIBREOFFICE.REGEX([.C279];&quot;[^DU]D&quot;;;1));&quot;&quot;;&quot;As&quot;)">
            <text:p/>
          </table:table-cell>
          <table:table-cell table:number-columns-repeated="7"/>
          <table:table-cell table:formula="of:=LOOKUP(2;1/(NOT(ISNUMBER([.$A$1:.$A280])));[.$A$1:.$A28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0]);[.A280]+1;1)" office:value-type="float" office:value="279" calcext:value-type="float">
            <text:p>279</text:p>
          </table:table-cell>
          <table:table-cell table:formula="of:=IFNA(DMOVE([.A281];[.K280];[.B279:.C280]);&quot;&quot;)" office:value-type="string" office:string-value="" calcext:value-type="error">
            <text:p>#VALUE!</text:p>
          </table:table-cell>
          <table:table-cell table:formula="of:=IF(ISNA(ORG.LIBREOFFICE.REGEX([.C280];&quot;[^DU]D&quot;;;1));&quot;&quot;;&quot;As&quot;)">
            <text:p/>
          </table:table-cell>
          <table:table-cell table:number-columns-repeated="7"/>
          <table:table-cell table:formula="of:=LOOKUP(2;1/(NOT(ISNUMBER([.$A$1:.$A281])));[.$A$1:.$A28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1]);[.A281]+1;1)" office:value-type="float" office:value="280" calcext:value-type="float">
            <text:p>280</text:p>
          </table:table-cell>
          <table:table-cell table:formula="of:=IFNA(DMOVE([.A282];[.K281];[.B280:.C281]);&quot;&quot;)" office:value-type="string" office:string-value="" calcext:value-type="error">
            <text:p>#VALUE!</text:p>
          </table:table-cell>
          <table:table-cell table:formula="of:=IF(ISNA(ORG.LIBREOFFICE.REGEX([.C281];&quot;[^DU]D&quot;;;1));&quot;&quot;;&quot;As&quot;)">
            <text:p/>
          </table:table-cell>
          <table:table-cell table:number-columns-repeated="7"/>
          <table:table-cell table:formula="of:=LOOKUP(2;1/(NOT(ISNUMBER([.$A$1:.$A282])));[.$A$1:.$A28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2]);[.A282]+1;1)" office:value-type="float" office:value="281" calcext:value-type="float">
            <text:p>281</text:p>
          </table:table-cell>
          <table:table-cell table:formula="of:=IFNA(DMOVE([.A283];[.K282];[.B281:.C282]);&quot;&quot;)" office:value-type="string" office:string-value="" calcext:value-type="error">
            <text:p>#VALUE!</text:p>
          </table:table-cell>
          <table:table-cell table:formula="of:=IF(ISNA(ORG.LIBREOFFICE.REGEX([.C282];&quot;[^DU]D&quot;;;1));&quot;&quot;;&quot;As&quot;)">
            <text:p/>
          </table:table-cell>
          <table:table-cell table:number-columns-repeated="7"/>
          <table:table-cell table:formula="of:=LOOKUP(2;1/(NOT(ISNUMBER([.$A$1:.$A283])));[.$A$1:.$A28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3]);[.A283]+1;1)" office:value-type="float" office:value="282" calcext:value-type="float">
            <text:p>282</text:p>
          </table:table-cell>
          <table:table-cell table:formula="of:=IFNA(DMOVE([.A284];[.K283];[.B282:.C283]);&quot;&quot;)" office:value-type="string" office:string-value="" calcext:value-type="error">
            <text:p>#VALUE!</text:p>
          </table:table-cell>
          <table:table-cell table:formula="of:=IF(ISNA(ORG.LIBREOFFICE.REGEX([.C283];&quot;[^DU]D&quot;;;1));&quot;&quot;;&quot;As&quot;)">
            <text:p/>
          </table:table-cell>
          <table:table-cell table:number-columns-repeated="7"/>
          <table:table-cell table:formula="of:=LOOKUP(2;1/(NOT(ISNUMBER([.$A$1:.$A284])));[.$A$1:.$A28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4]);[.A284]+1;1)" office:value-type="float" office:value="283" calcext:value-type="float">
            <text:p>283</text:p>
          </table:table-cell>
          <table:table-cell table:formula="of:=IFNA(DMOVE([.A285];[.K284];[.B283:.C284]);&quot;&quot;)" office:value-type="string" office:string-value="" calcext:value-type="error">
            <text:p>#VALUE!</text:p>
          </table:table-cell>
          <table:table-cell table:formula="of:=IF(ISNA(ORG.LIBREOFFICE.REGEX([.C284];&quot;[^DU]D&quot;;;1));&quot;&quot;;&quot;As&quot;)">
            <text:p/>
          </table:table-cell>
          <table:table-cell table:number-columns-repeated="7"/>
          <table:table-cell table:formula="of:=LOOKUP(2;1/(NOT(ISNUMBER([.$A$1:.$A285])));[.$A$1:.$A28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5]);[.A285]+1;1)" office:value-type="float" office:value="284" calcext:value-type="float">
            <text:p>284</text:p>
          </table:table-cell>
          <table:table-cell table:formula="of:=IFNA(DMOVE([.A286];[.K285];[.B284:.C285]);&quot;&quot;)" office:value-type="string" office:string-value="" calcext:value-type="error">
            <text:p>#VALUE!</text:p>
          </table:table-cell>
          <table:table-cell table:formula="of:=IF(ISNA(ORG.LIBREOFFICE.REGEX([.C285];&quot;[^DU]D&quot;;;1));&quot;&quot;;&quot;As&quot;)">
            <text:p/>
          </table:table-cell>
          <table:table-cell table:number-columns-repeated="7"/>
          <table:table-cell table:formula="of:=LOOKUP(2;1/(NOT(ISNUMBER([.$A$1:.$A286])));[.$A$1:.$A28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6]);[.A286]+1;1)" office:value-type="float" office:value="285" calcext:value-type="float">
            <text:p>285</text:p>
          </table:table-cell>
          <table:table-cell table:formula="of:=IFNA(DMOVE([.A287];[.K286];[.B285:.C286]);&quot;&quot;)" office:value-type="string" office:string-value="" calcext:value-type="error">
            <text:p>#VALUE!</text:p>
          </table:table-cell>
          <table:table-cell table:formula="of:=IF(ISNA(ORG.LIBREOFFICE.REGEX([.C286];&quot;[^DU]D&quot;;;1));&quot;&quot;;&quot;As&quot;)">
            <text:p/>
          </table:table-cell>
          <table:table-cell table:number-columns-repeated="7"/>
          <table:table-cell table:formula="of:=LOOKUP(2;1/(NOT(ISNUMBER([.$A$1:.$A287])));[.$A$1:.$A28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7]);[.A287]+1;1)" office:value-type="float" office:value="286" calcext:value-type="float">
            <text:p>286</text:p>
          </table:table-cell>
          <table:table-cell table:formula="of:=IFNA(DMOVE([.A288];[.K287];[.B286:.C287]);&quot;&quot;)" office:value-type="string" office:string-value="" calcext:value-type="error">
            <text:p>#VALUE!</text:p>
          </table:table-cell>
          <table:table-cell table:formula="of:=IF(ISNA(ORG.LIBREOFFICE.REGEX([.C287];&quot;[^DU]D&quot;;;1));&quot;&quot;;&quot;As&quot;)">
            <text:p/>
          </table:table-cell>
          <table:table-cell table:number-columns-repeated="7"/>
          <table:table-cell table:formula="of:=LOOKUP(2;1/(NOT(ISNUMBER([.$A$1:.$A288])));[.$A$1:.$A28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8]);[.A288]+1;1)" office:value-type="float" office:value="287" calcext:value-type="float">
            <text:p>287</text:p>
          </table:table-cell>
          <table:table-cell table:formula="of:=IFNA(DMOVE([.A289];[.K288];[.B287:.C288]);&quot;&quot;)" office:value-type="string" office:string-value="" calcext:value-type="error">
            <text:p>#VALUE!</text:p>
          </table:table-cell>
          <table:table-cell table:formula="of:=IF(ISNA(ORG.LIBREOFFICE.REGEX([.C288];&quot;[^DU]D&quot;;;1));&quot;&quot;;&quot;As&quot;)">
            <text:p/>
          </table:table-cell>
          <table:table-cell table:number-columns-repeated="7"/>
          <table:table-cell table:formula="of:=LOOKUP(2;1/(NOT(ISNUMBER([.$A$1:.$A289])));[.$A$1:.$A28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89]);[.A289]+1;1)" office:value-type="float" office:value="288" calcext:value-type="float">
            <text:p>288</text:p>
          </table:table-cell>
          <table:table-cell table:formula="of:=IFNA(DMOVE([.A290];[.K289];[.B288:.C289]);&quot;&quot;)" office:value-type="string" office:string-value="" calcext:value-type="error">
            <text:p>#VALUE!</text:p>
          </table:table-cell>
          <table:table-cell table:formula="of:=IF(ISNA(ORG.LIBREOFFICE.REGEX([.C289];&quot;[^DU]D&quot;;;1));&quot;&quot;;&quot;As&quot;)">
            <text:p/>
          </table:table-cell>
          <table:table-cell table:number-columns-repeated="7"/>
          <table:table-cell table:formula="of:=LOOKUP(2;1/(NOT(ISNUMBER([.$A$1:.$A290])));[.$A$1:.$A29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0]);[.A290]+1;1)" office:value-type="float" office:value="289" calcext:value-type="float">
            <text:p>289</text:p>
          </table:table-cell>
          <table:table-cell table:formula="of:=IFNA(DMOVE([.A291];[.K290];[.B289:.C290]);&quot;&quot;)" office:value-type="string" office:string-value="" calcext:value-type="error">
            <text:p>#VALUE!</text:p>
          </table:table-cell>
          <table:table-cell table:formula="of:=IF(ISNA(ORG.LIBREOFFICE.REGEX([.C290];&quot;[^DU]D&quot;;;1));&quot;&quot;;&quot;As&quot;)">
            <text:p/>
          </table:table-cell>
          <table:table-cell table:number-columns-repeated="7"/>
          <table:table-cell table:formula="of:=LOOKUP(2;1/(NOT(ISNUMBER([.$A$1:.$A291])));[.$A$1:.$A29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1]);[.A291]+1;1)" office:value-type="float" office:value="290" calcext:value-type="float">
            <text:p>290</text:p>
          </table:table-cell>
          <table:table-cell table:formula="of:=IFNA(DMOVE([.A292];[.K291];[.B290:.C291]);&quot;&quot;)" office:value-type="string" office:string-value="" calcext:value-type="error">
            <text:p>#VALUE!</text:p>
          </table:table-cell>
          <table:table-cell table:formula="of:=IF(ISNA(ORG.LIBREOFFICE.REGEX([.C291];&quot;[^DU]D&quot;;;1));&quot;&quot;;&quot;As&quot;)">
            <text:p/>
          </table:table-cell>
          <table:table-cell table:number-columns-repeated="7"/>
          <table:table-cell table:formula="of:=LOOKUP(2;1/(NOT(ISNUMBER([.$A$1:.$A292])));[.$A$1:.$A29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2]);[.A292]+1;1)" office:value-type="float" office:value="291" calcext:value-type="float">
            <text:p>291</text:p>
          </table:table-cell>
          <table:table-cell table:formula="of:=IFNA(DMOVE([.A293];[.K292];[.B291:.C292]);&quot;&quot;)" office:value-type="string" office:string-value="" calcext:value-type="error">
            <text:p>#VALUE!</text:p>
          </table:table-cell>
          <table:table-cell table:formula="of:=IF(ISNA(ORG.LIBREOFFICE.REGEX([.C292];&quot;[^DU]D&quot;;;1));&quot;&quot;;&quot;As&quot;)">
            <text:p/>
          </table:table-cell>
          <table:table-cell table:number-columns-repeated="7"/>
          <table:table-cell table:formula="of:=LOOKUP(2;1/(NOT(ISNUMBER([.$A$1:.$A293])));[.$A$1:.$A29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3]);[.A293]+1;1)" office:value-type="float" office:value="292" calcext:value-type="float">
            <text:p>292</text:p>
          </table:table-cell>
          <table:table-cell table:formula="of:=IFNA(DMOVE([.A294];[.K293];[.B292:.C293]);&quot;&quot;)" office:value-type="string" office:string-value="" calcext:value-type="error">
            <text:p>#VALUE!</text:p>
          </table:table-cell>
          <table:table-cell table:formula="of:=IF(ISNA(ORG.LIBREOFFICE.REGEX([.C293];&quot;[^DU]D&quot;;;1));&quot;&quot;;&quot;As&quot;)">
            <text:p/>
          </table:table-cell>
          <table:table-cell table:number-columns-repeated="7"/>
          <table:table-cell table:formula="of:=LOOKUP(2;1/(NOT(ISNUMBER([.$A$1:.$A294])));[.$A$1:.$A29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4]);[.A294]+1;1)" office:value-type="float" office:value="293" calcext:value-type="float">
            <text:p>293</text:p>
          </table:table-cell>
          <table:table-cell table:formula="of:=IFNA(DMOVE([.A295];[.K294];[.B293:.C294]);&quot;&quot;)" office:value-type="string" office:string-value="" calcext:value-type="error">
            <text:p>#VALUE!</text:p>
          </table:table-cell>
          <table:table-cell table:formula="of:=IF(ISNA(ORG.LIBREOFFICE.REGEX([.C294];&quot;[^DU]D&quot;;;1));&quot;&quot;;&quot;As&quot;)">
            <text:p/>
          </table:table-cell>
          <table:table-cell table:number-columns-repeated="7"/>
          <table:table-cell table:formula="of:=LOOKUP(2;1/(NOT(ISNUMBER([.$A$1:.$A295])));[.$A$1:.$A29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5]);[.A295]+1;1)" office:value-type="float" office:value="294" calcext:value-type="float">
            <text:p>294</text:p>
          </table:table-cell>
          <table:table-cell table:formula="of:=IFNA(DMOVE([.A296];[.K295];[.B294:.C295]);&quot;&quot;)" office:value-type="string" office:string-value="" calcext:value-type="error">
            <text:p>#VALUE!</text:p>
          </table:table-cell>
          <table:table-cell table:formula="of:=IF(ISNA(ORG.LIBREOFFICE.REGEX([.C295];&quot;[^DU]D&quot;;;1));&quot;&quot;;&quot;As&quot;)">
            <text:p/>
          </table:table-cell>
          <table:table-cell table:number-columns-repeated="7"/>
          <table:table-cell table:formula="of:=LOOKUP(2;1/(NOT(ISNUMBER([.$A$1:.$A296])));[.$A$1:.$A29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6]);[.A296]+1;1)" office:value-type="float" office:value="295" calcext:value-type="float">
            <text:p>295</text:p>
          </table:table-cell>
          <table:table-cell table:formula="of:=IFNA(DMOVE([.A297];[.K296];[.B295:.C296]);&quot;&quot;)" office:value-type="string" office:string-value="" calcext:value-type="error">
            <text:p>#VALUE!</text:p>
          </table:table-cell>
          <table:table-cell table:formula="of:=IF(ISNA(ORG.LIBREOFFICE.REGEX([.C296];&quot;[^DU]D&quot;;;1));&quot;&quot;;&quot;As&quot;)">
            <text:p/>
          </table:table-cell>
          <table:table-cell table:number-columns-repeated="7"/>
          <table:table-cell table:formula="of:=LOOKUP(2;1/(NOT(ISNUMBER([.$A$1:.$A297])));[.$A$1:.$A29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7]);[.A297]+1;1)" office:value-type="float" office:value="296" calcext:value-type="float">
            <text:p>296</text:p>
          </table:table-cell>
          <table:table-cell table:formula="of:=IFNA(DMOVE([.A298];[.K297];[.B296:.C297]);&quot;&quot;)" office:value-type="string" office:string-value="" calcext:value-type="error">
            <text:p>#VALUE!</text:p>
          </table:table-cell>
          <table:table-cell table:formula="of:=IF(ISNA(ORG.LIBREOFFICE.REGEX([.C297];&quot;[^DU]D&quot;;;1));&quot;&quot;;&quot;As&quot;)">
            <text:p/>
          </table:table-cell>
          <table:table-cell table:number-columns-repeated="7"/>
          <table:table-cell table:formula="of:=LOOKUP(2;1/(NOT(ISNUMBER([.$A$1:.$A298])));[.$A$1:.$A29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8]);[.A298]+1;1)" office:value-type="float" office:value="297" calcext:value-type="float">
            <text:p>297</text:p>
          </table:table-cell>
          <table:table-cell table:formula="of:=IFNA(DMOVE([.A299];[.K298];[.B297:.C298]);&quot;&quot;)" office:value-type="string" office:string-value="" calcext:value-type="error">
            <text:p>#VALUE!</text:p>
          </table:table-cell>
          <table:table-cell table:formula="of:=IF(ISNA(ORG.LIBREOFFICE.REGEX([.C298];&quot;[^DU]D&quot;;;1));&quot;&quot;;&quot;As&quot;)">
            <text:p/>
          </table:table-cell>
          <table:table-cell table:number-columns-repeated="7"/>
          <table:table-cell table:formula="of:=LOOKUP(2;1/(NOT(ISNUMBER([.$A$1:.$A299])));[.$A$1:.$A29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299]);[.A299]+1;1)" office:value-type="float" office:value="298" calcext:value-type="float">
            <text:p>298</text:p>
          </table:table-cell>
          <table:table-cell table:formula="of:=IFNA(DMOVE([.A300];[.K299];[.B298:.C299]);&quot;&quot;)" office:value-type="string" office:string-value="" calcext:value-type="error">
            <text:p>#VALUE!</text:p>
          </table:table-cell>
          <table:table-cell table:formula="of:=IF(ISNA(ORG.LIBREOFFICE.REGEX([.C299];&quot;[^DU]D&quot;;;1));&quot;&quot;;&quot;As&quot;)">
            <text:p/>
          </table:table-cell>
          <table:table-cell table:number-columns-repeated="7"/>
          <table:table-cell table:formula="of:=LOOKUP(2;1/(NOT(ISNUMBER([.$A$1:.$A300])));[.$A$1:.$A30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0]);[.A300]+1;1)" office:value-type="float" office:value="299" calcext:value-type="float">
            <text:p>299</text:p>
          </table:table-cell>
          <table:table-cell table:formula="of:=IFNA(DMOVE([.A301];[.K300];[.B299:.C300]);&quot;&quot;)" office:value-type="string" office:string-value="" calcext:value-type="error">
            <text:p>#VALUE!</text:p>
          </table:table-cell>
          <table:table-cell table:formula="of:=IF(ISNA(ORG.LIBREOFFICE.REGEX([.C300];&quot;[^DU]D&quot;;;1));&quot;&quot;;&quot;As&quot;)">
            <text:p/>
          </table:table-cell>
          <table:table-cell table:number-columns-repeated="7"/>
          <table:table-cell table:formula="of:=LOOKUP(2;1/(NOT(ISNUMBER([.$A$1:.$A301])));[.$A$1:.$A30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1]);[.A301]+1;1)" office:value-type="float" office:value="300" calcext:value-type="float">
            <text:p>300</text:p>
          </table:table-cell>
          <table:table-cell table:formula="of:=IFNA(DMOVE([.A302];[.K301];[.B300:.C301]);&quot;&quot;)" office:value-type="string" office:string-value="" calcext:value-type="error">
            <text:p>#VALUE!</text:p>
          </table:table-cell>
          <table:table-cell table:formula="of:=IF(ISNA(ORG.LIBREOFFICE.REGEX([.C301];&quot;[^DU]D&quot;;;1));&quot;&quot;;&quot;As&quot;)">
            <text:p/>
          </table:table-cell>
          <table:table-cell table:number-columns-repeated="7"/>
          <table:table-cell table:formula="of:=LOOKUP(2;1/(NOT(ISNUMBER([.$A$1:.$A302])));[.$A$1:.$A30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2]);[.A302]+1;1)" office:value-type="float" office:value="301" calcext:value-type="float">
            <text:p>301</text:p>
          </table:table-cell>
          <table:table-cell table:formula="of:=IFNA(DMOVE([.A303];[.K302];[.B301:.C302]);&quot;&quot;)" office:value-type="string" office:string-value="" calcext:value-type="error">
            <text:p>#VALUE!</text:p>
          </table:table-cell>
          <table:table-cell table:formula="of:=IF(ISNA(ORG.LIBREOFFICE.REGEX([.C302];&quot;[^DU]D&quot;;;1));&quot;&quot;;&quot;As&quot;)">
            <text:p/>
          </table:table-cell>
          <table:table-cell table:number-columns-repeated="7"/>
          <table:table-cell table:formula="of:=LOOKUP(2;1/(NOT(ISNUMBER([.$A$1:.$A303])));[.$A$1:.$A30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3]);[.A303]+1;1)" office:value-type="float" office:value="302" calcext:value-type="float">
            <text:p>302</text:p>
          </table:table-cell>
          <table:table-cell table:formula="of:=IFNA(DMOVE([.A304];[.K303];[.B302:.C303]);&quot;&quot;)" office:value-type="string" office:string-value="" calcext:value-type="error">
            <text:p>#VALUE!</text:p>
          </table:table-cell>
          <table:table-cell table:formula="of:=IF(ISNA(ORG.LIBREOFFICE.REGEX([.C303];&quot;[^DU]D&quot;;;1));&quot;&quot;;&quot;As&quot;)">
            <text:p/>
          </table:table-cell>
          <table:table-cell table:number-columns-repeated="7"/>
          <table:table-cell table:formula="of:=LOOKUP(2;1/(NOT(ISNUMBER([.$A$1:.$A304])));[.$A$1:.$A30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4]);[.A304]+1;1)" office:value-type="float" office:value="303" calcext:value-type="float">
            <text:p>303</text:p>
          </table:table-cell>
          <table:table-cell table:formula="of:=IFNA(DMOVE([.A305];[.K304];[.B303:.C304]);&quot;&quot;)" office:value-type="string" office:string-value="" calcext:value-type="error">
            <text:p>#VALUE!</text:p>
          </table:table-cell>
          <table:table-cell table:formula="of:=IF(ISNA(ORG.LIBREOFFICE.REGEX([.C304];&quot;[^DU]D&quot;;;1));&quot;&quot;;&quot;As&quot;)">
            <text:p/>
          </table:table-cell>
          <table:table-cell table:number-columns-repeated="7"/>
          <table:table-cell table:formula="of:=LOOKUP(2;1/(NOT(ISNUMBER([.$A$1:.$A305])));[.$A$1:.$A30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5]);[.A305]+1;1)" office:value-type="float" office:value="304" calcext:value-type="float">
            <text:p>304</text:p>
          </table:table-cell>
          <table:table-cell table:formula="of:=IFNA(DMOVE([.A306];[.K305];[.B304:.C305]);&quot;&quot;)" office:value-type="string" office:string-value="" calcext:value-type="error">
            <text:p>#VALUE!</text:p>
          </table:table-cell>
          <table:table-cell table:formula="of:=IF(ISNA(ORG.LIBREOFFICE.REGEX([.C305];&quot;[^DU]D&quot;;;1));&quot;&quot;;&quot;As&quot;)">
            <text:p/>
          </table:table-cell>
          <table:table-cell table:number-columns-repeated="7"/>
          <table:table-cell table:formula="of:=LOOKUP(2;1/(NOT(ISNUMBER([.$A$1:.$A306])));[.$A$1:.$A30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6]);[.A306]+1;1)" office:value-type="float" office:value="305" calcext:value-type="float">
            <text:p>305</text:p>
          </table:table-cell>
          <table:table-cell table:formula="of:=IFNA(DMOVE([.A307];[.K306];[.B305:.C306]);&quot;&quot;)" office:value-type="string" office:string-value="" calcext:value-type="error">
            <text:p>#VALUE!</text:p>
          </table:table-cell>
          <table:table-cell table:formula="of:=IF(ISNA(ORG.LIBREOFFICE.REGEX([.C306];&quot;[^DU]D&quot;;;1));&quot;&quot;;&quot;As&quot;)">
            <text:p/>
          </table:table-cell>
          <table:table-cell table:number-columns-repeated="7"/>
          <table:table-cell table:formula="of:=LOOKUP(2;1/(NOT(ISNUMBER([.$A$1:.$A307])));[.$A$1:.$A30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7]);[.A307]+1;1)" office:value-type="float" office:value="306" calcext:value-type="float">
            <text:p>306</text:p>
          </table:table-cell>
          <table:table-cell table:formula="of:=IFNA(DMOVE([.A308];[.K307];[.B306:.C307]);&quot;&quot;)" office:value-type="string" office:string-value="" calcext:value-type="error">
            <text:p>#VALUE!</text:p>
          </table:table-cell>
          <table:table-cell table:formula="of:=IF(ISNA(ORG.LIBREOFFICE.REGEX([.C307];&quot;[^DU]D&quot;;;1));&quot;&quot;;&quot;As&quot;)">
            <text:p/>
          </table:table-cell>
          <table:table-cell table:number-columns-repeated="7"/>
          <table:table-cell table:formula="of:=LOOKUP(2;1/(NOT(ISNUMBER([.$A$1:.$A308])));[.$A$1:.$A30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8]);[.A308]+1;1)" office:value-type="float" office:value="307" calcext:value-type="float">
            <text:p>307</text:p>
          </table:table-cell>
          <table:table-cell table:formula="of:=IFNA(DMOVE([.A309];[.K308];[.B307:.C308]);&quot;&quot;)" office:value-type="string" office:string-value="" calcext:value-type="error">
            <text:p>#VALUE!</text:p>
          </table:table-cell>
          <table:table-cell table:formula="of:=IF(ISNA(ORG.LIBREOFFICE.REGEX([.C308];&quot;[^DU]D&quot;;;1));&quot;&quot;;&quot;As&quot;)">
            <text:p/>
          </table:table-cell>
          <table:table-cell table:number-columns-repeated="7"/>
          <table:table-cell table:formula="of:=LOOKUP(2;1/(NOT(ISNUMBER([.$A$1:.$A309])));[.$A$1:.$A30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09]);[.A309]+1;1)" office:value-type="float" office:value="308" calcext:value-type="float">
            <text:p>308</text:p>
          </table:table-cell>
          <table:table-cell table:formula="of:=IFNA(DMOVE([.A310];[.K309];[.B308:.C309]);&quot;&quot;)" office:value-type="string" office:string-value="" calcext:value-type="error">
            <text:p>#VALUE!</text:p>
          </table:table-cell>
          <table:table-cell table:formula="of:=IF(ISNA(ORG.LIBREOFFICE.REGEX([.C309];&quot;[^DU]D&quot;;;1));&quot;&quot;;&quot;As&quot;)">
            <text:p/>
          </table:table-cell>
          <table:table-cell table:number-columns-repeated="7"/>
          <table:table-cell table:formula="of:=LOOKUP(2;1/(NOT(ISNUMBER([.$A$1:.$A310])));[.$A$1:.$A31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0]);[.A310]+1;1)" office:value-type="float" office:value="309" calcext:value-type="float">
            <text:p>309</text:p>
          </table:table-cell>
          <table:table-cell table:formula="of:=IFNA(DMOVE([.A311];[.K310];[.B309:.C310]);&quot;&quot;)" office:value-type="string" office:string-value="" calcext:value-type="error">
            <text:p>#VALUE!</text:p>
          </table:table-cell>
          <table:table-cell table:formula="of:=IF(ISNA(ORG.LIBREOFFICE.REGEX([.C310];&quot;[^DU]D&quot;;;1));&quot;&quot;;&quot;As&quot;)">
            <text:p/>
          </table:table-cell>
          <table:table-cell table:number-columns-repeated="7"/>
          <table:table-cell table:formula="of:=LOOKUP(2;1/(NOT(ISNUMBER([.$A$1:.$A311])));[.$A$1:.$A31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1]);[.A311]+1;1)" office:value-type="float" office:value="310" calcext:value-type="float">
            <text:p>310</text:p>
          </table:table-cell>
          <table:table-cell table:formula="of:=IFNA(DMOVE([.A312];[.K311];[.B310:.C311]);&quot;&quot;)" office:value-type="string" office:string-value="" calcext:value-type="error">
            <text:p>#VALUE!</text:p>
          </table:table-cell>
          <table:table-cell table:formula="of:=IF(ISNA(ORG.LIBREOFFICE.REGEX([.C311];&quot;[^DU]D&quot;;;1));&quot;&quot;;&quot;As&quot;)">
            <text:p/>
          </table:table-cell>
          <table:table-cell table:number-columns-repeated="7"/>
          <table:table-cell table:formula="of:=LOOKUP(2;1/(NOT(ISNUMBER([.$A$1:.$A312])));[.$A$1:.$A31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2]);[.A312]+1;1)" office:value-type="float" office:value="311" calcext:value-type="float">
            <text:p>311</text:p>
          </table:table-cell>
          <table:table-cell table:formula="of:=IFNA(DMOVE([.A313];[.K312];[.B311:.C312]);&quot;&quot;)" office:value-type="string" office:string-value="" calcext:value-type="error">
            <text:p>#VALUE!</text:p>
          </table:table-cell>
          <table:table-cell table:formula="of:=IF(ISNA(ORG.LIBREOFFICE.REGEX([.C312];&quot;[^DU]D&quot;;;1));&quot;&quot;;&quot;As&quot;)">
            <text:p/>
          </table:table-cell>
          <table:table-cell table:number-columns-repeated="7"/>
          <table:table-cell table:formula="of:=LOOKUP(2;1/(NOT(ISNUMBER([.$A$1:.$A313])));[.$A$1:.$A31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3]);[.A313]+1;1)" office:value-type="float" office:value="312" calcext:value-type="float">
            <text:p>312</text:p>
          </table:table-cell>
          <table:table-cell table:formula="of:=IFNA(DMOVE([.A314];[.K313];[.B312:.C313]);&quot;&quot;)" office:value-type="string" office:string-value="" calcext:value-type="error">
            <text:p>#VALUE!</text:p>
          </table:table-cell>
          <table:table-cell table:formula="of:=IF(ISNA(ORG.LIBREOFFICE.REGEX([.C313];&quot;[^DU]D&quot;;;1));&quot;&quot;;&quot;As&quot;)">
            <text:p/>
          </table:table-cell>
          <table:table-cell table:number-columns-repeated="7"/>
          <table:table-cell table:formula="of:=LOOKUP(2;1/(NOT(ISNUMBER([.$A$1:.$A314])));[.$A$1:.$A31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4]);[.A314]+1;1)" office:value-type="float" office:value="313" calcext:value-type="float">
            <text:p>313</text:p>
          </table:table-cell>
          <table:table-cell table:formula="of:=IFNA(DMOVE([.A315];[.K314];[.B313:.C314]);&quot;&quot;)" office:value-type="string" office:string-value="" calcext:value-type="error">
            <text:p>#VALUE!</text:p>
          </table:table-cell>
          <table:table-cell table:formula="of:=IF(ISNA(ORG.LIBREOFFICE.REGEX([.C314];&quot;[^DU]D&quot;;;1));&quot;&quot;;&quot;As&quot;)">
            <text:p/>
          </table:table-cell>
          <table:table-cell table:number-columns-repeated="7"/>
          <table:table-cell table:formula="of:=LOOKUP(2;1/(NOT(ISNUMBER([.$A$1:.$A315])));[.$A$1:.$A31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5]);[.A315]+1;1)" office:value-type="float" office:value="314" calcext:value-type="float">
            <text:p>314</text:p>
          </table:table-cell>
          <table:table-cell table:formula="of:=IFNA(DMOVE([.A316];[.K315];[.B314:.C315]);&quot;&quot;)" office:value-type="string" office:string-value="" calcext:value-type="error">
            <text:p>#VALUE!</text:p>
          </table:table-cell>
          <table:table-cell table:formula="of:=IF(ISNA(ORG.LIBREOFFICE.REGEX([.C315];&quot;[^DU]D&quot;;;1));&quot;&quot;;&quot;As&quot;)">
            <text:p/>
          </table:table-cell>
          <table:table-cell table:number-columns-repeated="7"/>
          <table:table-cell table:formula="of:=LOOKUP(2;1/(NOT(ISNUMBER([.$A$1:.$A316])));[.$A$1:.$A31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6]);[.A316]+1;1)" office:value-type="float" office:value="315" calcext:value-type="float">
            <text:p>315</text:p>
          </table:table-cell>
          <table:table-cell table:formula="of:=IFNA(DMOVE([.A317];[.K316];[.B315:.C316]);&quot;&quot;)" office:value-type="string" office:string-value="" calcext:value-type="error">
            <text:p>#VALUE!</text:p>
          </table:table-cell>
          <table:table-cell table:formula="of:=IF(ISNA(ORG.LIBREOFFICE.REGEX([.C316];&quot;[^DU]D&quot;;;1));&quot;&quot;;&quot;As&quot;)">
            <text:p/>
          </table:table-cell>
          <table:table-cell table:number-columns-repeated="7"/>
          <table:table-cell table:formula="of:=LOOKUP(2;1/(NOT(ISNUMBER([.$A$1:.$A317])));[.$A$1:.$A31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7]);[.A317]+1;1)" office:value-type="float" office:value="316" calcext:value-type="float">
            <text:p>316</text:p>
          </table:table-cell>
          <table:table-cell table:formula="of:=IFNA(DMOVE([.A318];[.K317];[.B316:.C317]);&quot;&quot;)" office:value-type="string" office:string-value="" calcext:value-type="error">
            <text:p>#VALUE!</text:p>
          </table:table-cell>
          <table:table-cell table:formula="of:=IF(ISNA(ORG.LIBREOFFICE.REGEX([.C317];&quot;[^DU]D&quot;;;1));&quot;&quot;;&quot;As&quot;)">
            <text:p/>
          </table:table-cell>
          <table:table-cell table:number-columns-repeated="7"/>
          <table:table-cell table:formula="of:=LOOKUP(2;1/(NOT(ISNUMBER([.$A$1:.$A318])));[.$A$1:.$A31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8]);[.A318]+1;1)" office:value-type="float" office:value="317" calcext:value-type="float">
            <text:p>317</text:p>
          </table:table-cell>
          <table:table-cell table:formula="of:=IFNA(DMOVE([.A319];[.K318];[.B317:.C318]);&quot;&quot;)" office:value-type="string" office:string-value="" calcext:value-type="error">
            <text:p>#VALUE!</text:p>
          </table:table-cell>
          <table:table-cell table:formula="of:=IF(ISNA(ORG.LIBREOFFICE.REGEX([.C318];&quot;[^DU]D&quot;;;1));&quot;&quot;;&quot;As&quot;)">
            <text:p/>
          </table:table-cell>
          <table:table-cell table:number-columns-repeated="7"/>
          <table:table-cell table:formula="of:=LOOKUP(2;1/(NOT(ISNUMBER([.$A$1:.$A319])));[.$A$1:.$A31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19]);[.A319]+1;1)" office:value-type="float" office:value="318" calcext:value-type="float">
            <text:p>318</text:p>
          </table:table-cell>
          <table:table-cell table:formula="of:=IFNA(DMOVE([.A320];[.K319];[.B318:.C319]);&quot;&quot;)" office:value-type="string" office:string-value="" calcext:value-type="error">
            <text:p>#VALUE!</text:p>
          </table:table-cell>
          <table:table-cell table:formula="of:=IF(ISNA(ORG.LIBREOFFICE.REGEX([.C319];&quot;[^DU]D&quot;;;1));&quot;&quot;;&quot;As&quot;)">
            <text:p/>
          </table:table-cell>
          <table:table-cell table:number-columns-repeated="7"/>
          <table:table-cell table:formula="of:=LOOKUP(2;1/(NOT(ISNUMBER([.$A$1:.$A320])));[.$A$1:.$A32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0]);[.A320]+1;1)" office:value-type="float" office:value="319" calcext:value-type="float">
            <text:p>319</text:p>
          </table:table-cell>
          <table:table-cell table:formula="of:=IFNA(DMOVE([.A321];[.K320];[.B319:.C320]);&quot;&quot;)" office:value-type="string" office:string-value="" calcext:value-type="error">
            <text:p>#VALUE!</text:p>
          </table:table-cell>
          <table:table-cell table:formula="of:=IF(ISNA(ORG.LIBREOFFICE.REGEX([.C320];&quot;[^DU]D&quot;;;1));&quot;&quot;;&quot;As&quot;)">
            <text:p/>
          </table:table-cell>
          <table:table-cell table:number-columns-repeated="7"/>
          <table:table-cell table:formula="of:=LOOKUP(2;1/(NOT(ISNUMBER([.$A$1:.$A321])));[.$A$1:.$A32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1]);[.A321]+1;1)" office:value-type="float" office:value="320" calcext:value-type="float">
            <text:p>320</text:p>
          </table:table-cell>
          <table:table-cell table:formula="of:=IFNA(DMOVE([.A322];[.K321];[.B320:.C321]);&quot;&quot;)" office:value-type="string" office:string-value="" calcext:value-type="error">
            <text:p>#VALUE!</text:p>
          </table:table-cell>
          <table:table-cell table:formula="of:=IF(ISNA(ORG.LIBREOFFICE.REGEX([.C321];&quot;[^DU]D&quot;;;1));&quot;&quot;;&quot;As&quot;)">
            <text:p/>
          </table:table-cell>
          <table:table-cell table:number-columns-repeated="7"/>
          <table:table-cell table:formula="of:=LOOKUP(2;1/(NOT(ISNUMBER([.$A$1:.$A322])));[.$A$1:.$A32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2]);[.A322]+1;1)" office:value-type="float" office:value="321" calcext:value-type="float">
            <text:p>321</text:p>
          </table:table-cell>
          <table:table-cell table:formula="of:=IFNA(DMOVE([.A323];[.K322];[.B321:.C322]);&quot;&quot;)" office:value-type="string" office:string-value="" calcext:value-type="error">
            <text:p>#VALUE!</text:p>
          </table:table-cell>
          <table:table-cell table:formula="of:=IF(ISNA(ORG.LIBREOFFICE.REGEX([.C322];&quot;[^DU]D&quot;;;1));&quot;&quot;;&quot;As&quot;)">
            <text:p/>
          </table:table-cell>
          <table:table-cell table:number-columns-repeated="7"/>
          <table:table-cell table:formula="of:=LOOKUP(2;1/(NOT(ISNUMBER([.$A$1:.$A323])));[.$A$1:.$A32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3]);[.A323]+1;1)" office:value-type="float" office:value="322" calcext:value-type="float">
            <text:p>322</text:p>
          </table:table-cell>
          <table:table-cell table:formula="of:=IFNA(DMOVE([.A324];[.K323];[.B322:.C323]);&quot;&quot;)" office:value-type="string" office:string-value="" calcext:value-type="error">
            <text:p>#VALUE!</text:p>
          </table:table-cell>
          <table:table-cell table:formula="of:=IF(ISNA(ORG.LIBREOFFICE.REGEX([.C323];&quot;[^DU]D&quot;;;1));&quot;&quot;;&quot;As&quot;)">
            <text:p/>
          </table:table-cell>
          <table:table-cell table:number-columns-repeated="7"/>
          <table:table-cell table:formula="of:=LOOKUP(2;1/(NOT(ISNUMBER([.$A$1:.$A324])));[.$A$1:.$A32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4]);[.A324]+1;1)" office:value-type="float" office:value="323" calcext:value-type="float">
            <text:p>323</text:p>
          </table:table-cell>
          <table:table-cell table:formula="of:=IFNA(DMOVE([.A325];[.K324];[.B323:.C324]);&quot;&quot;)" office:value-type="string" office:string-value="" calcext:value-type="error">
            <text:p>#VALUE!</text:p>
          </table:table-cell>
          <table:table-cell table:formula="of:=IF(ISNA(ORG.LIBREOFFICE.REGEX([.C324];&quot;[^DU]D&quot;;;1));&quot;&quot;;&quot;As&quot;)">
            <text:p/>
          </table:table-cell>
          <table:table-cell table:number-columns-repeated="7"/>
          <table:table-cell table:formula="of:=LOOKUP(2;1/(NOT(ISNUMBER([.$A$1:.$A325])));[.$A$1:.$A32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5]);[.A325]+1;1)" office:value-type="float" office:value="324" calcext:value-type="float">
            <text:p>324</text:p>
          </table:table-cell>
          <table:table-cell table:formula="of:=IFNA(DMOVE([.A326];[.K325];[.B324:.C325]);&quot;&quot;)" office:value-type="string" office:string-value="" calcext:value-type="error">
            <text:p>#VALUE!</text:p>
          </table:table-cell>
          <table:table-cell table:formula="of:=IF(ISNA(ORG.LIBREOFFICE.REGEX([.C325];&quot;[^DU]D&quot;;;1));&quot;&quot;;&quot;As&quot;)">
            <text:p/>
          </table:table-cell>
          <table:table-cell table:number-columns-repeated="7"/>
          <table:table-cell table:formula="of:=LOOKUP(2;1/(NOT(ISNUMBER([.$A$1:.$A326])));[.$A$1:.$A32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6]);[.A326]+1;1)" office:value-type="float" office:value="325" calcext:value-type="float">
            <text:p>325</text:p>
          </table:table-cell>
          <table:table-cell table:formula="of:=IFNA(DMOVE([.A327];[.K326];[.B325:.C326]);&quot;&quot;)" office:value-type="string" office:string-value="" calcext:value-type="error">
            <text:p>#VALUE!</text:p>
          </table:table-cell>
          <table:table-cell table:formula="of:=IF(ISNA(ORG.LIBREOFFICE.REGEX([.C326];&quot;[^DU]D&quot;;;1));&quot;&quot;;&quot;As&quot;)">
            <text:p/>
          </table:table-cell>
          <table:table-cell table:number-columns-repeated="7"/>
          <table:table-cell table:formula="of:=LOOKUP(2;1/(NOT(ISNUMBER([.$A$1:.$A327])));[.$A$1:.$A32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7]);[.A327]+1;1)" office:value-type="float" office:value="326" calcext:value-type="float">
            <text:p>326</text:p>
          </table:table-cell>
          <table:table-cell table:formula="of:=IFNA(DMOVE([.A328];[.K327];[.B326:.C327]);&quot;&quot;)" office:value-type="string" office:string-value="" calcext:value-type="error">
            <text:p>#VALUE!</text:p>
          </table:table-cell>
          <table:table-cell table:formula="of:=IF(ISNA(ORG.LIBREOFFICE.REGEX([.C327];&quot;[^DU]D&quot;;;1));&quot;&quot;;&quot;As&quot;)">
            <text:p/>
          </table:table-cell>
          <table:table-cell table:number-columns-repeated="7"/>
          <table:table-cell table:formula="of:=LOOKUP(2;1/(NOT(ISNUMBER([.$A$1:.$A328])));[.$A$1:.$A32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8]);[.A328]+1;1)" office:value-type="float" office:value="327" calcext:value-type="float">
            <text:p>327</text:p>
          </table:table-cell>
          <table:table-cell table:formula="of:=IFNA(DMOVE([.A329];[.K328];[.B327:.C328]);&quot;&quot;)" office:value-type="string" office:string-value="" calcext:value-type="error">
            <text:p>#VALUE!</text:p>
          </table:table-cell>
          <table:table-cell table:formula="of:=IF(ISNA(ORG.LIBREOFFICE.REGEX([.C328];&quot;[^DU]D&quot;;;1));&quot;&quot;;&quot;As&quot;)">
            <text:p/>
          </table:table-cell>
          <table:table-cell table:number-columns-repeated="7"/>
          <table:table-cell table:formula="of:=LOOKUP(2;1/(NOT(ISNUMBER([.$A$1:.$A329])));[.$A$1:.$A32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29]);[.A329]+1;1)" office:value-type="float" office:value="328" calcext:value-type="float">
            <text:p>328</text:p>
          </table:table-cell>
          <table:table-cell table:formula="of:=IFNA(DMOVE([.A330];[.K329];[.B328:.C329]);&quot;&quot;)" office:value-type="string" office:string-value="" calcext:value-type="error">
            <text:p>#VALUE!</text:p>
          </table:table-cell>
          <table:table-cell table:formula="of:=IF(ISNA(ORG.LIBREOFFICE.REGEX([.C329];&quot;[^DU]D&quot;;;1));&quot;&quot;;&quot;As&quot;)">
            <text:p/>
          </table:table-cell>
          <table:table-cell table:number-columns-repeated="7"/>
          <table:table-cell table:formula="of:=LOOKUP(2;1/(NOT(ISNUMBER([.$A$1:.$A330])));[.$A$1:.$A33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0]);[.A330]+1;1)" office:value-type="float" office:value="329" calcext:value-type="float">
            <text:p>329</text:p>
          </table:table-cell>
          <table:table-cell table:formula="of:=IFNA(DMOVE([.A331];[.K330];[.B329:.C330]);&quot;&quot;)" office:value-type="string" office:string-value="" calcext:value-type="error">
            <text:p>#VALUE!</text:p>
          </table:table-cell>
          <table:table-cell table:formula="of:=IF(ISNA(ORG.LIBREOFFICE.REGEX([.C330];&quot;[^DU]D&quot;;;1));&quot;&quot;;&quot;As&quot;)">
            <text:p/>
          </table:table-cell>
          <table:table-cell table:number-columns-repeated="7"/>
          <table:table-cell table:formula="of:=LOOKUP(2;1/(NOT(ISNUMBER([.$A$1:.$A331])));[.$A$1:.$A33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1]);[.A331]+1;1)" office:value-type="float" office:value="330" calcext:value-type="float">
            <text:p>330</text:p>
          </table:table-cell>
          <table:table-cell table:formula="of:=IFNA(DMOVE([.A332];[.K331];[.B330:.C331]);&quot;&quot;)" office:value-type="string" office:string-value="" calcext:value-type="error">
            <text:p>#VALUE!</text:p>
          </table:table-cell>
          <table:table-cell table:formula="of:=IF(ISNA(ORG.LIBREOFFICE.REGEX([.C331];&quot;[^DU]D&quot;;;1));&quot;&quot;;&quot;As&quot;)">
            <text:p/>
          </table:table-cell>
          <table:table-cell table:number-columns-repeated="7"/>
          <table:table-cell table:formula="of:=LOOKUP(2;1/(NOT(ISNUMBER([.$A$1:.$A332])));[.$A$1:.$A33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2]);[.A332]+1;1)" office:value-type="float" office:value="331" calcext:value-type="float">
            <text:p>331</text:p>
          </table:table-cell>
          <table:table-cell table:formula="of:=IFNA(DMOVE([.A333];[.K332];[.B331:.C332]);&quot;&quot;)" office:value-type="string" office:string-value="" calcext:value-type="error">
            <text:p>#VALUE!</text:p>
          </table:table-cell>
          <table:table-cell table:formula="of:=IF(ISNA(ORG.LIBREOFFICE.REGEX([.C332];&quot;[^DU]D&quot;;;1));&quot;&quot;;&quot;As&quot;)">
            <text:p/>
          </table:table-cell>
          <table:table-cell table:number-columns-repeated="7"/>
          <table:table-cell table:formula="of:=LOOKUP(2;1/(NOT(ISNUMBER([.$A$1:.$A333])));[.$A$1:.$A33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3]);[.A333]+1;1)" office:value-type="float" office:value="332" calcext:value-type="float">
            <text:p>332</text:p>
          </table:table-cell>
          <table:table-cell table:formula="of:=IFNA(DMOVE([.A334];[.K333];[.B332:.C333]);&quot;&quot;)" office:value-type="string" office:string-value="" calcext:value-type="error">
            <text:p>#VALUE!</text:p>
          </table:table-cell>
          <table:table-cell table:formula="of:=IF(ISNA(ORG.LIBREOFFICE.REGEX([.C333];&quot;[^DU]D&quot;;;1));&quot;&quot;;&quot;As&quot;)">
            <text:p/>
          </table:table-cell>
          <table:table-cell table:number-columns-repeated="7"/>
          <table:table-cell table:formula="of:=LOOKUP(2;1/(NOT(ISNUMBER([.$A$1:.$A334])));[.$A$1:.$A33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4]);[.A334]+1;1)" office:value-type="float" office:value="333" calcext:value-type="float">
            <text:p>333</text:p>
          </table:table-cell>
          <table:table-cell table:formula="of:=IFNA(DMOVE([.A335];[.K334];[.B333:.C334]);&quot;&quot;)" office:value-type="string" office:string-value="" calcext:value-type="error">
            <text:p>#VALUE!</text:p>
          </table:table-cell>
          <table:table-cell table:formula="of:=IF(ISNA(ORG.LIBREOFFICE.REGEX([.C334];&quot;[^DU]D&quot;;;1));&quot;&quot;;&quot;As&quot;)">
            <text:p/>
          </table:table-cell>
          <table:table-cell table:number-columns-repeated="7"/>
          <table:table-cell table:formula="of:=LOOKUP(2;1/(NOT(ISNUMBER([.$A$1:.$A335])));[.$A$1:.$A33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5]);[.A335]+1;1)" office:value-type="float" office:value="334" calcext:value-type="float">
            <text:p>334</text:p>
          </table:table-cell>
          <table:table-cell table:formula="of:=IFNA(DMOVE([.A336];[.K335];[.B334:.C335]);&quot;&quot;)" office:value-type="string" office:string-value="" calcext:value-type="error">
            <text:p>#VALUE!</text:p>
          </table:table-cell>
          <table:table-cell table:formula="of:=IF(ISNA(ORG.LIBREOFFICE.REGEX([.C335];&quot;[^DU]D&quot;;;1));&quot;&quot;;&quot;As&quot;)">
            <text:p/>
          </table:table-cell>
          <table:table-cell table:number-columns-repeated="7"/>
          <table:table-cell table:formula="of:=LOOKUP(2;1/(NOT(ISNUMBER([.$A$1:.$A336])));[.$A$1:.$A33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6]);[.A336]+1;1)" office:value-type="float" office:value="335" calcext:value-type="float">
            <text:p>335</text:p>
          </table:table-cell>
          <table:table-cell table:formula="of:=IFNA(DMOVE([.A337];[.K336];[.B335:.C336]);&quot;&quot;)" office:value-type="string" office:string-value="" calcext:value-type="error">
            <text:p>#VALUE!</text:p>
          </table:table-cell>
          <table:table-cell table:formula="of:=IF(ISNA(ORG.LIBREOFFICE.REGEX([.C336];&quot;[^DU]D&quot;;;1));&quot;&quot;;&quot;As&quot;)">
            <text:p/>
          </table:table-cell>
          <table:table-cell table:number-columns-repeated="7"/>
          <table:table-cell table:formula="of:=LOOKUP(2;1/(NOT(ISNUMBER([.$A$1:.$A337])));[.$A$1:.$A33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7]);[.A337]+1;1)" office:value-type="float" office:value="336" calcext:value-type="float">
            <text:p>336</text:p>
          </table:table-cell>
          <table:table-cell table:formula="of:=IFNA(DMOVE([.A338];[.K337];[.B336:.C337]);&quot;&quot;)" office:value-type="string" office:string-value="" calcext:value-type="error">
            <text:p>#VALUE!</text:p>
          </table:table-cell>
          <table:table-cell table:formula="of:=IF(ISNA(ORG.LIBREOFFICE.REGEX([.C337];&quot;[^DU]D&quot;;;1));&quot;&quot;;&quot;As&quot;)">
            <text:p/>
          </table:table-cell>
          <table:table-cell table:number-columns-repeated="7"/>
          <table:table-cell table:formula="of:=LOOKUP(2;1/(NOT(ISNUMBER([.$A$1:.$A338])));[.$A$1:.$A33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8]);[.A338]+1;1)" office:value-type="float" office:value="337" calcext:value-type="float">
            <text:p>337</text:p>
          </table:table-cell>
          <table:table-cell table:formula="of:=IFNA(DMOVE([.A339];[.K338];[.B337:.C338]);&quot;&quot;)" office:value-type="string" office:string-value="" calcext:value-type="error">
            <text:p>#VALUE!</text:p>
          </table:table-cell>
          <table:table-cell table:formula="of:=IF(ISNA(ORG.LIBREOFFICE.REGEX([.C338];&quot;[^DU]D&quot;;;1));&quot;&quot;;&quot;As&quot;)">
            <text:p/>
          </table:table-cell>
          <table:table-cell table:number-columns-repeated="7"/>
          <table:table-cell table:formula="of:=LOOKUP(2;1/(NOT(ISNUMBER([.$A$1:.$A339])));[.$A$1:.$A33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39]);[.A339]+1;1)" office:value-type="float" office:value="338" calcext:value-type="float">
            <text:p>338</text:p>
          </table:table-cell>
          <table:table-cell table:formula="of:=IFNA(DMOVE([.A340];[.K339];[.B338:.C339]);&quot;&quot;)" office:value-type="string" office:string-value="" calcext:value-type="error">
            <text:p>#VALUE!</text:p>
          </table:table-cell>
          <table:table-cell table:formula="of:=IF(ISNA(ORG.LIBREOFFICE.REGEX([.C339];&quot;[^DU]D&quot;;;1));&quot;&quot;;&quot;As&quot;)">
            <text:p/>
          </table:table-cell>
          <table:table-cell table:number-columns-repeated="7"/>
          <table:table-cell table:formula="of:=LOOKUP(2;1/(NOT(ISNUMBER([.$A$1:.$A340])));[.$A$1:.$A34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0]);[.A340]+1;1)" office:value-type="float" office:value="339" calcext:value-type="float">
            <text:p>339</text:p>
          </table:table-cell>
          <table:table-cell table:formula="of:=IFNA(DMOVE([.A341];[.K340];[.B339:.C340]);&quot;&quot;)" office:value-type="string" office:string-value="" calcext:value-type="error">
            <text:p>#VALUE!</text:p>
          </table:table-cell>
          <table:table-cell table:formula="of:=IF(ISNA(ORG.LIBREOFFICE.REGEX([.C340];&quot;[^DU]D&quot;;;1));&quot;&quot;;&quot;As&quot;)">
            <text:p/>
          </table:table-cell>
          <table:table-cell table:number-columns-repeated="7"/>
          <table:table-cell table:formula="of:=LOOKUP(2;1/(NOT(ISNUMBER([.$A$1:.$A341])));[.$A$1:.$A34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1]);[.A341]+1;1)" office:value-type="float" office:value="340" calcext:value-type="float">
            <text:p>340</text:p>
          </table:table-cell>
          <table:table-cell table:formula="of:=IFNA(DMOVE([.A342];[.K341];[.B340:.C341]);&quot;&quot;)" office:value-type="string" office:string-value="" calcext:value-type="error">
            <text:p>#VALUE!</text:p>
          </table:table-cell>
          <table:table-cell table:formula="of:=IF(ISNA(ORG.LIBREOFFICE.REGEX([.C341];&quot;[^DU]D&quot;;;1));&quot;&quot;;&quot;As&quot;)">
            <text:p/>
          </table:table-cell>
          <table:table-cell table:number-columns-repeated="7"/>
          <table:table-cell table:formula="of:=LOOKUP(2;1/(NOT(ISNUMBER([.$A$1:.$A342])));[.$A$1:.$A34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2]);[.A342]+1;1)" office:value-type="float" office:value="341" calcext:value-type="float">
            <text:p>341</text:p>
          </table:table-cell>
          <table:table-cell table:formula="of:=IFNA(DMOVE([.A343];[.K342];[.B341:.C342]);&quot;&quot;)" office:value-type="string" office:string-value="" calcext:value-type="error">
            <text:p>#VALUE!</text:p>
          </table:table-cell>
          <table:table-cell table:formula="of:=IF(ISNA(ORG.LIBREOFFICE.REGEX([.C342];&quot;[^DU]D&quot;;;1));&quot;&quot;;&quot;As&quot;)">
            <text:p/>
          </table:table-cell>
          <table:table-cell table:number-columns-repeated="7"/>
          <table:table-cell table:formula="of:=LOOKUP(2;1/(NOT(ISNUMBER([.$A$1:.$A343])));[.$A$1:.$A34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3]);[.A343]+1;1)" office:value-type="float" office:value="342" calcext:value-type="float">
            <text:p>342</text:p>
          </table:table-cell>
          <table:table-cell table:formula="of:=IFNA(DMOVE([.A344];[.K343];[.B342:.C343]);&quot;&quot;)" office:value-type="string" office:string-value="" calcext:value-type="error">
            <text:p>#VALUE!</text:p>
          </table:table-cell>
          <table:table-cell table:formula="of:=IF(ISNA(ORG.LIBREOFFICE.REGEX([.C343];&quot;[^DU]D&quot;;;1));&quot;&quot;;&quot;As&quot;)">
            <text:p/>
          </table:table-cell>
          <table:table-cell table:number-columns-repeated="7"/>
          <table:table-cell table:formula="of:=LOOKUP(2;1/(NOT(ISNUMBER([.$A$1:.$A344])));[.$A$1:.$A34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4]);[.A344]+1;1)" office:value-type="float" office:value="343" calcext:value-type="float">
            <text:p>343</text:p>
          </table:table-cell>
          <table:table-cell table:formula="of:=IFNA(DMOVE([.A345];[.K344];[.B343:.C344]);&quot;&quot;)" office:value-type="string" office:string-value="" calcext:value-type="error">
            <text:p>#VALUE!</text:p>
          </table:table-cell>
          <table:table-cell table:formula="of:=IF(ISNA(ORG.LIBREOFFICE.REGEX([.C344];&quot;[^DU]D&quot;;;1));&quot;&quot;;&quot;As&quot;)">
            <text:p/>
          </table:table-cell>
          <table:table-cell table:number-columns-repeated="7"/>
          <table:table-cell table:formula="of:=LOOKUP(2;1/(NOT(ISNUMBER([.$A$1:.$A345])));[.$A$1:.$A34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5]);[.A345]+1;1)" office:value-type="float" office:value="344" calcext:value-type="float">
            <text:p>344</text:p>
          </table:table-cell>
          <table:table-cell table:formula="of:=IFNA(DMOVE([.A346];[.K345];[.B344:.C345]);&quot;&quot;)" office:value-type="string" office:string-value="" calcext:value-type="error">
            <text:p>#VALUE!</text:p>
          </table:table-cell>
          <table:table-cell table:formula="of:=IF(ISNA(ORG.LIBREOFFICE.REGEX([.C345];&quot;[^DU]D&quot;;;1));&quot;&quot;;&quot;As&quot;)">
            <text:p/>
          </table:table-cell>
          <table:table-cell table:number-columns-repeated="7"/>
          <table:table-cell table:formula="of:=LOOKUP(2;1/(NOT(ISNUMBER([.$A$1:.$A346])));[.$A$1:.$A34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6]);[.A346]+1;1)" office:value-type="float" office:value="345" calcext:value-type="float">
            <text:p>345</text:p>
          </table:table-cell>
          <table:table-cell table:formula="of:=IFNA(DMOVE([.A347];[.K346];[.B345:.C346]);&quot;&quot;)" office:value-type="string" office:string-value="" calcext:value-type="error">
            <text:p>#VALUE!</text:p>
          </table:table-cell>
          <table:table-cell table:formula="of:=IF(ISNA(ORG.LIBREOFFICE.REGEX([.C346];&quot;[^DU]D&quot;;;1));&quot;&quot;;&quot;As&quot;)">
            <text:p/>
          </table:table-cell>
          <table:table-cell table:number-columns-repeated="7"/>
          <table:table-cell table:formula="of:=LOOKUP(2;1/(NOT(ISNUMBER([.$A$1:.$A347])));[.$A$1:.$A34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7]);[.A347]+1;1)" office:value-type="float" office:value="346" calcext:value-type="float">
            <text:p>346</text:p>
          </table:table-cell>
          <table:table-cell table:formula="of:=IFNA(DMOVE([.A348];[.K347];[.B346:.C347]);&quot;&quot;)" office:value-type="string" office:string-value="" calcext:value-type="error">
            <text:p>#VALUE!</text:p>
          </table:table-cell>
          <table:table-cell table:formula="of:=IF(ISNA(ORG.LIBREOFFICE.REGEX([.C347];&quot;[^DU]D&quot;;;1));&quot;&quot;;&quot;As&quot;)">
            <text:p/>
          </table:table-cell>
          <table:table-cell table:number-columns-repeated="7"/>
          <table:table-cell table:formula="of:=LOOKUP(2;1/(NOT(ISNUMBER([.$A$1:.$A348])));[.$A$1:.$A34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8]);[.A348]+1;1)" office:value-type="float" office:value="347" calcext:value-type="float">
            <text:p>347</text:p>
          </table:table-cell>
          <table:table-cell table:formula="of:=IFNA(DMOVE([.A349];[.K348];[.B347:.C348]);&quot;&quot;)" office:value-type="string" office:string-value="" calcext:value-type="error">
            <text:p>#VALUE!</text:p>
          </table:table-cell>
          <table:table-cell table:formula="of:=IF(ISNA(ORG.LIBREOFFICE.REGEX([.C348];&quot;[^DU]D&quot;;;1));&quot;&quot;;&quot;As&quot;)">
            <text:p/>
          </table:table-cell>
          <table:table-cell table:number-columns-repeated="7"/>
          <table:table-cell table:formula="of:=LOOKUP(2;1/(NOT(ISNUMBER([.$A$1:.$A349])));[.$A$1:.$A34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49]);[.A349]+1;1)" office:value-type="float" office:value="348" calcext:value-type="float">
            <text:p>348</text:p>
          </table:table-cell>
          <table:table-cell table:formula="of:=IFNA(DMOVE([.A350];[.K349];[.B348:.C349]);&quot;&quot;)" office:value-type="string" office:string-value="" calcext:value-type="error">
            <text:p>#VALUE!</text:p>
          </table:table-cell>
          <table:table-cell table:formula="of:=IF(ISNA(ORG.LIBREOFFICE.REGEX([.C349];&quot;[^DU]D&quot;;;1));&quot;&quot;;&quot;As&quot;)">
            <text:p/>
          </table:table-cell>
          <table:table-cell table:number-columns-repeated="7"/>
          <table:table-cell table:formula="of:=LOOKUP(2;1/(NOT(ISNUMBER([.$A$1:.$A350])));[.$A$1:.$A35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0]);[.A350]+1;1)" office:value-type="float" office:value="349" calcext:value-type="float">
            <text:p>349</text:p>
          </table:table-cell>
          <table:table-cell table:formula="of:=IFNA(DMOVE([.A351];[.K350];[.B349:.C350]);&quot;&quot;)" office:value-type="string" office:string-value="" calcext:value-type="error">
            <text:p>#VALUE!</text:p>
          </table:table-cell>
          <table:table-cell table:formula="of:=IF(ISNA(ORG.LIBREOFFICE.REGEX([.C350];&quot;[^DU]D&quot;;;1));&quot;&quot;;&quot;As&quot;)">
            <text:p/>
          </table:table-cell>
          <table:table-cell table:number-columns-repeated="7"/>
          <table:table-cell table:formula="of:=LOOKUP(2;1/(NOT(ISNUMBER([.$A$1:.$A351])));[.$A$1:.$A35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1]);[.A351]+1;1)" office:value-type="float" office:value="350" calcext:value-type="float">
            <text:p>350</text:p>
          </table:table-cell>
          <table:table-cell table:formula="of:=IFNA(DMOVE([.A352];[.K351];[.B350:.C351]);&quot;&quot;)" office:value-type="string" office:string-value="" calcext:value-type="error">
            <text:p>#VALUE!</text:p>
          </table:table-cell>
          <table:table-cell table:formula="of:=IF(ISNA(ORG.LIBREOFFICE.REGEX([.C351];&quot;[^DU]D&quot;;;1));&quot;&quot;;&quot;As&quot;)">
            <text:p/>
          </table:table-cell>
          <table:table-cell table:number-columns-repeated="7"/>
          <table:table-cell table:formula="of:=LOOKUP(2;1/(NOT(ISNUMBER([.$A$1:.$A352])));[.$A$1:.$A35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2]);[.A352]+1;1)" office:value-type="float" office:value="351" calcext:value-type="float">
            <text:p>351</text:p>
          </table:table-cell>
          <table:table-cell table:formula="of:=IFNA(DMOVE([.A353];[.K352];[.B351:.C352]);&quot;&quot;)" office:value-type="string" office:string-value="" calcext:value-type="error">
            <text:p>#VALUE!</text:p>
          </table:table-cell>
          <table:table-cell table:formula="of:=IF(ISNA(ORG.LIBREOFFICE.REGEX([.C352];&quot;[^DU]D&quot;;;1));&quot;&quot;;&quot;As&quot;)">
            <text:p/>
          </table:table-cell>
          <table:table-cell table:number-columns-repeated="7"/>
          <table:table-cell table:formula="of:=LOOKUP(2;1/(NOT(ISNUMBER([.$A$1:.$A353])));[.$A$1:.$A35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3]);[.A353]+1;1)" office:value-type="float" office:value="352" calcext:value-type="float">
            <text:p>352</text:p>
          </table:table-cell>
          <table:table-cell table:formula="of:=IFNA(DMOVE([.A354];[.K353];[.B352:.C353]);&quot;&quot;)" office:value-type="string" office:string-value="" calcext:value-type="error">
            <text:p>#VALUE!</text:p>
          </table:table-cell>
          <table:table-cell table:formula="of:=IF(ISNA(ORG.LIBREOFFICE.REGEX([.C353];&quot;[^DU]D&quot;;;1));&quot;&quot;;&quot;As&quot;)">
            <text:p/>
          </table:table-cell>
          <table:table-cell table:number-columns-repeated="7"/>
          <table:table-cell table:formula="of:=LOOKUP(2;1/(NOT(ISNUMBER([.$A$1:.$A354])));[.$A$1:.$A35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4]);[.A354]+1;1)" office:value-type="float" office:value="353" calcext:value-type="float">
            <text:p>353</text:p>
          </table:table-cell>
          <table:table-cell table:formula="of:=IFNA(DMOVE([.A355];[.K354];[.B353:.C354]);&quot;&quot;)" office:value-type="string" office:string-value="" calcext:value-type="error">
            <text:p>#VALUE!</text:p>
          </table:table-cell>
          <table:table-cell table:formula="of:=IF(ISNA(ORG.LIBREOFFICE.REGEX([.C354];&quot;[^DU]D&quot;;;1));&quot;&quot;;&quot;As&quot;)">
            <text:p/>
          </table:table-cell>
          <table:table-cell table:number-columns-repeated="7"/>
          <table:table-cell table:formula="of:=LOOKUP(2;1/(NOT(ISNUMBER([.$A$1:.$A355])));[.$A$1:.$A35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5]);[.A355]+1;1)" office:value-type="float" office:value="354" calcext:value-type="float">
            <text:p>354</text:p>
          </table:table-cell>
          <table:table-cell table:formula="of:=IFNA(DMOVE([.A356];[.K355];[.B354:.C355]);&quot;&quot;)" office:value-type="string" office:string-value="" calcext:value-type="error">
            <text:p>#VALUE!</text:p>
          </table:table-cell>
          <table:table-cell table:formula="of:=IF(ISNA(ORG.LIBREOFFICE.REGEX([.C355];&quot;[^DU]D&quot;;;1));&quot;&quot;;&quot;As&quot;)">
            <text:p/>
          </table:table-cell>
          <table:table-cell table:number-columns-repeated="7"/>
          <table:table-cell table:formula="of:=LOOKUP(2;1/(NOT(ISNUMBER([.$A$1:.$A356])));[.$A$1:.$A35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6]);[.A356]+1;1)" office:value-type="float" office:value="355" calcext:value-type="float">
            <text:p>355</text:p>
          </table:table-cell>
          <table:table-cell table:formula="of:=IFNA(DMOVE([.A357];[.K356];[.B355:.C356]);&quot;&quot;)" office:value-type="string" office:string-value="" calcext:value-type="error">
            <text:p>#VALUE!</text:p>
          </table:table-cell>
          <table:table-cell table:formula="of:=IF(ISNA(ORG.LIBREOFFICE.REGEX([.C356];&quot;[^DU]D&quot;;;1));&quot;&quot;;&quot;As&quot;)">
            <text:p/>
          </table:table-cell>
          <table:table-cell table:number-columns-repeated="7"/>
          <table:table-cell table:formula="of:=LOOKUP(2;1/(NOT(ISNUMBER([.$A$1:.$A357])));[.$A$1:.$A35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7]);[.A357]+1;1)" office:value-type="float" office:value="356" calcext:value-type="float">
            <text:p>356</text:p>
          </table:table-cell>
          <table:table-cell table:formula="of:=IFNA(DMOVE([.A358];[.K357];[.B356:.C357]);&quot;&quot;)" office:value-type="string" office:string-value="" calcext:value-type="error">
            <text:p>#VALUE!</text:p>
          </table:table-cell>
          <table:table-cell table:formula="of:=IF(ISNA(ORG.LIBREOFFICE.REGEX([.C357];&quot;[^DU]D&quot;;;1));&quot;&quot;;&quot;As&quot;)">
            <text:p/>
          </table:table-cell>
          <table:table-cell table:number-columns-repeated="7"/>
          <table:table-cell table:formula="of:=LOOKUP(2;1/(NOT(ISNUMBER([.$A$1:.$A358])));[.$A$1:.$A35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8]);[.A358]+1;1)" office:value-type="float" office:value="357" calcext:value-type="float">
            <text:p>357</text:p>
          </table:table-cell>
          <table:table-cell table:formula="of:=IFNA(DMOVE([.A359];[.K358];[.B357:.C358]);&quot;&quot;)" office:value-type="string" office:string-value="" calcext:value-type="error">
            <text:p>#VALUE!</text:p>
          </table:table-cell>
          <table:table-cell table:formula="of:=IF(ISNA(ORG.LIBREOFFICE.REGEX([.C358];&quot;[^DU]D&quot;;;1));&quot;&quot;;&quot;As&quot;)">
            <text:p/>
          </table:table-cell>
          <table:table-cell table:number-columns-repeated="7"/>
          <table:table-cell table:formula="of:=LOOKUP(2;1/(NOT(ISNUMBER([.$A$1:.$A359])));[.$A$1:.$A35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59]);[.A359]+1;1)" office:value-type="float" office:value="358" calcext:value-type="float">
            <text:p>358</text:p>
          </table:table-cell>
          <table:table-cell table:formula="of:=IFNA(DMOVE([.A360];[.K359];[.B358:.C359]);&quot;&quot;)" office:value-type="string" office:string-value="" calcext:value-type="error">
            <text:p>#VALUE!</text:p>
          </table:table-cell>
          <table:table-cell table:formula="of:=IF(ISNA(ORG.LIBREOFFICE.REGEX([.C359];&quot;[^DU]D&quot;;;1));&quot;&quot;;&quot;As&quot;)">
            <text:p/>
          </table:table-cell>
          <table:table-cell table:number-columns-repeated="7"/>
          <table:table-cell table:formula="of:=LOOKUP(2;1/(NOT(ISNUMBER([.$A$1:.$A360])));[.$A$1:.$A36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0]);[.A360]+1;1)" office:value-type="float" office:value="359" calcext:value-type="float">
            <text:p>359</text:p>
          </table:table-cell>
          <table:table-cell table:formula="of:=IFNA(DMOVE([.A361];[.K360];[.B359:.C360]);&quot;&quot;)" office:value-type="string" office:string-value="" calcext:value-type="error">
            <text:p>#VALUE!</text:p>
          </table:table-cell>
          <table:table-cell table:formula="of:=IF(ISNA(ORG.LIBREOFFICE.REGEX([.C360];&quot;[^DU]D&quot;;;1));&quot;&quot;;&quot;As&quot;)">
            <text:p/>
          </table:table-cell>
          <table:table-cell table:number-columns-repeated="7"/>
          <table:table-cell table:formula="of:=LOOKUP(2;1/(NOT(ISNUMBER([.$A$1:.$A361])));[.$A$1:.$A36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1]);[.A361]+1;1)" office:value-type="float" office:value="360" calcext:value-type="float">
            <text:p>360</text:p>
          </table:table-cell>
          <table:table-cell table:formula="of:=IFNA(DMOVE([.A362];[.K361];[.B360:.C361]);&quot;&quot;)" office:value-type="string" office:string-value="" calcext:value-type="error">
            <text:p>#VALUE!</text:p>
          </table:table-cell>
          <table:table-cell table:formula="of:=IF(ISNA(ORG.LIBREOFFICE.REGEX([.C361];&quot;[^DU]D&quot;;;1));&quot;&quot;;&quot;As&quot;)">
            <text:p/>
          </table:table-cell>
          <table:table-cell table:number-columns-repeated="7"/>
          <table:table-cell table:formula="of:=LOOKUP(2;1/(NOT(ISNUMBER([.$A$1:.$A362])));[.$A$1:.$A36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2]);[.A362]+1;1)" office:value-type="float" office:value="361" calcext:value-type="float">
            <text:p>361</text:p>
          </table:table-cell>
          <table:table-cell table:formula="of:=IFNA(DMOVE([.A363];[.K362];[.B361:.C362]);&quot;&quot;)" office:value-type="string" office:string-value="" calcext:value-type="error">
            <text:p>#VALUE!</text:p>
          </table:table-cell>
          <table:table-cell table:formula="of:=IF(ISNA(ORG.LIBREOFFICE.REGEX([.C362];&quot;[^DU]D&quot;;;1));&quot;&quot;;&quot;As&quot;)">
            <text:p/>
          </table:table-cell>
          <table:table-cell table:number-columns-repeated="7"/>
          <table:table-cell table:formula="of:=LOOKUP(2;1/(NOT(ISNUMBER([.$A$1:.$A363])));[.$A$1:.$A36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3]);[.A363]+1;1)" office:value-type="float" office:value="362" calcext:value-type="float">
            <text:p>362</text:p>
          </table:table-cell>
          <table:table-cell table:formula="of:=IFNA(DMOVE([.A364];[.K363];[.B362:.C363]);&quot;&quot;)" office:value-type="string" office:string-value="" calcext:value-type="error">
            <text:p>#VALUE!</text:p>
          </table:table-cell>
          <table:table-cell table:formula="of:=IF(ISNA(ORG.LIBREOFFICE.REGEX([.C363];&quot;[^DU]D&quot;;;1));&quot;&quot;;&quot;As&quot;)">
            <text:p/>
          </table:table-cell>
          <table:table-cell table:number-columns-repeated="7"/>
          <table:table-cell table:formula="of:=LOOKUP(2;1/(NOT(ISNUMBER([.$A$1:.$A364])));[.$A$1:.$A36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4]);[.A364]+1;1)" office:value-type="float" office:value="363" calcext:value-type="float">
            <text:p>363</text:p>
          </table:table-cell>
          <table:table-cell table:formula="of:=IFNA(DMOVE([.A365];[.K364];[.B363:.C364]);&quot;&quot;)" office:value-type="string" office:string-value="" calcext:value-type="error">
            <text:p>#VALUE!</text:p>
          </table:table-cell>
          <table:table-cell table:formula="of:=IF(ISNA(ORG.LIBREOFFICE.REGEX([.C364];&quot;[^DU]D&quot;;;1));&quot;&quot;;&quot;As&quot;)">
            <text:p/>
          </table:table-cell>
          <table:table-cell table:number-columns-repeated="7"/>
          <table:table-cell table:formula="of:=LOOKUP(2;1/(NOT(ISNUMBER([.$A$1:.$A365])));[.$A$1:.$A36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5]);[.A365]+1;1)" office:value-type="float" office:value="364" calcext:value-type="float">
            <text:p>364</text:p>
          </table:table-cell>
          <table:table-cell table:formula="of:=IFNA(DMOVE([.A366];[.K365];[.B364:.C365]);&quot;&quot;)" office:value-type="string" office:string-value="" calcext:value-type="error">
            <text:p>#VALUE!</text:p>
          </table:table-cell>
          <table:table-cell table:formula="of:=IF(ISNA(ORG.LIBREOFFICE.REGEX([.C365];&quot;[^DU]D&quot;;;1));&quot;&quot;;&quot;As&quot;)">
            <text:p/>
          </table:table-cell>
          <table:table-cell table:number-columns-repeated="7"/>
          <table:table-cell table:formula="of:=LOOKUP(2;1/(NOT(ISNUMBER([.$A$1:.$A366])));[.$A$1:.$A36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6]);[.A366]+1;1)" office:value-type="float" office:value="365" calcext:value-type="float">
            <text:p>365</text:p>
          </table:table-cell>
          <table:table-cell table:formula="of:=IFNA(DMOVE([.A367];[.K366];[.B365:.C366]);&quot;&quot;)" office:value-type="string" office:string-value="" calcext:value-type="error">
            <text:p>#VALUE!</text:p>
          </table:table-cell>
          <table:table-cell table:formula="of:=IF(ISNA(ORG.LIBREOFFICE.REGEX([.C366];&quot;[^DU]D&quot;;;1));&quot;&quot;;&quot;As&quot;)">
            <text:p/>
          </table:table-cell>
          <table:table-cell table:number-columns-repeated="7"/>
          <table:table-cell table:formula="of:=LOOKUP(2;1/(NOT(ISNUMBER([.$A$1:.$A367])));[.$A$1:.$A36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7]);[.A367]+1;1)" office:value-type="float" office:value="366" calcext:value-type="float">
            <text:p>366</text:p>
          </table:table-cell>
          <table:table-cell table:formula="of:=IFNA(DMOVE([.A368];[.K367];[.B366:.C367]);&quot;&quot;)" office:value-type="string" office:string-value="" calcext:value-type="error">
            <text:p>#VALUE!</text:p>
          </table:table-cell>
          <table:table-cell table:formula="of:=IF(ISNA(ORG.LIBREOFFICE.REGEX([.C367];&quot;[^DU]D&quot;;;1));&quot;&quot;;&quot;As&quot;)">
            <text:p/>
          </table:table-cell>
          <table:table-cell table:number-columns-repeated="7"/>
          <table:table-cell table:formula="of:=LOOKUP(2;1/(NOT(ISNUMBER([.$A$1:.$A368])));[.$A$1:.$A36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8]);[.A368]+1;1)" office:value-type="float" office:value="367" calcext:value-type="float">
            <text:p>367</text:p>
          </table:table-cell>
          <table:table-cell table:formula="of:=IFNA(DMOVE([.A369];[.K368];[.B367:.C368]);&quot;&quot;)" office:value-type="string" office:string-value="" calcext:value-type="error">
            <text:p>#VALUE!</text:p>
          </table:table-cell>
          <table:table-cell table:formula="of:=IF(ISNA(ORG.LIBREOFFICE.REGEX([.C368];&quot;[^DU]D&quot;;;1));&quot;&quot;;&quot;As&quot;)">
            <text:p/>
          </table:table-cell>
          <table:table-cell table:number-columns-repeated="7"/>
          <table:table-cell table:formula="of:=LOOKUP(2;1/(NOT(ISNUMBER([.$A$1:.$A369])));[.$A$1:.$A36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69]);[.A369]+1;1)" office:value-type="float" office:value="368" calcext:value-type="float">
            <text:p>368</text:p>
          </table:table-cell>
          <table:table-cell table:formula="of:=IFNA(DMOVE([.A370];[.K369];[.B368:.C369]);&quot;&quot;)" office:value-type="string" office:string-value="" calcext:value-type="error">
            <text:p>#VALUE!</text:p>
          </table:table-cell>
          <table:table-cell table:formula="of:=IF(ISNA(ORG.LIBREOFFICE.REGEX([.C369];&quot;[^DU]D&quot;;;1));&quot;&quot;;&quot;As&quot;)">
            <text:p/>
          </table:table-cell>
          <table:table-cell table:number-columns-repeated="7"/>
          <table:table-cell table:formula="of:=LOOKUP(2;1/(NOT(ISNUMBER([.$A$1:.$A370])));[.$A$1:.$A37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0]);[.A370]+1;1)" office:value-type="float" office:value="369" calcext:value-type="float">
            <text:p>369</text:p>
          </table:table-cell>
          <table:table-cell table:formula="of:=IFNA(DMOVE([.A371];[.K370];[.B369:.C370]);&quot;&quot;)" office:value-type="string" office:string-value="" calcext:value-type="error">
            <text:p>#VALUE!</text:p>
          </table:table-cell>
          <table:table-cell table:formula="of:=IF(ISNA(ORG.LIBREOFFICE.REGEX([.C370];&quot;[^DU]D&quot;;;1));&quot;&quot;;&quot;As&quot;)">
            <text:p/>
          </table:table-cell>
          <table:table-cell table:number-columns-repeated="7"/>
          <table:table-cell table:formula="of:=LOOKUP(2;1/(NOT(ISNUMBER([.$A$1:.$A371])));[.$A$1:.$A37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1]);[.A371]+1;1)" office:value-type="float" office:value="370" calcext:value-type="float">
            <text:p>370</text:p>
          </table:table-cell>
          <table:table-cell table:formula="of:=IFNA(DMOVE([.A372];[.K371];[.B370:.C371]);&quot;&quot;)" office:value-type="string" office:string-value="" calcext:value-type="error">
            <text:p>#VALUE!</text:p>
          </table:table-cell>
          <table:table-cell table:formula="of:=IF(ISNA(ORG.LIBREOFFICE.REGEX([.C371];&quot;[^DU]D&quot;;;1));&quot;&quot;;&quot;As&quot;)">
            <text:p/>
          </table:table-cell>
          <table:table-cell table:number-columns-repeated="7"/>
          <table:table-cell table:formula="of:=LOOKUP(2;1/(NOT(ISNUMBER([.$A$1:.$A372])));[.$A$1:.$A37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2]);[.A372]+1;1)" office:value-type="float" office:value="371" calcext:value-type="float">
            <text:p>371</text:p>
          </table:table-cell>
          <table:table-cell table:formula="of:=IFNA(DMOVE([.A373];[.K372];[.B371:.C372]);&quot;&quot;)" office:value-type="string" office:string-value="" calcext:value-type="error">
            <text:p>#VALUE!</text:p>
          </table:table-cell>
          <table:table-cell table:formula="of:=IF(ISNA(ORG.LIBREOFFICE.REGEX([.C372];&quot;[^DU]D&quot;;;1));&quot;&quot;;&quot;As&quot;)">
            <text:p/>
          </table:table-cell>
          <table:table-cell table:number-columns-repeated="7"/>
          <table:table-cell table:formula="of:=LOOKUP(2;1/(NOT(ISNUMBER([.$A$1:.$A373])));[.$A$1:.$A37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3]);[.A373]+1;1)" office:value-type="float" office:value="372" calcext:value-type="float">
            <text:p>372</text:p>
          </table:table-cell>
          <table:table-cell table:formula="of:=IFNA(DMOVE([.A374];[.K373];[.B372:.C373]);&quot;&quot;)" office:value-type="string" office:string-value="" calcext:value-type="error">
            <text:p>#VALUE!</text:p>
          </table:table-cell>
          <table:table-cell table:formula="of:=IF(ISNA(ORG.LIBREOFFICE.REGEX([.C373];&quot;[^DU]D&quot;;;1));&quot;&quot;;&quot;As&quot;)">
            <text:p/>
          </table:table-cell>
          <table:table-cell table:number-columns-repeated="7"/>
          <table:table-cell table:formula="of:=LOOKUP(2;1/(NOT(ISNUMBER([.$A$1:.$A374])));[.$A$1:.$A37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4]);[.A374]+1;1)" office:value-type="float" office:value="373" calcext:value-type="float">
            <text:p>373</text:p>
          </table:table-cell>
          <table:table-cell table:formula="of:=IFNA(DMOVE([.A375];[.K374];[.B373:.C374]);&quot;&quot;)" office:value-type="string" office:string-value="" calcext:value-type="error">
            <text:p>#VALUE!</text:p>
          </table:table-cell>
          <table:table-cell table:formula="of:=IF(ISNA(ORG.LIBREOFFICE.REGEX([.C374];&quot;[^DU]D&quot;;;1));&quot;&quot;;&quot;As&quot;)">
            <text:p/>
          </table:table-cell>
          <table:table-cell table:number-columns-repeated="7"/>
          <table:table-cell table:formula="of:=LOOKUP(2;1/(NOT(ISNUMBER([.$A$1:.$A375])));[.$A$1:.$A37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5]);[.A375]+1;1)" office:value-type="float" office:value="374" calcext:value-type="float">
            <text:p>374</text:p>
          </table:table-cell>
          <table:table-cell table:formula="of:=IFNA(DMOVE([.A376];[.K375];[.B374:.C375]);&quot;&quot;)" office:value-type="string" office:string-value="" calcext:value-type="error">
            <text:p>#VALUE!</text:p>
          </table:table-cell>
          <table:table-cell table:formula="of:=IF(ISNA(ORG.LIBREOFFICE.REGEX([.C375];&quot;[^DU]D&quot;;;1));&quot;&quot;;&quot;As&quot;)">
            <text:p/>
          </table:table-cell>
          <table:table-cell table:number-columns-repeated="7"/>
          <table:table-cell table:formula="of:=LOOKUP(2;1/(NOT(ISNUMBER([.$A$1:.$A376])));[.$A$1:.$A37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6]);[.A376]+1;1)" office:value-type="float" office:value="375" calcext:value-type="float">
            <text:p>375</text:p>
          </table:table-cell>
          <table:table-cell table:formula="of:=IFNA(DMOVE([.A377];[.K376];[.B375:.C376]);&quot;&quot;)" office:value-type="string" office:string-value="" calcext:value-type="error">
            <text:p>#VALUE!</text:p>
          </table:table-cell>
          <table:table-cell table:formula="of:=IF(ISNA(ORG.LIBREOFFICE.REGEX([.C376];&quot;[^DU]D&quot;;;1));&quot;&quot;;&quot;As&quot;)">
            <text:p/>
          </table:table-cell>
          <table:table-cell table:number-columns-repeated="7"/>
          <table:table-cell table:formula="of:=LOOKUP(2;1/(NOT(ISNUMBER([.$A$1:.$A377])));[.$A$1:.$A37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7]);[.A377]+1;1)" office:value-type="float" office:value="376" calcext:value-type="float">
            <text:p>376</text:p>
          </table:table-cell>
          <table:table-cell table:formula="of:=IFNA(DMOVE([.A378];[.K377];[.B376:.C377]);&quot;&quot;)" office:value-type="string" office:string-value="" calcext:value-type="error">
            <text:p>#VALUE!</text:p>
          </table:table-cell>
          <table:table-cell table:formula="of:=IF(ISNA(ORG.LIBREOFFICE.REGEX([.C377];&quot;[^DU]D&quot;;;1));&quot;&quot;;&quot;As&quot;)">
            <text:p/>
          </table:table-cell>
          <table:table-cell table:number-columns-repeated="7"/>
          <table:table-cell table:formula="of:=LOOKUP(2;1/(NOT(ISNUMBER([.$A$1:.$A378])));[.$A$1:.$A37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8]);[.A378]+1;1)" office:value-type="float" office:value="377" calcext:value-type="float">
            <text:p>377</text:p>
          </table:table-cell>
          <table:table-cell table:formula="of:=IFNA(DMOVE([.A379];[.K378];[.B377:.C378]);&quot;&quot;)" office:value-type="string" office:string-value="" calcext:value-type="error">
            <text:p>#VALUE!</text:p>
          </table:table-cell>
          <table:table-cell table:formula="of:=IF(ISNA(ORG.LIBREOFFICE.REGEX([.C378];&quot;[^DU]D&quot;;;1));&quot;&quot;;&quot;As&quot;)">
            <text:p/>
          </table:table-cell>
          <table:table-cell table:number-columns-repeated="7"/>
          <table:table-cell table:formula="of:=LOOKUP(2;1/(NOT(ISNUMBER([.$A$1:.$A379])));[.$A$1:.$A37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79]);[.A379]+1;1)" office:value-type="float" office:value="378" calcext:value-type="float">
            <text:p>378</text:p>
          </table:table-cell>
          <table:table-cell table:formula="of:=IFNA(DMOVE([.A380];[.K379];[.B378:.C379]);&quot;&quot;)" office:value-type="string" office:string-value="" calcext:value-type="error">
            <text:p>#VALUE!</text:p>
          </table:table-cell>
          <table:table-cell table:formula="of:=IF(ISNA(ORG.LIBREOFFICE.REGEX([.C379];&quot;[^DU]D&quot;;;1));&quot;&quot;;&quot;As&quot;)">
            <text:p/>
          </table:table-cell>
          <table:table-cell table:number-columns-repeated="7"/>
          <table:table-cell table:formula="of:=LOOKUP(2;1/(NOT(ISNUMBER([.$A$1:.$A380])));[.$A$1:.$A38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0]);[.A380]+1;1)" office:value-type="float" office:value="379" calcext:value-type="float">
            <text:p>379</text:p>
          </table:table-cell>
          <table:table-cell table:formula="of:=IFNA(DMOVE([.A381];[.K380];[.B379:.C380]);&quot;&quot;)" office:value-type="string" office:string-value="" calcext:value-type="error">
            <text:p>#VALUE!</text:p>
          </table:table-cell>
          <table:table-cell table:formula="of:=IF(ISNA(ORG.LIBREOFFICE.REGEX([.C380];&quot;[^DU]D&quot;;;1));&quot;&quot;;&quot;As&quot;)">
            <text:p/>
          </table:table-cell>
          <table:table-cell table:number-columns-repeated="7"/>
          <table:table-cell table:formula="of:=LOOKUP(2;1/(NOT(ISNUMBER([.$A$1:.$A381])));[.$A$1:.$A38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1]);[.A381]+1;1)" office:value-type="float" office:value="380" calcext:value-type="float">
            <text:p>380</text:p>
          </table:table-cell>
          <table:table-cell table:formula="of:=IFNA(DMOVE([.A382];[.K381];[.B380:.C381]);&quot;&quot;)" office:value-type="string" office:string-value="" calcext:value-type="error">
            <text:p>#VALUE!</text:p>
          </table:table-cell>
          <table:table-cell table:formula="of:=IF(ISNA(ORG.LIBREOFFICE.REGEX([.C381];&quot;[^DU]D&quot;;;1));&quot;&quot;;&quot;As&quot;)">
            <text:p/>
          </table:table-cell>
          <table:table-cell table:number-columns-repeated="7"/>
          <table:table-cell table:formula="of:=LOOKUP(2;1/(NOT(ISNUMBER([.$A$1:.$A382])));[.$A$1:.$A38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2]);[.A382]+1;1)" office:value-type="float" office:value="381" calcext:value-type="float">
            <text:p>381</text:p>
          </table:table-cell>
          <table:table-cell table:formula="of:=IFNA(DMOVE([.A383];[.K382];[.B381:.C382]);&quot;&quot;)" office:value-type="string" office:string-value="" calcext:value-type="error">
            <text:p>#VALUE!</text:p>
          </table:table-cell>
          <table:table-cell table:formula="of:=IF(ISNA(ORG.LIBREOFFICE.REGEX([.C382];&quot;[^DU]D&quot;;;1));&quot;&quot;;&quot;As&quot;)">
            <text:p/>
          </table:table-cell>
          <table:table-cell table:number-columns-repeated="7"/>
          <table:table-cell table:formula="of:=LOOKUP(2;1/(NOT(ISNUMBER([.$A$1:.$A383])));[.$A$1:.$A38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3]);[.A383]+1;1)" office:value-type="float" office:value="382" calcext:value-type="float">
            <text:p>382</text:p>
          </table:table-cell>
          <table:table-cell table:formula="of:=IFNA(DMOVE([.A384];[.K383];[.B382:.C383]);&quot;&quot;)" office:value-type="string" office:string-value="" calcext:value-type="error">
            <text:p>#VALUE!</text:p>
          </table:table-cell>
          <table:table-cell table:formula="of:=IF(ISNA(ORG.LIBREOFFICE.REGEX([.C383];&quot;[^DU]D&quot;;;1));&quot;&quot;;&quot;As&quot;)">
            <text:p/>
          </table:table-cell>
          <table:table-cell table:number-columns-repeated="7"/>
          <table:table-cell table:formula="of:=LOOKUP(2;1/(NOT(ISNUMBER([.$A$1:.$A384])));[.$A$1:.$A38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4]);[.A384]+1;1)" office:value-type="float" office:value="383" calcext:value-type="float">
            <text:p>383</text:p>
          </table:table-cell>
          <table:table-cell table:formula="of:=IFNA(DMOVE([.A385];[.K384];[.B383:.C384]);&quot;&quot;)" office:value-type="string" office:string-value="" calcext:value-type="error">
            <text:p>#VALUE!</text:p>
          </table:table-cell>
          <table:table-cell table:formula="of:=IF(ISNA(ORG.LIBREOFFICE.REGEX([.C384];&quot;[^DU]D&quot;;;1));&quot;&quot;;&quot;As&quot;)">
            <text:p/>
          </table:table-cell>
          <table:table-cell table:number-columns-repeated="7"/>
          <table:table-cell table:formula="of:=LOOKUP(2;1/(NOT(ISNUMBER([.$A$1:.$A385])));[.$A$1:.$A38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5]);[.A385]+1;1)" office:value-type="float" office:value="384" calcext:value-type="float">
            <text:p>384</text:p>
          </table:table-cell>
          <table:table-cell table:formula="of:=IFNA(DMOVE([.A386];[.K385];[.B384:.C385]);&quot;&quot;)" office:value-type="string" office:string-value="" calcext:value-type="error">
            <text:p>#VALUE!</text:p>
          </table:table-cell>
          <table:table-cell table:formula="of:=IF(ISNA(ORG.LIBREOFFICE.REGEX([.C385];&quot;[^DU]D&quot;;;1));&quot;&quot;;&quot;As&quot;)">
            <text:p/>
          </table:table-cell>
          <table:table-cell table:number-columns-repeated="7"/>
          <table:table-cell table:formula="of:=LOOKUP(2;1/(NOT(ISNUMBER([.$A$1:.$A386])));[.$A$1:.$A38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6]);[.A386]+1;1)" office:value-type="float" office:value="385" calcext:value-type="float">
            <text:p>385</text:p>
          </table:table-cell>
          <table:table-cell table:formula="of:=IFNA(DMOVE([.A387];[.K386];[.B385:.C386]);&quot;&quot;)" office:value-type="string" office:string-value="" calcext:value-type="error">
            <text:p>#VALUE!</text:p>
          </table:table-cell>
          <table:table-cell table:formula="of:=IF(ISNA(ORG.LIBREOFFICE.REGEX([.C386];&quot;[^DU]D&quot;;;1));&quot;&quot;;&quot;As&quot;)">
            <text:p/>
          </table:table-cell>
          <table:table-cell table:number-columns-repeated="7"/>
          <table:table-cell table:formula="of:=LOOKUP(2;1/(NOT(ISNUMBER([.$A$1:.$A387])));[.$A$1:.$A38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7]);[.A387]+1;1)" office:value-type="float" office:value="386" calcext:value-type="float">
            <text:p>386</text:p>
          </table:table-cell>
          <table:table-cell table:formula="of:=IFNA(DMOVE([.A388];[.K387];[.B386:.C387]);&quot;&quot;)" office:value-type="string" office:string-value="" calcext:value-type="error">
            <text:p>#VALUE!</text:p>
          </table:table-cell>
          <table:table-cell table:formula="of:=IF(ISNA(ORG.LIBREOFFICE.REGEX([.C387];&quot;[^DU]D&quot;;;1));&quot;&quot;;&quot;As&quot;)">
            <text:p/>
          </table:table-cell>
          <table:table-cell table:number-columns-repeated="7"/>
          <table:table-cell table:formula="of:=LOOKUP(2;1/(NOT(ISNUMBER([.$A$1:.$A388])));[.$A$1:.$A38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8]);[.A388]+1;1)" office:value-type="float" office:value="387" calcext:value-type="float">
            <text:p>387</text:p>
          </table:table-cell>
          <table:table-cell table:formula="of:=IFNA(DMOVE([.A389];[.K388];[.B387:.C388]);&quot;&quot;)" office:value-type="string" office:string-value="" calcext:value-type="error">
            <text:p>#VALUE!</text:p>
          </table:table-cell>
          <table:table-cell table:formula="of:=IF(ISNA(ORG.LIBREOFFICE.REGEX([.C388];&quot;[^DU]D&quot;;;1));&quot;&quot;;&quot;As&quot;)">
            <text:p/>
          </table:table-cell>
          <table:table-cell table:number-columns-repeated="7"/>
          <table:table-cell table:formula="of:=LOOKUP(2;1/(NOT(ISNUMBER([.$A$1:.$A389])));[.$A$1:.$A38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89]);[.A389]+1;1)" office:value-type="float" office:value="388" calcext:value-type="float">
            <text:p>388</text:p>
          </table:table-cell>
          <table:table-cell table:formula="of:=IFNA(DMOVE([.A390];[.K389];[.B388:.C389]);&quot;&quot;)" office:value-type="string" office:string-value="" calcext:value-type="error">
            <text:p>#VALUE!</text:p>
          </table:table-cell>
          <table:table-cell table:formula="of:=IF(ISNA(ORG.LIBREOFFICE.REGEX([.C389];&quot;[^DU]D&quot;;;1));&quot;&quot;;&quot;As&quot;)">
            <text:p/>
          </table:table-cell>
          <table:table-cell table:number-columns-repeated="7"/>
          <table:table-cell table:formula="of:=LOOKUP(2;1/(NOT(ISNUMBER([.$A$1:.$A390])));[.$A$1:.$A390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0]);[.A390]+1;1)" office:value-type="float" office:value="389" calcext:value-type="float">
            <text:p>389</text:p>
          </table:table-cell>
          <table:table-cell table:formula="of:=IFNA(DMOVE([.A391];[.K390];[.B389:.C390]);&quot;&quot;)" office:value-type="string" office:string-value="" calcext:value-type="error">
            <text:p>#VALUE!</text:p>
          </table:table-cell>
          <table:table-cell table:formula="of:=IF(ISNA(ORG.LIBREOFFICE.REGEX([.C390];&quot;[^DU]D&quot;;;1));&quot;&quot;;&quot;As&quot;)">
            <text:p/>
          </table:table-cell>
          <table:table-cell table:number-columns-repeated="7"/>
          <table:table-cell table:formula="of:=LOOKUP(2;1/(NOT(ISNUMBER([.$A$1:.$A391])));[.$A$1:.$A391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1]);[.A391]+1;1)" office:value-type="float" office:value="390" calcext:value-type="float">
            <text:p>390</text:p>
          </table:table-cell>
          <table:table-cell table:formula="of:=IFNA(DMOVE([.A392];[.K391];[.B390:.C391]);&quot;&quot;)" office:value-type="string" office:string-value="" calcext:value-type="error">
            <text:p>#VALUE!</text:p>
          </table:table-cell>
          <table:table-cell table:formula="of:=IF(ISNA(ORG.LIBREOFFICE.REGEX([.C391];&quot;[^DU]D&quot;;;1));&quot;&quot;;&quot;As&quot;)">
            <text:p/>
          </table:table-cell>
          <table:table-cell table:number-columns-repeated="7"/>
          <table:table-cell table:formula="of:=LOOKUP(2;1/(NOT(ISNUMBER([.$A$1:.$A392])));[.$A$1:.$A392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2]);[.A392]+1;1)" office:value-type="float" office:value="391" calcext:value-type="float">
            <text:p>391</text:p>
          </table:table-cell>
          <table:table-cell table:formula="of:=IFNA(DMOVE([.A393];[.K392];[.B391:.C392]);&quot;&quot;)" office:value-type="string" office:string-value="" calcext:value-type="error">
            <text:p>#VALUE!</text:p>
          </table:table-cell>
          <table:table-cell table:formula="of:=IF(ISNA(ORG.LIBREOFFICE.REGEX([.C392];&quot;[^DU]D&quot;;;1));&quot;&quot;;&quot;As&quot;)">
            <text:p/>
          </table:table-cell>
          <table:table-cell table:number-columns-repeated="7"/>
          <table:table-cell table:formula="of:=LOOKUP(2;1/(NOT(ISNUMBER([.$A$1:.$A393])));[.$A$1:.$A393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3]);[.A393]+1;1)" office:value-type="float" office:value="392" calcext:value-type="float">
            <text:p>392</text:p>
          </table:table-cell>
          <table:table-cell table:formula="of:=IFNA(DMOVE([.A394];[.K393];[.B392:.C393]);&quot;&quot;)" office:value-type="string" office:string-value="" calcext:value-type="error">
            <text:p>#VALUE!</text:p>
          </table:table-cell>
          <table:table-cell table:formula="of:=IF(ISNA(ORG.LIBREOFFICE.REGEX([.C393];&quot;[^DU]D&quot;;;1));&quot;&quot;;&quot;As&quot;)">
            <text:p/>
          </table:table-cell>
          <table:table-cell table:number-columns-repeated="7"/>
          <table:table-cell table:formula="of:=LOOKUP(2;1/(NOT(ISNUMBER([.$A$1:.$A394])));[.$A$1:.$A394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4]);[.A394]+1;1)" office:value-type="float" office:value="393" calcext:value-type="float">
            <text:p>393</text:p>
          </table:table-cell>
          <table:table-cell table:formula="of:=IFNA(DMOVE([.A395];[.K394];[.B393:.C394]);&quot;&quot;)" office:value-type="string" office:string-value="" calcext:value-type="error">
            <text:p>#VALUE!</text:p>
          </table:table-cell>
          <table:table-cell table:formula="of:=IF(ISNA(ORG.LIBREOFFICE.REGEX([.C394];&quot;[^DU]D&quot;;;1));&quot;&quot;;&quot;As&quot;)">
            <text:p/>
          </table:table-cell>
          <table:table-cell table:number-columns-repeated="7"/>
          <table:table-cell table:formula="of:=LOOKUP(2;1/(NOT(ISNUMBER([.$A$1:.$A395])));[.$A$1:.$A395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5]);[.A395]+1;1)" office:value-type="float" office:value="394" calcext:value-type="float">
            <text:p>394</text:p>
          </table:table-cell>
          <table:table-cell table:formula="of:=IFNA(DMOVE([.A396];[.K395];[.B394:.C395]);&quot;&quot;)" office:value-type="string" office:string-value="" calcext:value-type="error">
            <text:p>#VALUE!</text:p>
          </table:table-cell>
          <table:table-cell table:formula="of:=IF(ISNA(ORG.LIBREOFFICE.REGEX([.C395];&quot;[^DU]D&quot;;;1));&quot;&quot;;&quot;As&quot;)">
            <text:p/>
          </table:table-cell>
          <table:table-cell table:number-columns-repeated="7"/>
          <table:table-cell table:formula="of:=LOOKUP(2;1/(NOT(ISNUMBER([.$A$1:.$A396])));[.$A$1:.$A396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6]);[.A396]+1;1)" office:value-type="float" office:value="395" calcext:value-type="float">
            <text:p>395</text:p>
          </table:table-cell>
          <table:table-cell table:formula="of:=IFNA(DMOVE([.A397];[.K396];[.B395:.C396]);&quot;&quot;)" office:value-type="string" office:string-value="" calcext:value-type="error">
            <text:p>#VALUE!</text:p>
          </table:table-cell>
          <table:table-cell table:formula="of:=IF(ISNA(ORG.LIBREOFFICE.REGEX([.C396];&quot;[^DU]D&quot;;;1));&quot;&quot;;&quot;As&quot;)">
            <text:p/>
          </table:table-cell>
          <table:table-cell table:number-columns-repeated="7"/>
          <table:table-cell table:formula="of:=LOOKUP(2;1/(NOT(ISNUMBER([.$A$1:.$A397])));[.$A$1:.$A397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7]);[.A397]+1;1)" office:value-type="float" office:value="396" calcext:value-type="float">
            <text:p>396</text:p>
          </table:table-cell>
          <table:table-cell table:formula="of:=IFNA(DMOVE([.A398];[.K397];[.B396:.C397]);&quot;&quot;)" office:value-type="string" office:string-value="" calcext:value-type="error">
            <text:p>#VALUE!</text:p>
          </table:table-cell>
          <table:table-cell table:formula="of:=IF(ISNA(ORG.LIBREOFFICE.REGEX([.C397];&quot;[^DU]D&quot;;;1));&quot;&quot;;&quot;As&quot;)">
            <text:p/>
          </table:table-cell>
          <table:table-cell table:number-columns-repeated="7"/>
          <table:table-cell table:formula="of:=LOOKUP(2;1/(NOT(ISNUMBER([.$A$1:.$A398])));[.$A$1:.$A398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8]);[.A398]+1;1)" office:value-type="float" office:value="397" calcext:value-type="float">
            <text:p>397</text:p>
          </table:table-cell>
          <table:table-cell table:formula="of:=IFNA(DMOVE([.A399];[.K398];[.B397:.C398]);&quot;&quot;)" office:value-type="string" office:string-value="" calcext:value-type="error">
            <text:p>#VALUE!</text:p>
          </table:table-cell>
          <table:table-cell table:formula="of:=IF(ISNA(ORG.LIBREOFFICE.REGEX([.C398];&quot;[^DU]D&quot;;;1));&quot;&quot;;&quot;As&quot;)">
            <text:p/>
          </table:table-cell>
          <table:table-cell table:number-columns-repeated="7"/>
          <table:table-cell table:formula="of:=LOOKUP(2;1/(NOT(ISNUMBER([.$A$1:.$A399])));[.$A$1:.$A399])" office:value-type="string" office:string-value="P→Q;P/Q" calcext:value-type="string">
            <text:p>P→Q;P/Q</text:p>
          </table:table-cell>
          <table:table-cell/>
        </table:table-row>
        <table:table-row table:style-name="ro1">
          <table:table-cell table:formula="of:=IF(ISNUMBER([.A399]);[.A399]+1;1)" office:value-type="float" office:value="398" calcext:value-type="float">
            <text:p>398</text:p>
          </table:table-cell>
          <table:table-cell table:formula="of:=IFNA(DMOVE([.A400];[.K399];[.B398:.C399]);&quot;&quot;)" office:value-type="string" office:string-value="" calcext:value-type="error">
            <text:p>#VALUE!</text:p>
          </table:table-cell>
          <table:table-cell table:formula="of:=IF(ISNA(ORG.LIBREOFFICE.REGEX([.C399];&quot;[^DU]D&quot;;;1));&quot;&quot;;&quot;As&quot;)">
            <text:p/>
          </table:table-cell>
          <table:table-cell table:number-columns-repeated="7"/>
          <table:table-cell table:formula="of:=LOOKUP(2;1/(NOT(ISNUMBER([.$A$1:.$A400])));[.$A$1:.$A400])" office:value-type="string" office:string-value="P→Q;P/Q" calcext:value-type="string">
            <text:p>P→Q;P/Q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23:17:39.307501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23:02:41.089577492</meta:creation-date>
    <meta:editing-duration>PT4M46S</meta:editing-duration>
    <meta:editing-cycles>3</meta:editing-cycles>
    <meta:generator>LibreOffice/7.5.5.2$Linux_X86_64 LibreOffice_project/50$Build-2</meta:generator>
    <dc:title>logic</dc:title>
    <dc:date>2023-08-24T23:19:42.819391885</dc:date>
    <meta:document-statistic meta:table-count="1" meta:cell-count="1624" meta:object-count="0"/>
    <meta:template xlink:type="simple" xlink:actuate="onRequest" xlink:title="logic" xlink:href="../../Templates/logic.ots" meta:date="2023-08-24T23:02:40.122551171"/>
  </office:meta>
</office:document-meta>
</file>